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53mm"/>
    </style:style>
    <style:style style:name="co2" style:family="table-column">
      <style:table-column-properties fo:break-before="auto" style:column-width="80.45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29.4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98mm"/>
    </style:style>
    <style:style style:name="co8" style:family="table-column">
      <style:table-column-properties fo:break-before="auto" style:column-width="31.61mm"/>
    </style:style>
    <style:style style:name="co9" style:family="table-column">
      <style:table-column-properties fo:break-before="auto" style:column-width="28.33mm"/>
    </style:style>
    <style:style style:name="co10" style:family="table-column">
      <style:table-column-properties fo:break-before="auto" style:column-width="63.45mm"/>
    </style:style>
    <style:style style:name="co11" style:family="table-column">
      <style:table-column-properties fo:break-before="auto" style:column-width="67.27mm"/>
    </style:style>
    <style:style style:name="co12" style:family="table-column">
      <style:table-column-properties fo:break-before="auto" style:column-width="28.05mm"/>
    </style:style>
    <style:style style:name="co13" style:family="table-column">
      <style:table-column-properties fo:break-before="auto" style:column-width="30.8mm"/>
    </style:style>
    <style:style style:name="co14" style:family="table-column">
      <style:table-column-properties fo:break-before="auto" style:column-width="35.19mm"/>
    </style:style>
    <style:style style:name="co15" style:family="table-column">
      <style:table-column-properties fo:break-before="auto" style:column-width="37.09mm"/>
    </style:style>
    <style:style style:name="co16" style:family="table-column">
      <style:table-column-properties fo:break-before="auto" style:column-width="36mm"/>
    </style:style>
    <style:style style:name="co17" style:family="table-column">
      <style:table-column-properties fo:break-before="auto" style:column-width="56.04mm"/>
    </style:style>
    <style:style style:name="co18" style:family="table-column">
      <style:table-column-properties fo:break-before="auto" style:column-width="70.29mm"/>
    </style:style>
    <style:style style:name="co19" style:family="table-column">
      <style:table-column-properties fo:break-before="auto" style:column-width="24.48mm"/>
    </style:style>
    <style:style style:name="co20" style:family="table-column">
      <style:table-column-properties fo:break-before="auto" style:column-width="31.06mm"/>
    </style:style>
    <style:style style:name="co21" style:family="table-column">
      <style:table-column-properties fo:break-before="auto" style:column-width="39.02mm"/>
    </style:style>
    <style:style style:name="co22" style:family="table-column">
      <style:table-column-properties fo:break-before="auto" style:column-width="36.28mm"/>
    </style:style>
    <style:style style:name="co23" style:family="table-column">
      <style:table-column-properties fo:break-before="auto" style:column-width="58.23mm"/>
    </style:style>
    <style:style style:name="co24" style:family="table-column">
      <style:table-column-properties fo:break-before="auto" style:column-width="76.89mm"/>
    </style:style>
    <style:style style:name="co25" style:family="table-column">
      <style:table-column-properties fo:break-before="auto" style:column-width="32.44mm"/>
    </style:style>
    <style:style style:name="co26" style:family="table-column">
      <style:table-column-properties fo:break-before="auto" style:column-width="39.85mm"/>
    </style:style>
    <style:style style:name="co27" style:family="table-column">
      <style:table-column-properties fo:break-before="auto" style:column-width="27.78mm"/>
    </style:style>
    <style:style style:name="co28" style:family="table-column">
      <style:table-column-properties fo:break-before="auto" style:column-width="63.71mm"/>
    </style:style>
    <style:style style:name="co29" style:family="table-column">
      <style:table-column-properties fo:break-before="auto" style:column-width="77.15mm"/>
    </style:style>
    <style:style style:name="co30" style:family="table-column">
      <style:table-column-properties fo:break-before="auto" style:column-width="25.58mm"/>
    </style:style>
    <style:style style:name="co31" style:family="table-column">
      <style:table-column-properties fo:break-before="auto" style:column-width="53.02mm"/>
    </style:style>
    <style:style style:name="co32" style:family="table-column">
      <style:table-column-properties fo:break-before="auto" style:column-width="63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1. HTG - Alliance Data - TPMXN Nov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ontract_Type</text:p>
          </table:table-cell>
          <table:table-cell office:value-type="string" calcext:value-type="string">
            <text:p>Client_Name</text:p>
          </table:table-cell>
          <table:table-cell office:value-type="string" calcext:value-type="string">
            <text:p>Location_Name</text:p>
          </table:table-cell>
          <table:table-cell/>
          <table:table-cell office:value-type="string" calcext:value-type="string">
            <text:p>Perfil Solicitante</text:p>
          </table:table-cell>
          <table:table-cell office:value-type="string" calcext:value-type="string">
            <text:p>Alliance_Nova_S</text:p>
          </table:table-cell>
          <table:table-cell office:value-type="string" calcext:value-type="string">
            <text:p>OK</text:p>
          </table:table-cell>
          <table:table-cell office:value-type="float" office:value="3332028" calcext:value-type="float">
            <text:p>3332028</text:p>
          </table:table-cell>
          <table:table-cell office:value-type="string" calcext:value-type="string">
            <text:p>benitezt.9</text:p>
          </table:table-cell>
          <table:table-cell office:value-type="string" calcext:value-type="string">
            <text:p>Miguel Ángel Benitez Tranca</text:p>
          </table:table-cell>
        </table:table-row>
        <table:table-row table:style-name="ro1">
          <table:table-cell office:value-type="float" office:value="1586650" calcext:value-type="float">
            <text:p>1586650</text:p>
          </table:table-cell>
          <table:table-cell office:value-type="string" calcext:value-type="string">
            <text:p>Marcos Itan De Leon Sevill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float" office:value="3321478" calcext:value-type="float">
            <text:p>3321478</text:p>
          </table:table-cell>
          <table:table-cell office:value-type="string" calcext:value-type="string">
            <text:p>duenasp.6</text:p>
          </table:table-cell>
          <table:table-cell office:value-type="string" calcext:value-type="string">
            <text:p>Maria Fernanda Dueñas Padilla</text:p>
          </table:table-cell>
        </table:table-row>
        <table:table-row table:style-name="ro1">
          <table:table-cell office:value-type="float" office:value="2269619" calcext:value-type="float">
            <text:p>2269619</text:p>
          </table:table-cell>
          <table:table-cell office:value-type="string" calcext:value-type="string">
            <text:p>Mario Eduardo Flores Escobed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float" office:value="3321275" calcext:value-type="float">
            <text:p>3321275</text:p>
          </table:table-cell>
          <table:table-cell office:value-type="string" calcext:value-type="string">
            <text:p>lopezg.83</text:p>
          </table:table-cell>
          <table:table-cell office:value-type="string" calcext:value-type="string">
            <text:p>Martin Alejandro López Guzman</text:p>
          </table:table-cell>
        </table:table-row>
        <table:table-row table:style-name="ro1">
          <table:table-cell office:value-type="float" office:value="2296528" calcext:value-type="float">
            <text:p>2296528</text:p>
          </table:table-cell>
          <table:table-cell office:value-type="string" calcext:value-type="string">
            <text:p>Hector Jesus Langarica Riva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float" office:value="3321258" calcext:value-type="float">
            <text:p>3321258</text:p>
          </table:table-cell>
          <table:table-cell office:value-type="string" calcext:value-type="string">
            <text:p>gascong.5</text:p>
          </table:table-cell>
          <table:table-cell office:value-type="string" calcext:value-type="string">
            <text:p>Fernando Gascon Gomez</text:p>
          </table:table-cell>
        </table:table-row>
        <table:table-row table:style-name="ro1">
          <table:table-cell office:value-type="float" office:value="2651969" calcext:value-type="float">
            <text:p>2651969</text:p>
          </table:table-cell>
          <table:table-cell office:value-type="string" calcext:value-type="string">
            <text:p>Cristian Moises Mejia Felipe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float" office:value="3311715" calcext:value-type="float">
            <text:p>3311715</text:p>
          </table:table-cell>
          <table:table-cell office:value-type="string" calcext:value-type="string">
            <text:p>rodriguezi.14</text:p>
          </table:table-cell>
          <table:table-cell office:value-type="string" calcext:value-type="string">
            <text:p>Lucy Alejandra Rodriguez Ibarra</text:p>
          </table:table-cell>
        </table:table-row>
        <table:table-row table:style-name="ro1">
          <table:table-cell office:value-type="float" office:value="2762891" calcext:value-type="float">
            <text:p>2762891</text:p>
          </table:table-cell>
          <table:table-cell office:value-type="string" calcext:value-type="string">
            <text:p>Gustavo Alberto Nieto Martin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erfil Autorizador</text:p>
          </table:table-cell>
          <table:table-cell office:value-type="string" calcext:value-type="string">
            <text:p>Alliance_Nova_A</text:p>
          </table:table-cell>
          <table:table-cell office:value-type="string" calcext:value-type="string">
            <text:p>OK</text:p>
          </table:table-cell>
          <table:table-cell office:value-type="float" office:value="3311710" calcext:value-type="float">
            <text:p>3311710</text:p>
          </table:table-cell>
          <table:table-cell office:value-type="string" calcext:value-type="string">
            <text:p>ballinav.5</text:p>
          </table:table-cell>
          <table:table-cell office:value-type="string" calcext:value-type="string">
            <text:p>Rodrigo Eduardo Ballina Villasenor</text:p>
          </table:table-cell>
        </table:table-row>
        <table:table-row table:style-name="ro1">
          <table:table-cell office:value-type="float" office:value="2785393" calcext:value-type="float">
            <text:p>2785393</text:p>
          </table:table-cell>
          <table:table-cell office:value-type="string" calcext:value-type="string">
            <text:p>Gretel Guadalupe Orozco Castill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float" office:value="3311701" calcext:value-type="float">
            <text:p>3311701</text:p>
          </table:table-cell>
          <table:table-cell office:value-type="string" calcext:value-type="string">
            <text:p>carrascor.6</text:p>
          </table:table-cell>
          <table:table-cell office:value-type="string" calcext:value-type="string">
            <text:p>Franco Carrasco Rojano</text:p>
          </table:table-cell>
        </table:table-row>
        <table:table-row table:style-name="ro1">
          <table:table-cell office:value-type="float" office:value="2897765" calcext:value-type="float">
            <text:p>2897765</text:p>
          </table:table-cell>
          <table:table-cell office:value-type="string" calcext:value-type="string">
            <text:p>Sabrina Alejandra Hernandez Rosale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3311697" calcext:value-type="float">
            <text:p>3311697</text:p>
          </table:table-cell>
          <table:table-cell office:value-type="string" calcext:value-type="string">
            <text:p>antoniop.6</text:p>
          </table:table-cell>
          <table:table-cell office:value-type="string" calcext:value-type="string">
            <text:p>Carlos Alberto Antonio Perez</text:p>
          </table:table-cell>
        </table:table-row>
        <table:table-row table:style-name="ro1">
          <table:table-cell office:value-type="float" office:value="2897772" calcext:value-type="float">
            <text:p>2897772</text:p>
          </table:table-cell>
          <table:table-cell office:value-type="string" calcext:value-type="string">
            <text:p>Francisco Israel Zavala Espinoz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3311696" calcext:value-type="float">
            <text:p>3311696</text:p>
          </table:table-cell>
          <table:table-cell office:value-type="string" calcext:value-type="string">
            <text:p>pinac.9</text:p>
          </table:table-cell>
          <table:table-cell office:value-type="string" calcext:value-type="string">
            <text:p>Brian Daniel Piña Carrillo</text:p>
          </table:table-cell>
        </table:table-row>
        <table:table-row table:style-name="ro1">
          <table:table-cell office:value-type="float" office:value="3033140" calcext:value-type="float">
            <text:p>3033140</text:p>
          </table:table-cell>
          <table:table-cell office:value-type="string" calcext:value-type="string">
            <text:p>Dejanira Giselle Bonilla Garci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4"/>
          <table:table-cell office:value-type="float" office:value="3302612" calcext:value-type="float">
            <text:p>3302612</text:p>
          </table:table-cell>
          <table:table-cell office:value-type="string" calcext:value-type="string">
            <text:p>aguirreg.9</text:p>
          </table:table-cell>
          <table:table-cell office:value-type="string" calcext:value-type="string">
            <text:p>Johan De Jesus Aguirre Gutierrez</text:p>
          </table:table-cell>
        </table:table-row>
        <table:table-row table:style-name="ro1">
          <table:table-cell office:value-type="float" office:value="3059886" calcext:value-type="float">
            <text:p>3059886</text:p>
          </table:table-cell>
          <table:table-cell office:value-type="string" calcext:value-type="string">
            <text:p>Javier Munguia Moren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/>
          <table:table-cell office:value-type="string" calcext:value-type="string">
            <text:p>Perfil Autorizador</text:p>
          </table:table-cell>
          <table:table-cell office:value-type="string" calcext:value-type="string">
            <text:p>Alliance_Nova_R</text:p>
          </table:table-cell>
          <table:table-cell office:value-type="string" calcext:value-type="string">
            <text:p>OK</text:p>
          </table:table-cell>
          <table:table-cell office:value-type="float" office:value="1304444" calcext:value-type="float">
            <text:p>1304444</text:p>
          </table:table-cell>
          <table:table-cell office:value-type="string" calcext:value-type="string">
            <text:p>aguilarpalma.5</text:p>
          </table:table-cell>
          <table:table-cell office:value-type="string" calcext:value-type="string">
            <text:p>Gabriela Vanessa Aguilar Palma</text:p>
          </table:table-cell>
        </table:table-row>
        <table:table-row table:style-name="ro1">
          <table:table-cell office:value-type="float" office:value="3155628" calcext:value-type="float">
            <text:p>3155628</text:p>
          </table:table-cell>
          <table:table-cell office:value-type="string" calcext:value-type="string">
            <text:p>Alexis Barcelo Okhuysen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155957" calcext:value-type="float">
            <text:p>3155957</text:p>
          </table:table-cell>
          <table:table-cell office:value-type="string" calcext:value-type="string">
            <text:p>Manuel Alejandro Mejia Corrale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190665" calcext:value-type="float">
            <text:p>3190665</text:p>
          </table:table-cell>
          <table:table-cell office:value-type="string" calcext:value-type="string">
            <text:p>Nayeli Torres Ponce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249636" calcext:value-type="float">
            <text:p>3249636</text:p>
          </table:table-cell>
          <table:table-cell office:value-type="string" calcext:value-type="string">
            <text:p>Aranza Ornelas Huert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02618" calcext:value-type="float">
            <text:p>3302618</text:p>
          </table:table-cell>
          <table:table-cell office:value-type="string" calcext:value-type="string">
            <text:p>Mario Adalberto De Alda Aguirre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02623" calcext:value-type="float">
            <text:p>3302623</text:p>
          </table:table-cell>
          <table:table-cell office:value-type="string" calcext:value-type="string">
            <text:p>Hannah Shannon Aguirre Avil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02625" calcext:value-type="float">
            <text:p>3302625</text:p>
          </table:table-cell>
          <table:table-cell office:value-type="string" calcext:value-type="string">
            <text:p>Mayte Estefania Velez Spinol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11693" calcext:value-type="float">
            <text:p>3311693</text:p>
          </table:table-cell>
          <table:table-cell office:value-type="string" calcext:value-type="string">
            <text:p>Alan Ramos Roja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11695" calcext:value-type="float">
            <text:p>3311695</text:p>
          </table:table-cell>
          <table:table-cell office:value-type="string" calcext:value-type="string">
            <text:p>Andres Quintero Quirarte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11696" calcext:value-type="float">
            <text:p>3311696</text:p>
          </table:table-cell>
          <table:table-cell office:value-type="string" calcext:value-type="string">
            <text:p>Brian Daniel Piña Carrill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11697" calcext:value-type="float">
            <text:p>3311697</text:p>
          </table:table-cell>
          <table:table-cell office:value-type="string" calcext:value-type="string">
            <text:p>Carlos Alberto Antonio Per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11698" calcext:value-type="float">
            <text:p>3311698</text:p>
          </table:table-cell>
          <table:table-cell office:value-type="string" calcext:value-type="string">
            <text:p>Carlos Dante Adrián Valdez Béjar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11701" calcext:value-type="float">
            <text:p>3311701</text:p>
          </table:table-cell>
          <table:table-cell office:value-type="string" calcext:value-type="string">
            <text:p>Franco Carrasco Rojan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11703" calcext:value-type="float">
            <text:p>3311703</text:p>
          </table:table-cell>
          <table:table-cell office:value-type="string" calcext:value-type="string">
            <text:p>Isaias Granados Velazqu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11708" calcext:value-type="float">
            <text:p>3311708</text:p>
          </table:table-cell>
          <table:table-cell office:value-type="string" calcext:value-type="string">
            <text:p>Ricardo Ocegueda Garci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11710" calcext:value-type="float">
            <text:p>3311710</text:p>
          </table:table-cell>
          <table:table-cell office:value-type="string" calcext:value-type="string">
            <text:p>Rodrigo Eduardo Ballina Villasenor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11712" calcext:value-type="float">
            <text:p>3311712</text:p>
          </table:table-cell>
          <table:table-cell office:value-type="string" calcext:value-type="string">
            <text:p>Dulce Maria Villanueva Magañ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11715" calcext:value-type="float">
            <text:p>3311715</text:p>
          </table:table-cell>
          <table:table-cell office:value-type="string" calcext:value-type="string">
            <text:p>Lucy Alejandra Rodriguez Ibarr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43528" calcext:value-type="float">
            <text:p>3343528</text:p>
          </table:table-cell>
          <table:table-cell office:value-type="string" calcext:value-type="string">
            <text:p>Hector Ivan Giles Garci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43530" calcext:value-type="float">
            <text:p>3343530</text:p>
          </table:table-cell>
          <table:table-cell office:value-type="string" calcext:value-type="string">
            <text:p>Jair Alejandro Leyva Morand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43534" calcext:value-type="float">
            <text:p>3343534</text:p>
          </table:table-cell>
          <table:table-cell office:value-type="string" calcext:value-type="string">
            <text:p>Luis Angel Marin Rodrigu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43535" calcext:value-type="float">
            <text:p>3343535</text:p>
          </table:table-cell>
          <table:table-cell office:value-type="string" calcext:value-type="string">
            <text:p>Mauricio Alanis Avil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43538" calcext:value-type="float">
            <text:p>3343538</text:p>
          </table:table-cell>
          <table:table-cell office:value-type="string" calcext:value-type="string">
            <text:p>Alba Estefania Muñoz Cervante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43540" calcext:value-type="float">
            <text:p>3343540</text:p>
          </table:table-cell>
          <table:table-cell office:value-type="string" calcext:value-type="string">
            <text:p>Angeles Monserrat Cruz Ornela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43681" calcext:value-type="float">
            <text:p>3343681</text:p>
          </table:table-cell>
          <table:table-cell office:value-type="string" calcext:value-type="string">
            <text:p>Arturo Xavier Diaz Brav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43682" calcext:value-type="float">
            <text:p>3343682</text:p>
          </table:table-cell>
          <table:table-cell office:value-type="string" calcext:value-type="string">
            <text:p>Axel Martin Rojas Lop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43683" calcext:value-type="float">
            <text:p>3343683</text:p>
          </table:table-cell>
          <table:table-cell office:value-type="string" calcext:value-type="string">
            <text:p>Cesar Alberto Martínez Sahagun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43685" calcext:value-type="float">
            <text:p>3343685</text:p>
          </table:table-cell>
          <table:table-cell office:value-type="string" calcext:value-type="string">
            <text:p>Christian Jonathan Ornelas Robled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43688" calcext:value-type="float">
            <text:p>3343688</text:p>
          </table:table-cell>
          <table:table-cell office:value-type="string" calcext:value-type="string">
            <text:p>Luis Angel Estrada Pint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43689" calcext:value-type="float">
            <text:p>3343689</text:p>
          </table:table-cell>
          <table:table-cell office:value-type="string" calcext:value-type="string">
            <text:p>Luis Omar Perez Estrad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43700" calcext:value-type="float">
            <text:p>3343700</text:p>
          </table:table-cell>
          <table:table-cell office:value-type="string" calcext:value-type="string">
            <text:p>Erandeni Martinez Alvarad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43702" calcext:value-type="float">
            <text:p>3343702</text:p>
          </table:table-cell>
          <table:table-cell office:value-type="string" calcext:value-type="string">
            <text:p>Lilia Carolina Reyes Tiznad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43704" calcext:value-type="float">
            <text:p>3343704</text:p>
          </table:table-cell>
          <table:table-cell office:value-type="string" calcext:value-type="string">
            <text:p>Sandra Serratos Morale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43719" calcext:value-type="float">
            <text:p>3343719</text:p>
          </table:table-cell>
          <table:table-cell office:value-type="string" calcext:value-type="string">
            <text:p>Kitzia Yahaira Dessiré Reyes Orti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43761" calcext:value-type="float">
            <text:p>3343761</text:p>
          </table:table-cell>
          <table:table-cell office:value-type="string" calcext:value-type="string">
            <text:p>Francisco Javier Carrada Lecuand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43763" calcext:value-type="float">
            <text:p>3343763</text:p>
          </table:table-cell>
          <table:table-cell office:value-type="string" calcext:value-type="string">
            <text:p>Guillermo Arturo Rios Rosale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43765" calcext:value-type="float">
            <text:p>3343765</text:p>
          </table:table-cell>
          <table:table-cell office:value-type="string" calcext:value-type="string">
            <text:p>Jesus Roberto De Anda Padill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43766" calcext:value-type="float">
            <text:p>3343766</text:p>
          </table:table-cell>
          <table:table-cell office:value-type="string" calcext:value-type="string">
            <text:p>Jorge Cardenas Dia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43770" calcext:value-type="float">
            <text:p>3343770</text:p>
          </table:table-cell>
          <table:table-cell office:value-type="string" calcext:value-type="string">
            <text:p>Jose Arturo Piña Mirand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43771" calcext:value-type="float">
            <text:p>3343771</text:p>
          </table:table-cell>
          <table:table-cell office:value-type="string" calcext:value-type="string">
            <text:p>Luis Alberto Almaguer Orteg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43772" calcext:value-type="float">
            <text:p>3343772</text:p>
          </table:table-cell>
          <table:table-cell office:value-type="string" calcext:value-type="string">
            <text:p>Pablo Maurer Puente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43782" calcext:value-type="float">
            <text:p>3343782</text:p>
          </table:table-cell>
          <table:table-cell office:value-type="string" calcext:value-type="string">
            <text:p>Victoria Báez Jimén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77782" calcext:value-type="float">
            <text:p>3377782</text:p>
          </table:table-cell>
          <table:table-cell office:value-type="string" calcext:value-type="string">
            <text:p>Bernardo Arias Ledesm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77783" calcext:value-type="float">
            <text:p>3377783</text:p>
          </table:table-cell>
          <table:table-cell office:value-type="string" calcext:value-type="string">
            <text:p>Christian Ismael Morales Navarr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77784" calcext:value-type="float">
            <text:p>3377784</text:p>
          </table:table-cell>
          <table:table-cell office:value-type="string" calcext:value-type="string">
            <text:p>Daniel Moises Sanchez Aldrete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77785" calcext:value-type="float">
            <text:p>3377785</text:p>
          </table:table-cell>
          <table:table-cell office:value-type="string" calcext:value-type="string">
            <text:p>Dominick Andrew Torres Villega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77787" calcext:value-type="float">
            <text:p>3377787</text:p>
          </table:table-cell>
          <table:table-cell office:value-type="string" calcext:value-type="string">
            <text:p>Enrique Gamboa Hernand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77788" calcext:value-type="float">
            <text:p>3377788</text:p>
          </table:table-cell>
          <table:table-cell office:value-type="string" calcext:value-type="string">
            <text:p>Jair Josue Almeida Muñi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77790" calcext:value-type="float">
            <text:p>3377790</text:p>
          </table:table-cell>
          <table:table-cell office:value-type="string" calcext:value-type="string">
            <text:p>Juan Carlos Corona Dia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77792" calcext:value-type="float">
            <text:p>3377792</text:p>
          </table:table-cell>
          <table:table-cell office:value-type="string" calcext:value-type="string">
            <text:p>Oscar Eduardo Coronado Padill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77793" calcext:value-type="float">
            <text:p>3377793</text:p>
          </table:table-cell>
          <table:table-cell office:value-type="string" calcext:value-type="string">
            <text:p>Pedro Ruiz Pen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77794" calcext:value-type="float">
            <text:p>3377794</text:p>
          </table:table-cell>
          <table:table-cell office:value-type="string" calcext:value-type="string">
            <text:p>Roberto Carlos Rios Rodrigu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77795" calcext:value-type="float">
            <text:p>3377795</text:p>
          </table:table-cell>
          <table:table-cell office:value-type="string" calcext:value-type="string">
            <text:p>Sergio Samuel Tejeda Lop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77797" calcext:value-type="float">
            <text:p>3377797</text:p>
          </table:table-cell>
          <table:table-cell office:value-type="string" calcext:value-type="string">
            <text:p>Carla Fernanda Ruiz Avendañ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77799" calcext:value-type="float">
            <text:p>3377799</text:p>
          </table:table-cell>
          <table:table-cell office:value-type="string" calcext:value-type="string">
            <text:p>Jessica Navarro Stopani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78095" calcext:value-type="float">
            <text:p>3378095</text:p>
          </table:table-cell>
          <table:table-cell office:value-type="string" calcext:value-type="string">
            <text:p>Aldahir Emmanuel Corona Buenrostr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78099" calcext:value-type="float">
            <text:p>3378099</text:p>
          </table:table-cell>
          <table:table-cell office:value-type="string" calcext:value-type="string">
            <text:p>Diego Lecourtois Palenci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78100" calcext:value-type="float">
            <text:p>3378100</text:p>
          </table:table-cell>
          <table:table-cell office:value-type="string" calcext:value-type="string">
            <text:p>Fernando Sifuentes Saldivar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78101" calcext:value-type="float">
            <text:p>3378101</text:p>
          </table:table-cell>
          <table:table-cell office:value-type="string" calcext:value-type="string">
            <text:p>Hugo Aldair Barba Moren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78105" calcext:value-type="float">
            <text:p>3378105</text:p>
          </table:table-cell>
          <table:table-cell office:value-type="string" calcext:value-type="string">
            <text:p>Juan Manuel Garcia Soli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78110" calcext:value-type="float">
            <text:p>3378110</text:p>
          </table:table-cell>
          <table:table-cell office:value-type="string" calcext:value-type="string">
            <text:p>Sergio Federico Zetina Hernand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78113" calcext:value-type="float">
            <text:p>3378113</text:p>
          </table:table-cell>
          <table:table-cell office:value-type="string" calcext:value-type="string">
            <text:p>Fatima Daniela Barba Moren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78115" calcext:value-type="float">
            <text:p>3378115</text:p>
          </table:table-cell>
          <table:table-cell office:value-type="string" calcext:value-type="string">
            <text:p>Maria Fernanda Nieblas Gom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78137" calcext:value-type="float">
            <text:p>3378137</text:p>
          </table:table-cell>
          <table:table-cell office:value-type="string" calcext:value-type="string">
            <text:p>Alondra Figueroa Velasc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1530092" calcext:value-type="float">
            <text:p>1530092</text:p>
          </table:table-cell>
          <table:table-cell office:value-type="string" calcext:value-type="string">
            <text:p>Luis Enrique De la Torre Martin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2158545" calcext:value-type="float">
            <text:p>2158545</text:p>
          </table:table-cell>
          <table:table-cell office:value-type="string" calcext:value-type="string">
            <text:p>Alejandro Javier Tello Jimen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2304444" calcext:value-type="float">
            <text:p>2304444</text:p>
          </table:table-cell>
          <table:table-cell office:value-type="string" calcext:value-type="string">
            <text:p>Abigail Hernandez Chav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2405664" calcext:value-type="float">
            <text:p>2405664</text:p>
          </table:table-cell>
          <table:table-cell office:value-type="string" calcext:value-type="string">
            <text:p>Norma Angelica Vera Loz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2644644" calcext:value-type="float">
            <text:p>2644644</text:p>
          </table:table-cell>
          <table:table-cell office:value-type="string" calcext:value-type="string">
            <text:p>Jorge Elizarraras Leon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2702243" calcext:value-type="float">
            <text:p>2702243</text:p>
          </table:table-cell>
          <table:table-cell office:value-type="string" calcext:value-type="string">
            <text:p>Fatima Monserrat Contreras River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2755198" calcext:value-type="float">
            <text:p>2755198</text:p>
          </table:table-cell>
          <table:table-cell office:value-type="string" calcext:value-type="string">
            <text:p>Sharon Darlene Mejia Hernand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2798273" calcext:value-type="float">
            <text:p>2798273</text:p>
          </table:table-cell>
          <table:table-cell office:value-type="string" calcext:value-type="string">
            <text:p>Ana Luz Herminia Coria Garci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2882069" calcext:value-type="float">
            <text:p>2882069</text:p>
          </table:table-cell>
          <table:table-cell office:value-type="string" calcext:value-type="string">
            <text:p>Dora Luz Rodriguez Estrad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2906246" calcext:value-type="float">
            <text:p>2906246</text:p>
          </table:table-cell>
          <table:table-cell office:value-type="string" calcext:value-type="string">
            <text:p>Diego Gabriel Castell Romer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2906247" calcext:value-type="float">
            <text:p>2906247</text:p>
          </table:table-cell>
          <table:table-cell office:value-type="string" calcext:value-type="string">
            <text:p>Diego Villarreal Torre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2930891" calcext:value-type="float">
            <text:p>2930891</text:p>
          </table:table-cell>
          <table:table-cell office:value-type="string" calcext:value-type="string">
            <text:p>Teresa Betancourt Lago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2992285" calcext:value-type="float">
            <text:p>2992285</text:p>
          </table:table-cell>
          <table:table-cell office:value-type="string" calcext:value-type="string">
            <text:p>Silvia Patricia Gomez Gudin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033393" calcext:value-type="float">
            <text:p>3033393</text:p>
          </table:table-cell>
          <table:table-cell office:value-type="string" calcext:value-type="string">
            <text:p>Sergio Daladier Valadez Camarg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120318" calcext:value-type="float">
            <text:p>3120318</text:p>
          </table:table-cell>
          <table:table-cell office:value-type="string" calcext:value-type="string">
            <text:p>Manuel Alejandro Salcedo Serafin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120760" calcext:value-type="float">
            <text:p>3120760</text:p>
          </table:table-cell>
          <table:table-cell office:value-type="string" calcext:value-type="string">
            <text:p>Luis Angel Loza Jimén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180617" calcext:value-type="float">
            <text:p>3180617</text:p>
          </table:table-cell>
          <table:table-cell office:value-type="string" calcext:value-type="string">
            <text:p>Sandy Almaraz Garci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224178" calcext:value-type="float">
            <text:p>3224178</text:p>
          </table:table-cell>
          <table:table-cell office:value-type="string" calcext:value-type="string">
            <text:p>Edson Uriel Meza Badill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224182" calcext:value-type="float">
            <text:p>3224182</text:p>
          </table:table-cell>
          <table:table-cell office:value-type="string" calcext:value-type="string">
            <text:p>Joshua Jair Huerta Sanch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224184" calcext:value-type="float">
            <text:p>3224184</text:p>
          </table:table-cell>
          <table:table-cell office:value-type="string" calcext:value-type="string">
            <text:p>Kevin Daniel Angel Villalpand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260285" calcext:value-type="float">
            <text:p>3260285</text:p>
          </table:table-cell>
          <table:table-cell office:value-type="string" calcext:value-type="string">
            <text:p>Carlos Augusto Solis Salai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260294" calcext:value-type="float">
            <text:p>3260294</text:p>
          </table:table-cell>
          <table:table-cell office:value-type="string" calcext:value-type="string">
            <text:p>Francisco Javier Fernandez Magallon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284720" calcext:value-type="float">
            <text:p>3284720</text:p>
          </table:table-cell>
          <table:table-cell office:value-type="string" calcext:value-type="string">
            <text:p>Carlos Alberto Guerrer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11782" calcext:value-type="float">
            <text:p>3311782</text:p>
          </table:table-cell>
          <table:table-cell office:value-type="string" calcext:value-type="string">
            <text:p>Erik Antonio Campos Orozc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11783" calcext:value-type="float">
            <text:p>3311783</text:p>
          </table:table-cell>
          <table:table-cell office:value-type="string" calcext:value-type="string">
            <text:p>Ivan Garcia Arriag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11788" calcext:value-type="float">
            <text:p>3311788</text:p>
          </table:table-cell>
          <table:table-cell office:value-type="string" calcext:value-type="string">
            <text:p>Marco Dery Espinoza Carrill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11790" calcext:value-type="float">
            <text:p>3311790</text:p>
          </table:table-cell>
          <table:table-cell office:value-type="string" calcext:value-type="string">
            <text:p>Roberto Vladimir Perez Garci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13339" calcext:value-type="float">
            <text:p>3313339</text:p>
          </table:table-cell>
          <table:table-cell office:value-type="string" calcext:value-type="string">
            <text:p>Christian Carrasco Acost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31715" calcext:value-type="float">
            <text:p>3331715</text:p>
          </table:table-cell>
          <table:table-cell office:value-type="string" calcext:value-type="string">
            <text:p>Abraham Jairo Lopez Villalpand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31717" calcext:value-type="float">
            <text:p>3331717</text:p>
          </table:table-cell>
          <table:table-cell office:value-type="string" calcext:value-type="string">
            <text:p>Bryan Alejandro Canal Domingu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31720" calcext:value-type="float">
            <text:p>3331720</text:p>
          </table:table-cell>
          <table:table-cell office:value-type="string" calcext:value-type="string">
            <text:p>Kevin Gerardo Hernandez Gutierr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31723" calcext:value-type="float">
            <text:p>3331723</text:p>
          </table:table-cell>
          <table:table-cell office:value-type="string" calcext:value-type="string">
            <text:p>Alba Jazmin Castañeda Rodrigu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31726" calcext:value-type="float">
            <text:p>3331726</text:p>
          </table:table-cell>
          <table:table-cell office:value-type="string" calcext:value-type="string">
            <text:p>Alexa Naranjo Naranjo Guerrer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31730" calcext:value-type="float">
            <text:p>3331730</text:p>
          </table:table-cell>
          <table:table-cell office:value-type="string" calcext:value-type="string">
            <text:p>Julia Ariadna Nuñez Vilche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31731" calcext:value-type="float">
            <text:p>3331731</text:p>
          </table:table-cell>
          <table:table-cell office:value-type="string" calcext:value-type="string">
            <text:p>Tonya Paz Garci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31732" calcext:value-type="float">
            <text:p>3331732</text:p>
          </table:table-cell>
          <table:table-cell office:value-type="string" calcext:value-type="string">
            <text:p>Zyanya Lorena Sanchez Martin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31735" calcext:value-type="float">
            <text:p>3331735</text:p>
          </table:table-cell>
          <table:table-cell office:value-type="string" calcext:value-type="string">
            <text:p>Daniel Ramirez Guevar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31736" calcext:value-type="float">
            <text:p>3331736</text:p>
          </table:table-cell>
          <table:table-cell office:value-type="string" calcext:value-type="string">
            <text:p>Diego David Gonzalez Villalobo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31737" calcext:value-type="float">
            <text:p>3331737</text:p>
          </table:table-cell>
          <table:table-cell office:value-type="string" calcext:value-type="string">
            <text:p>Hugo Ramon Valdez Jimen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31739" calcext:value-type="float">
            <text:p>3331739</text:p>
          </table:table-cell>
          <table:table-cell office:value-type="string" calcext:value-type="string">
            <text:p>José Alfredo Perez Corte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31742" calcext:value-type="float">
            <text:p>3331742</text:p>
          </table:table-cell>
          <table:table-cell office:value-type="string" calcext:value-type="string">
            <text:p>Luis Rodrigo Preciado Gom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31744" calcext:value-type="float">
            <text:p>3331744</text:p>
          </table:table-cell>
          <table:table-cell office:value-type="string" calcext:value-type="string">
            <text:p>Omar Reymundo Davalos Mot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31746" calcext:value-type="float">
            <text:p>3331746</text:p>
          </table:table-cell>
          <table:table-cell office:value-type="string" calcext:value-type="string">
            <text:p>Carmen Adriana Ruvalcaba Martín Del Camp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31959" calcext:value-type="float">
            <text:p>3331959</text:p>
          </table:table-cell>
          <table:table-cell office:value-type="string" calcext:value-type="string">
            <text:p>Jaime Daniel Anaya Vald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31968" calcext:value-type="float">
            <text:p>3331968</text:p>
          </table:table-cell>
          <table:table-cell office:value-type="string" calcext:value-type="string">
            <text:p>Llesenia Lopez-carmen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32028" calcext:value-type="float">
            <text:p>3332028</text:p>
          </table:table-cell>
          <table:table-cell office:value-type="string" calcext:value-type="string">
            <text:p>Miguel Ángel Benitez Tranc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32030" calcext:value-type="float">
            <text:p>3332030</text:p>
          </table:table-cell>
          <table:table-cell office:value-type="string" calcext:value-type="string">
            <text:p>Sebastian Rodriguez Ramo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32032" calcext:value-type="float">
            <text:p>3332032</text:p>
          </table:table-cell>
          <table:table-cell office:value-type="string" calcext:value-type="string">
            <text:p>Collette Lara Santiag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32033" calcext:value-type="float">
            <text:p>3332033</text:p>
          </table:table-cell>
          <table:table-cell office:value-type="string" calcext:value-type="string">
            <text:p>Daniela Gomez Rodrigu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32034" calcext:value-type="float">
            <text:p>3332034</text:p>
          </table:table-cell>
          <table:table-cell office:value-type="string" calcext:value-type="string">
            <text:p>Gisela Yasmin Gonzalez Garci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32051" calcext:value-type="float">
            <text:p>3332051</text:p>
          </table:table-cell>
          <table:table-cell office:value-type="string" calcext:value-type="string">
            <text:p>Cristhian Jonathan Huerta Fregos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32052" calcext:value-type="float">
            <text:p>3332052</text:p>
          </table:table-cell>
          <table:table-cell office:value-type="string" calcext:value-type="string">
            <text:p>Daniel Ernesto Salinas Gandar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32055" calcext:value-type="float">
            <text:p>3332055</text:p>
          </table:table-cell>
          <table:table-cell office:value-type="string" calcext:value-type="string">
            <text:p>Isaac Yave De La Cerda Lop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54226" calcext:value-type="float">
            <text:p>3354226</text:p>
          </table:table-cell>
          <table:table-cell office:value-type="string" calcext:value-type="string">
            <text:p>Alan Ricardo Coronado Areval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54231" calcext:value-type="float">
            <text:p>3354231</text:p>
          </table:table-cell>
          <table:table-cell office:value-type="string" calcext:value-type="string">
            <text:p>Daniel Enrique Gonzalez Lop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54234" calcext:value-type="float">
            <text:p>3354234</text:p>
          </table:table-cell>
          <table:table-cell office:value-type="string" calcext:value-type="string">
            <text:p>Jesus Omar Guzman Curiel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54235" calcext:value-type="float">
            <text:p>3354235</text:p>
          </table:table-cell>
          <table:table-cell office:value-type="string" calcext:value-type="string">
            <text:p>Juan Carlos Ibarra Vazqu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54239" calcext:value-type="float">
            <text:p>3354239</text:p>
          </table:table-cell>
          <table:table-cell office:value-type="string" calcext:value-type="string">
            <text:p>Velamy Partida Montiel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54241" calcext:value-type="float">
            <text:p>3354241</text:p>
          </table:table-cell>
          <table:table-cell office:value-type="string" calcext:value-type="string">
            <text:p>Brenda Guadalupe Ortiz Zaval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54243" calcext:value-type="float">
            <text:p>3354243</text:p>
          </table:table-cell>
          <table:table-cell office:value-type="string" calcext:value-type="string">
            <text:p>Maria De Los Angeles Nava Valenzuel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54247" calcext:value-type="float">
            <text:p>3354247</text:p>
          </table:table-cell>
          <table:table-cell office:value-type="string" calcext:value-type="string">
            <text:p>Tania Sofia Ordonez Gonzal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54374" calcext:value-type="float">
            <text:p>3354374</text:p>
          </table:table-cell>
          <table:table-cell office:value-type="string" calcext:value-type="string">
            <text:p>Ernesto Bahena Del Valle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54376" calcext:value-type="float">
            <text:p>3354376</text:p>
          </table:table-cell>
          <table:table-cell office:value-type="string" calcext:value-type="string">
            <text:p>Francisco Israel Escoto Rui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54397" calcext:value-type="float">
            <text:p>3354397</text:p>
          </table:table-cell>
          <table:table-cell office:value-type="string" calcext:value-type="string">
            <text:p>Carolina Ortega Roque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54398" calcext:value-type="float">
            <text:p>3354398</text:p>
          </table:table-cell>
          <table:table-cell office:value-type="string" calcext:value-type="string">
            <text:p>Cristina Rojas Ponce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54399" calcext:value-type="float">
            <text:p>3354399</text:p>
          </table:table-cell>
          <table:table-cell office:value-type="string" calcext:value-type="string">
            <text:p>Deah Loreto Castañed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54400" calcext:value-type="float">
            <text:p>3354400</text:p>
          </table:table-cell>
          <table:table-cell office:value-type="string" calcext:value-type="string">
            <text:p>Ericka Guadalupe Razo Per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54402" calcext:value-type="float">
            <text:p>3354402</text:p>
          </table:table-cell>
          <table:table-cell office:value-type="string" calcext:value-type="string">
            <text:p>Maria Alejandra Gutierrez Lar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88935" calcext:value-type="float">
            <text:p>3388935</text:p>
          </table:table-cell>
          <table:table-cell office:value-type="string" calcext:value-type="string">
            <text:p>David Castillo Trinidad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88936" calcext:value-type="float">
            <text:p>3388936</text:p>
          </table:table-cell>
          <table:table-cell office:value-type="string" calcext:value-type="string">
            <text:p>Emiliano Vargas Corte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88939" calcext:value-type="float">
            <text:p>3388939</text:p>
          </table:table-cell>
          <table:table-cell office:value-type="string" calcext:value-type="string">
            <text:p>Hector Vladimir Gomez Nun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88941" calcext:value-type="float">
            <text:p>3388941</text:p>
          </table:table-cell>
          <table:table-cell office:value-type="string" calcext:value-type="string">
            <text:p>Javier Antonio Flores Riva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88943" calcext:value-type="float">
            <text:p>3388943</text:p>
          </table:table-cell>
          <table:table-cell office:value-type="string" calcext:value-type="string">
            <text:p>Jose Pablo Robles Del Rincon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88944" calcext:value-type="float">
            <text:p>3388944</text:p>
          </table:table-cell>
          <table:table-cell office:value-type="string" calcext:value-type="string">
            <text:p>Oscar Sebastian Castellanos Ascenci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1905295" calcext:value-type="float">
            <text:p>1905295</text:p>
          </table:table-cell>
          <table:table-cell office:value-type="string" calcext:value-type="string">
            <text:p>Maria Mercedes Gomez Torre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2130142" calcext:value-type="float">
            <text:p>2130142</text:p>
          </table:table-cell>
          <table:table-cell office:value-type="string" calcext:value-type="string">
            <text:p>andres garcia per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2316049" calcext:value-type="float">
            <text:p>2316049</text:p>
          </table:table-cell>
          <table:table-cell office:value-type="string" calcext:value-type="string">
            <text:p>Edwin Abimael Esperanza Garci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2427912" calcext:value-type="float">
            <text:p>2427912</text:p>
          </table:table-cell>
          <table:table-cell office:value-type="string" calcext:value-type="string">
            <text:p>Carlos Gabriel Huerta Macia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2614726" calcext:value-type="float">
            <text:p>2614726</text:p>
          </table:table-cell>
          <table:table-cell office:value-type="string" calcext:value-type="string">
            <text:p>Floyd Serran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2770027" calcext:value-type="float">
            <text:p>2770027</text:p>
          </table:table-cell>
          <table:table-cell office:value-type="string" calcext:value-type="string">
            <text:p>Jorge Adolfo Grieve Lomelin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2914581" calcext:value-type="float">
            <text:p>2914581</text:p>
          </table:table-cell>
          <table:table-cell office:value-type="string" calcext:value-type="string">
            <text:p>Luis Alberto Castro Rom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2962445" calcext:value-type="float">
            <text:p>2962445</text:p>
          </table:table-cell>
          <table:table-cell office:value-type="string" calcext:value-type="string">
            <text:p>Bryan Alejandro Quezada Vasqu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2983285" calcext:value-type="float">
            <text:p>2983285</text:p>
          </table:table-cell>
          <table:table-cell office:value-type="string" calcext:value-type="string">
            <text:p>Oscar Olaf Quezada Barb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024723" calcext:value-type="float">
            <text:p>3024723</text:p>
          </table:table-cell>
          <table:table-cell office:value-type="string" calcext:value-type="string">
            <text:p>Cristopher Israel Davila Villalpand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068951" calcext:value-type="float">
            <text:p>3068951</text:p>
          </table:table-cell>
          <table:table-cell office:value-type="string" calcext:value-type="string">
            <text:p>Brian Leonel Palos Pimentel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293444" calcext:value-type="float">
            <text:p>3293444</text:p>
          </table:table-cell>
          <table:table-cell office:value-type="string" calcext:value-type="string">
            <text:p>Jose Alejandro Lozano Magan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293449" calcext:value-type="float">
            <text:p>3293449</text:p>
          </table:table-cell>
          <table:table-cell office:value-type="string" calcext:value-type="string">
            <text:p>Paulina Isabel Fregoso Baez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21253" calcext:value-type="float">
            <text:p>3321253</text:p>
          </table:table-cell>
          <table:table-cell office:value-type="string" calcext:value-type="string">
            <text:p>Carlos Octavio Espinoza Arand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21258" calcext:value-type="float">
            <text:p>3321258</text:p>
          </table:table-cell>
          <table:table-cell office:value-type="string" calcext:value-type="string">
            <text:p>Fernando Gascon Gom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21261" calcext:value-type="float">
            <text:p>3321261</text:p>
          </table:table-cell>
          <table:table-cell office:value-type="string" calcext:value-type="string">
            <text:p>Fidel Gomez Garibald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21269" calcext:value-type="float">
            <text:p>3321269</text:p>
          </table:table-cell>
          <table:table-cell office:value-type="string" calcext:value-type="string">
            <text:p>Kevin De Jesus Martinez Romer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21270" calcext:value-type="float">
            <text:p>3321270</text:p>
          </table:table-cell>
          <table:table-cell office:value-type="string" calcext:value-type="string">
            <text:p>Jose Manuel Ruiz Tostad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21273" calcext:value-type="float">
            <text:p>3321273</text:p>
          </table:table-cell>
          <table:table-cell office:value-type="string" calcext:value-type="string">
            <text:p>Juan Manuel Encarnacion Herrer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21275" calcext:value-type="float">
            <text:p>3321275</text:p>
          </table:table-cell>
          <table:table-cell office:value-type="string" calcext:value-type="string">
            <text:p>Martin Alejandro López Guzman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21278" calcext:value-type="float">
            <text:p>3321278</text:p>
          </table:table-cell>
          <table:table-cell office:value-type="string" calcext:value-type="string">
            <text:p>Andrea Alvarado Ramir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21285" calcext:value-type="float">
            <text:p>3321285</text:p>
          </table:table-cell>
          <table:table-cell office:value-type="string" calcext:value-type="string">
            <text:p>Frida Citlali Guerrero Flore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21289" calcext:value-type="float">
            <text:p>3321289</text:p>
          </table:table-cell>
          <table:table-cell office:value-type="string" calcext:value-type="string">
            <text:p>Eunice Garcia Riz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21291" calcext:value-type="float">
            <text:p>3321291</text:p>
          </table:table-cell>
          <table:table-cell office:value-type="string" calcext:value-type="string">
            <text:p>Norma Ileana Torres Martin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21292" calcext:value-type="float">
            <text:p>3321292</text:p>
          </table:table-cell>
          <table:table-cell office:value-type="string" calcext:value-type="string">
            <text:p>Mónica Isabel Orquiz Sandoval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21293" calcext:value-type="float">
            <text:p>3321293</text:p>
          </table:table-cell>
          <table:table-cell office:value-type="string" calcext:value-type="string">
            <text:p>Paola Lizbeth Medina Santiag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21294" calcext:value-type="float">
            <text:p>3321294</text:p>
          </table:table-cell>
          <table:table-cell office:value-type="string" calcext:value-type="string">
            <text:p>Paulina Cuen Lored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21295" calcext:value-type="float">
            <text:p>3321295</text:p>
          </table:table-cell>
          <table:table-cell office:value-type="string" calcext:value-type="string">
            <text:p>Arturo Andres Aguilar Lario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21296" calcext:value-type="float">
            <text:p>3321296</text:p>
          </table:table-cell>
          <table:table-cell office:value-type="string" calcext:value-type="string">
            <text:p>Gabriel Alfonso Santiago Per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21300" calcext:value-type="float">
            <text:p>3321300</text:p>
          </table:table-cell>
          <table:table-cell office:value-type="string" calcext:value-type="string">
            <text:p>Roberto Fabio Castillo Medin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21303" calcext:value-type="float">
            <text:p>3321303</text:p>
          </table:table-cell>
          <table:table-cell office:value-type="string" calcext:value-type="string">
            <text:p>Mercedes Genoveva Saldaña Moren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21306" calcext:value-type="float">
            <text:p>3321306</text:p>
          </table:table-cell>
          <table:table-cell office:value-type="string" calcext:value-type="string">
            <text:p>Yarat Danahe Padilla Gutierr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21469" calcext:value-type="float">
            <text:p>3321469</text:p>
          </table:table-cell>
          <table:table-cell office:value-type="string" calcext:value-type="string">
            <text:p>Jorge Eduardo Icaza Martin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21470" calcext:value-type="float">
            <text:p>3321470</text:p>
          </table:table-cell>
          <table:table-cell office:value-type="string" calcext:value-type="string">
            <text:p>Jorge Alberto Montes Orti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21473" calcext:value-type="float">
            <text:p>3321473</text:p>
          </table:table-cell>
          <table:table-cell office:value-type="string" calcext:value-type="string">
            <text:p>Miguel Sebastian Rivera Sanch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21477" calcext:value-type="float">
            <text:p>3321477</text:p>
          </table:table-cell>
          <table:table-cell office:value-type="string" calcext:value-type="string">
            <text:p>Rogelio Osorno Gonzal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21478" calcext:value-type="float">
            <text:p>3321478</text:p>
          </table:table-cell>
          <table:table-cell office:value-type="string" calcext:value-type="string">
            <text:p>Maria Fernanda Dueñas Padill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21482" calcext:value-type="float">
            <text:p>3321482</text:p>
          </table:table-cell>
          <table:table-cell office:value-type="string" calcext:value-type="string">
            <text:p>Valeria Maria Torres Ramo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54617" calcext:value-type="float">
            <text:p>3354617</text:p>
          </table:table-cell>
          <table:table-cell office:value-type="string" calcext:value-type="string">
            <text:p>Alonso Jair Gonzalez Alons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54618" calcext:value-type="float">
            <text:p>3354618</text:p>
          </table:table-cell>
          <table:table-cell office:value-type="string" calcext:value-type="string">
            <text:p>Angel Mauricio Filio Ramo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54620" calcext:value-type="float">
            <text:p>3354620</text:p>
          </table:table-cell>
          <table:table-cell office:value-type="string" calcext:value-type="string">
            <text:p>Christian Arturo Sansores Lop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54623" calcext:value-type="float">
            <text:p>3354623</text:p>
          </table:table-cell>
          <table:table-cell office:value-type="string" calcext:value-type="string">
            <text:p>Isaias Hernandez Fuente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54625" calcext:value-type="float">
            <text:p>3354625</text:p>
          </table:table-cell>
          <table:table-cell office:value-type="string" calcext:value-type="string">
            <text:p>Luis Fernando Cordova Moreno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54627" calcext:value-type="float">
            <text:p>3354627</text:p>
          </table:table-cell>
          <table:table-cell office:value-type="string" calcext:value-type="string">
            <text:p>Brittany Torres Aguilar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54628" calcext:value-type="float">
            <text:p>3354628</text:p>
          </table:table-cell>
          <table:table-cell office:value-type="string" calcext:value-type="string">
            <text:p>Fátima Yesenia Sánchez Casillas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54629" calcext:value-type="float">
            <text:p>3354629</text:p>
          </table:table-cell>
          <table:table-cell office:value-type="string" calcext:value-type="string">
            <text:p>Mara Elisa Rodriguez Gonzal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54631" calcext:value-type="float">
            <text:p>3354631</text:p>
          </table:table-cell>
          <table:table-cell office:value-type="string" calcext:value-type="string">
            <text:p>Maria Del Angel Valdez Garcia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354753" calcext:value-type="float">
            <text:p>3354753</text:p>
          </table:table-cell>
          <table:table-cell office:value-type="string" calcext:value-type="string">
            <text:p>Maria Magdalena Orozco Velazqu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413583" calcext:value-type="float">
            <text:p>3413583</text:p>
          </table:table-cell>
          <table:table-cell office:value-type="string" calcext:value-type="string">
            <text:p>Alberto Gonzalez Gonzal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413586" calcext:value-type="float">
            <text:p>3413586</text:p>
          </table:table-cell>
          <table:table-cell office:value-type="string" calcext:value-type="string">
            <text:p>Jose Emmanuel Velazquez Gonzal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413588" calcext:value-type="float">
            <text:p>3413588</text:p>
          </table:table-cell>
          <table:table-cell office:value-type="string" calcext:value-type="string">
            <text:p>Rodolfo Didier Lara Lopez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  <table:table-row table:style-name="ro1">
          <table:table-cell office:value-type="float" office:value="3413589" calcext:value-type="float">
            <text:p>3413589</text:p>
          </table:table-cell>
          <table:table-cell office:value-type="string" calcext:value-type="string">
            <text:p>Rodrigo Ortega Guzman</text:p>
          </table:table-cell>
          <table:table-cell office:value-type="string" calcext:value-type="string">
            <text:p>HTG</text:p>
          </table:table-cell>
          <table:table-cell office:value-type="string" calcext:value-type="string">
            <text:p>Alliance Data</text:p>
          </table:table-cell>
          <table:table-cell office:value-type="string" calcext:value-type="string">
            <text:p>TPMXN Nova</text:p>
          </table:table-cell>
          <table:table-cell table:number-columns-repeated="7"/>
        </table:table-row>
      </table:table>
      <table:table table:name="2. HTG PUE - Western Union - TPMXN Talavera" table:style-name="ta1"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Ident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ontract_Type</text:p>
          </table:table-cell>
          <table:table-cell office:value-type="string" calcext:value-type="string">
            <text:p>Client_Name</text:p>
          </table:table-cell>
          <table:table-cell office:value-type="string" calcext:value-type="string">
            <text:p>Location_Name</text:p>
          </table:table-cell>
          <table:table-cell/>
          <table:table-cell office:value-type="string" calcext:value-type="string">
            <text:p>Perfil Solicitante</text:p>
          </table:table-cell>
          <table:table-cell office:value-type="string" calcext:value-type="string">
            <text:p>Western_Talavera_S</text:p>
          </table:table-cell>
          <table:table-cell/>
          <table:table-cell office:value-type="float" office:value="3164089" calcext:value-type="float">
            <text:p>3164089</text:p>
          </table:table-cell>
          <table:table-cell office:value-type="string" calcext:value-type="string">
            <text:p>friasg.6</text:p>
          </table:table-cell>
          <table:table-cell office:value-type="string" calcext:value-type="string">
            <text:p>Luis Antonio Frias Gomez</text:p>
          </table:table-cell>
        </table:table-row>
        <table:table-row table:style-name="ro1">
          <table:table-cell office:value-type="float" office:value="1137883" calcext:value-type="float">
            <text:p>1137883</text:p>
          </table:table-cell>
          <table:table-cell office:value-type="string" calcext:value-type="string">
            <text:p>Ruth Silva Cru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4"/>
          <table:table-cell office:value-type="float" office:value="3164086" calcext:value-type="float">
            <text:p>3164086</text:p>
          </table:table-cell>
          <table:table-cell office:value-type="string" calcext:value-type="string">
            <text:p>ortizr.36</text:p>
          </table:table-cell>
          <table:table-cell office:value-type="string" calcext:value-type="string">
            <text:p>Freddy Sahid Ortiz Ramirez</text:p>
          </table:table-cell>
        </table:table-row>
        <table:table-row table:style-name="ro1">
          <table:table-cell office:value-type="float" office:value="1291154" calcext:value-type="float">
            <text:p>1291154</text:p>
          </table:table-cell>
          <table:table-cell office:value-type="string" calcext:value-type="string">
            <text:p>Jorge Luis Cardona Soriano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4"/>
          <table:table-cell office:value-type="float" office:value="3155712" calcext:value-type="float">
            <text:p>3155712</text:p>
          </table:table-cell>
          <table:table-cell office:value-type="string" calcext:value-type="string">
            <text:p>carralesr.5</text:p>
          </table:table-cell>
          <table:table-cell office:value-type="string" calcext:value-type="string">
            <text:p>Kenia Carrales Rios</text:p>
          </table:table-cell>
        </table:table-row>
        <table:table-row table:style-name="ro1">
          <table:table-cell office:value-type="float" office:value="1404683" calcext:value-type="float">
            <text:p>1404683</text:p>
          </table:table-cell>
          <table:table-cell office:value-type="string" calcext:value-type="string">
            <text:p>Carla Angelica Ayon Marin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4"/>
          <table:table-cell office:value-type="float" office:value="3086470" calcext:value-type="float">
            <text:p>3086470</text:p>
          </table:table-cell>
          <table:table-cell office:value-type="string" calcext:value-type="string">
            <text:p>pelcastreflores.5</text:p>
          </table:table-cell>
          <table:table-cell office:value-type="string" calcext:value-type="string">
            <text:p>Jesus Ariel Pelcastre Flores</text:p>
          </table:table-cell>
        </table:table-row>
        <table:table-row table:style-name="ro1">
          <table:table-cell office:value-type="float" office:value="1408425" calcext:value-type="float">
            <text:p>1408425</text:p>
          </table:table-cell>
          <table:table-cell office:value-type="string" calcext:value-type="string">
            <text:p>Gerardo Abraham Jaramillo Rojas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4"/>
          <table:table-cell office:value-type="float" office:value="3086439" calcext:value-type="float">
            <text:p>3086439</text:p>
          </table:table-cell>
          <table:table-cell office:value-type="string" calcext:value-type="string">
            <text:p>merelldominguez.5</text:p>
          </table:table-cell>
          <table:table-cell office:value-type="string" calcext:value-type="string">
            <text:p>Melissa Merell Dominguez</text:p>
          </table:table-cell>
        </table:table-row>
        <table:table-row table:style-name="ro1">
          <table:table-cell office:value-type="float" office:value="1408436" calcext:value-type="float">
            <text:p>1408436</text:p>
          </table:table-cell>
          <table:table-cell office:value-type="string" calcext:value-type="string">
            <text:p>Miguel del Angel Ortiz Arias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/>
          <table:table-cell office:value-type="string" calcext:value-type="string">
            <text:p>Perfil Autorizador</text:p>
          </table:table-cell>
          <table:table-cell office:value-type="string" calcext:value-type="string">
            <text:p>Western_Talavera_A</text:p>
          </table:table-cell>
          <table:table-cell/>
          <table:table-cell office:value-type="float" office:value="3079809" calcext:value-type="float">
            <text:p>3079809</text:p>
          </table:table-cell>
          <table:table-cell office:value-type="string" calcext:value-type="string">
            <text:p>gonzalezv.40</text:p>
          </table:table-cell>
          <table:table-cell office:value-type="string" calcext:value-type="string">
            <text:p>Yamil Jesus Gonzalez Vazquez</text:p>
          </table:table-cell>
        </table:table-row>
        <table:table-row table:style-name="ro1">
          <table:table-cell office:value-type="float" office:value="2194802" calcext:value-type="float">
            <text:p>2194802</text:p>
          </table:table-cell>
          <table:table-cell office:value-type="string" calcext:value-type="string">
            <text:p>Daniela Miranda Lir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4"/>
          <table:table-cell office:value-type="float" office:value="3068985" calcext:value-type="float">
            <text:p>3068985</text:p>
          </table:table-cell>
          <table:table-cell office:value-type="string" calcext:value-type="string">
            <text:p>tecuapetlal.5</text:p>
          </table:table-cell>
          <table:table-cell office:value-type="string" calcext:value-type="string">
            <text:p>Luis Miguel Tecuapetla Lopez</text:p>
          </table:table-cell>
        </table:table-row>
        <table:table-row table:style-name="ro1">
          <table:table-cell office:value-type="float" office:value="2391428" calcext:value-type="float">
            <text:p>2391428</text:p>
          </table:table-cell>
          <table:table-cell office:value-type="string" calcext:value-type="string">
            <text:p>Rodrigo Romero Robles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4"/>
          <table:table-cell office:value-type="float" office:value="3043341" calcext:value-type="float">
            <text:p>3043341</text:p>
          </table:table-cell>
          <table:table-cell office:value-type="string" calcext:value-type="string">
            <text:p>floresr.28</text:p>
          </table:table-cell>
          <table:table-cell office:value-type="string" calcext:value-type="string">
            <text:p>Miguel Angel Flores Rosales</text:p>
          </table:table-cell>
        </table:table-row>
        <table:table-row table:style-name="ro1">
          <table:table-cell office:value-type="float" office:value="2453678" calcext:value-type="float">
            <text:p>2453678</text:p>
          </table:table-cell>
          <table:table-cell office:value-type="string" calcext:value-type="string">
            <text:p>Amado Diego Talqu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/>
          <table:table-cell table:style-name="ce1"/>
          <table:table-cell table:number-columns-repeated="2"/>
          <table:table-cell office:value-type="float" office:value="3035055" calcext:value-type="float">
            <text:p>3035055</text:p>
          </table:table-cell>
          <table:table-cell office:value-type="string" calcext:value-type="string">
            <text:p>sandya.5</text:p>
          </table:table-cell>
          <table:table-cell office:value-type="string" calcext:value-type="string">
            <text:p>Alma Sofia Sandy Avila</text:p>
          </table:table-cell>
        </table:table-row>
        <table:table-row table:style-name="ro1">
          <table:table-cell office:value-type="float" office:value="2498168" calcext:value-type="float">
            <text:p>2498168</text:p>
          </table:table-cell>
          <table:table-cell office:value-type="string" calcext:value-type="string">
            <text:p>Ana Sofia Carmona Sanch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4"/>
          <table:table-cell office:value-type="float" office:value="3034867" calcext:value-type="float">
            <text:p>3034867</text:p>
          </table:table-cell>
          <table:table-cell office:value-type="string" calcext:value-type="string">
            <text:p>osunac.5</text:p>
          </table:table-cell>
          <table:table-cell office:value-type="string" calcext:value-type="string">
            <text:p>Jorge Luis Osuna Castro</text:p>
          </table:table-cell>
        </table:table-row>
        <table:table-row table:style-name="ro1">
          <table:table-cell office:value-type="float" office:value="2533537" calcext:value-type="float">
            <text:p>2533537</text:p>
          </table:table-cell>
          <table:table-cell office:value-type="string" calcext:value-type="string">
            <text:p>Karen Nahely Serrano Olver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/>
          <table:table-cell office:value-type="string" calcext:value-type="string">
            <text:p>Perfil Responsable</text:p>
          </table:table-cell>
          <table:table-cell office:value-type="string" calcext:value-type="string">
            <text:p>Western_Talavera_R</text:p>
          </table:table-cell>
          <table:table-cell/>
          <table:table-cell office:value-type="float" office:value="1566616" calcext:value-type="float">
            <text:p>1566616</text:p>
          </table:table-cell>
          <table:table-cell office:value-type="string" calcext:value-type="string">
            <text:p>perezvazquez.14</text:p>
          </table:table-cell>
          <table:table-cell office:value-type="string" calcext:value-type="string">
            <text:p>Emmanuel Perez Vazquez</text:p>
          </table:table-cell>
        </table:table-row>
        <table:table-row table:style-name="ro1">
          <table:table-cell office:value-type="float" office:value="2558424" calcext:value-type="float">
            <text:p>2558424</text:p>
          </table:table-cell>
          <table:table-cell office:value-type="string" calcext:value-type="string">
            <text:p>Octavio Rodriguez Sarabi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592352" calcext:value-type="float">
            <text:p>2592352</text:p>
          </table:table-cell>
          <table:table-cell office:value-type="string" calcext:value-type="string">
            <text:p>Monserrat Amaranta Ferman Per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629806" calcext:value-type="float">
            <text:p>2629806</text:p>
          </table:table-cell>
          <table:table-cell office:value-type="string" calcext:value-type="string">
            <text:p>Luis Alan Rios Guzman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777867" calcext:value-type="float">
            <text:p>2777867</text:p>
          </table:table-cell>
          <table:table-cell office:value-type="string" calcext:value-type="string">
            <text:p>Ilse Vasconcelos Espinoz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777879" calcext:value-type="float">
            <text:p>2777879</text:p>
          </table:table-cell>
          <table:table-cell office:value-type="string" calcext:value-type="string">
            <text:p>Marco Antonio Limon Mellado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803719" calcext:value-type="float">
            <text:p>2803719</text:p>
          </table:table-cell>
          <table:table-cell office:value-type="string" calcext:value-type="string">
            <text:p>Rafael Cordova Murad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836156" calcext:value-type="float">
            <text:p>2836156</text:p>
          </table:table-cell>
          <table:table-cell office:value-type="string" calcext:value-type="string">
            <text:p>Diego Angel Cabrera Hernand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836157" calcext:value-type="float">
            <text:p>2836157</text:p>
          </table:table-cell>
          <table:table-cell office:value-type="string" calcext:value-type="string">
            <text:p>Edith Ruiz Torres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836159" calcext:value-type="float">
            <text:p>2836159</text:p>
          </table:table-cell>
          <table:table-cell office:value-type="string" calcext:value-type="string">
            <text:p>Federico De Jesus Vazquez Furukaw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859348" calcext:value-type="float">
            <text:p>2859348</text:p>
          </table:table-cell>
          <table:table-cell office:value-type="string" calcext:value-type="string">
            <text:p>Kimberly Dayanna Minor Rios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859351" calcext:value-type="float">
            <text:p>2859351</text:p>
          </table:table-cell>
          <table:table-cell office:value-type="string" calcext:value-type="string">
            <text:p>Maria Victoria Sanchez Mor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881982" calcext:value-type="float">
            <text:p>2881982</text:p>
          </table:table-cell>
          <table:table-cell office:value-type="string" calcext:value-type="string">
            <text:p>Alexis Emmanuel Armas Islas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962392" calcext:value-type="float">
            <text:p>2962392</text:p>
          </table:table-cell>
          <table:table-cell office:value-type="string" calcext:value-type="string">
            <text:p>Dulce Karen Soriano Soriano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962395" calcext:value-type="float">
            <text:p>2962395</text:p>
          </table:table-cell>
          <table:table-cell office:value-type="string" calcext:value-type="string">
            <text:p>Jorge Zayas Herrer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962399" calcext:value-type="float">
            <text:p>2962399</text:p>
          </table:table-cell>
          <table:table-cell office:value-type="string" calcext:value-type="string">
            <text:p>Moises De La Rosa Valenci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962526" calcext:value-type="float">
            <text:p>2962526</text:p>
          </table:table-cell>
          <table:table-cell office:value-type="string" calcext:value-type="string">
            <text:p>Diandra Pamela Rodriguez Mastache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962539" calcext:value-type="float">
            <text:p>2962539</text:p>
          </table:table-cell>
          <table:table-cell office:value-type="string" calcext:value-type="string">
            <text:p>Sandra Santander Garci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962540" calcext:value-type="float">
            <text:p>2962540</text:p>
          </table:table-cell>
          <table:table-cell office:value-type="string" calcext:value-type="string">
            <text:p>Tatiana Ruth Flores Lazcano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011050" calcext:value-type="float">
            <text:p>3011050</text:p>
          </table:table-cell>
          <table:table-cell office:value-type="string" calcext:value-type="string">
            <text:p>Marco Gonzalez Romero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011052" calcext:value-type="float">
            <text:p>3011052</text:p>
          </table:table-cell>
          <table:table-cell office:value-type="string" calcext:value-type="string">
            <text:p>Maria Del Carmen Pavon Valenci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050851" calcext:value-type="float">
            <text:p>3050851</text:p>
          </table:table-cell>
          <table:table-cell office:value-type="string" calcext:value-type="string">
            <text:p>Hector Emmanuel Mendoza Antonio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086403" calcext:value-type="float">
            <text:p>3086403</text:p>
          </table:table-cell>
          <table:table-cell office:value-type="string" calcext:value-type="string">
            <text:p>Abigail Celestino Coron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086410" calcext:value-type="float">
            <text:p>3086410</text:p>
          </table:table-cell>
          <table:table-cell office:value-type="string" calcext:value-type="string">
            <text:p>Junue Barrios Martin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086412" calcext:value-type="float">
            <text:p>3086412</text:p>
          </table:table-cell>
          <table:table-cell office:value-type="string" calcext:value-type="string">
            <text:p>Karla Emireth Alvarez Hernand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086417" calcext:value-type="float">
            <text:p>3086417</text:p>
          </table:table-cell>
          <table:table-cell office:value-type="string" calcext:value-type="string">
            <text:p>Yessica Garcia Reyes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086439" calcext:value-type="float">
            <text:p>3086439</text:p>
          </table:table-cell>
          <table:table-cell office:value-type="string" calcext:value-type="string">
            <text:p>Melissa Merell Domingu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086463" calcext:value-type="float">
            <text:p>3086463</text:p>
          </table:table-cell>
          <table:table-cell office:value-type="string" calcext:value-type="string">
            <text:p>Maria del Pilar Tepoz Lun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086470" calcext:value-type="float">
            <text:p>3086470</text:p>
          </table:table-cell>
          <table:table-cell office:value-type="string" calcext:value-type="string">
            <text:p>Jesus Ariel Pelcastre Flores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086487" calcext:value-type="float">
            <text:p>3086487</text:p>
          </table:table-cell>
          <table:table-cell office:value-type="string" calcext:value-type="string">
            <text:p>Alma Delia Avila Rodrigu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112368" calcext:value-type="float">
            <text:p>3112368</text:p>
          </table:table-cell>
          <table:table-cell office:value-type="string" calcext:value-type="string">
            <text:p>Leslie Guadalupe Ortega Torres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112370" calcext:value-type="float">
            <text:p>3112370</text:p>
          </table:table-cell>
          <table:table-cell office:value-type="string" calcext:value-type="string">
            <text:p>Mario Alberto Cortes Orti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112373" calcext:value-type="float">
            <text:p>3112373</text:p>
          </table:table-cell>
          <table:table-cell office:value-type="string" calcext:value-type="string">
            <text:p>Rocio Del Pilar Tay Per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112448" calcext:value-type="float">
            <text:p>3112448</text:p>
          </table:table-cell>
          <table:table-cell office:value-type="string" calcext:value-type="string">
            <text:p>Jonathan Emmanuel Trujillo Garci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112451" calcext:value-type="float">
            <text:p>3112451</text:p>
          </table:table-cell>
          <table:table-cell office:value-type="string" calcext:value-type="string">
            <text:p>Maribel Cuaya Coatl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112452" calcext:value-type="float">
            <text:p>3112452</text:p>
          </table:table-cell>
          <table:table-cell office:value-type="string" calcext:value-type="string">
            <text:p>Miguel Angel Castro Flores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164086" calcext:value-type="float">
            <text:p>3164086</text:p>
          </table:table-cell>
          <table:table-cell office:value-type="string" calcext:value-type="string">
            <text:p>Freddy Sahid Ortiz Ramir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164089" calcext:value-type="float">
            <text:p>3164089</text:p>
          </table:table-cell>
          <table:table-cell office:value-type="string" calcext:value-type="string">
            <text:p>Luis Antonio Frias Gom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164095" calcext:value-type="float">
            <text:p>3164095</text:p>
          </table:table-cell>
          <table:table-cell office:value-type="string" calcext:value-type="string">
            <text:p>Oswaldo Silva Aguilar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164223" calcext:value-type="float">
            <text:p>3164223</text:p>
          </table:table-cell>
          <table:table-cell office:value-type="string" calcext:value-type="string">
            <text:p>Zimri Suriel Lopez Romero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164231" calcext:value-type="float">
            <text:p>3164231</text:p>
          </table:table-cell>
          <table:table-cell office:value-type="string" calcext:value-type="string">
            <text:p>Carlos Omar Lopez Ibarr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164238" calcext:value-type="float">
            <text:p>3164238</text:p>
          </table:table-cell>
          <table:table-cell office:value-type="string" calcext:value-type="string">
            <text:p>Magdalena Salcedo Lop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193214" calcext:value-type="float">
            <text:p>3193214</text:p>
          </table:table-cell>
          <table:table-cell office:value-type="string" calcext:value-type="string">
            <text:p>Martha Patricia Couto Domingu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197736" calcext:value-type="float">
            <text:p>3197736</text:p>
          </table:table-cell>
          <table:table-cell office:value-type="string" calcext:value-type="string">
            <text:p>Isaac Perez Petriciole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197741" calcext:value-type="float">
            <text:p>3197741</text:p>
          </table:table-cell>
          <table:table-cell office:value-type="string" calcext:value-type="string">
            <text:p>Veronica Jacqueline Rivera Cordero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197805" calcext:value-type="float">
            <text:p>3197805</text:p>
          </table:table-cell>
          <table:table-cell office:value-type="string" calcext:value-type="string">
            <text:p>Maria Andrea Nolasco Zapotecas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197806" calcext:value-type="float">
            <text:p>3197806</text:p>
          </table:table-cell>
          <table:table-cell office:value-type="string" calcext:value-type="string">
            <text:p>Marcela Moreno Orti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226061" calcext:value-type="float">
            <text:p>3226061</text:p>
          </table:table-cell>
          <table:table-cell office:value-type="string" calcext:value-type="string">
            <text:p>David Santiago Perez Juar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226062" calcext:value-type="float">
            <text:p>3226062</text:p>
          </table:table-cell>
          <table:table-cell office:value-type="string" calcext:value-type="string">
            <text:p>Javier Carretero Contreras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226066" calcext:value-type="float">
            <text:p>3226066</text:p>
          </table:table-cell>
          <table:table-cell office:value-type="string" calcext:value-type="string">
            <text:p>Sebastian Cardenas Gonzales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226067" calcext:value-type="float">
            <text:p>3226067</text:p>
          </table:table-cell>
          <table:table-cell office:value-type="string" calcext:value-type="string">
            <text:p>Tania Berenice Lopez Apolinar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226089" calcext:value-type="float">
            <text:p>3226089</text:p>
          </table:table-cell>
          <table:table-cell office:value-type="string" calcext:value-type="string">
            <text:p>Luis Antonio Mota Galindo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286620" calcext:value-type="float">
            <text:p>3286620</text:p>
          </table:table-cell>
          <table:table-cell office:value-type="string" calcext:value-type="string">
            <text:p>Abraham Ulises Moreno Orti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286622" calcext:value-type="float">
            <text:p>3286622</text:p>
          </table:table-cell>
          <table:table-cell office:value-type="string" calcext:value-type="string">
            <text:p>Daniel Guerrero Palm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286624" calcext:value-type="float">
            <text:p>3286624</text:p>
          </table:table-cell>
          <table:table-cell office:value-type="string" calcext:value-type="string">
            <text:p>Emilio Garcia Morales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286627" calcext:value-type="float">
            <text:p>3286627</text:p>
          </table:table-cell>
          <table:table-cell office:value-type="string" calcext:value-type="string">
            <text:p>Leonardo Bonilla Sanch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286631" calcext:value-type="float">
            <text:p>3286631</text:p>
          </table:table-cell>
          <table:table-cell office:value-type="string" calcext:value-type="string">
            <text:p>Saul Hernandez Parr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323642" calcext:value-type="float">
            <text:p>3323642</text:p>
          </table:table-cell>
          <table:table-cell office:value-type="string" calcext:value-type="string">
            <text:p>Reyna Itzhel Ortiz De la Conch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323644" calcext:value-type="float">
            <text:p>3323644</text:p>
          </table:table-cell>
          <table:table-cell office:value-type="string" calcext:value-type="string">
            <text:p>Juan Carlos Rodriguez Zubillag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323670" calcext:value-type="float">
            <text:p>3323670</text:p>
          </table:table-cell>
          <table:table-cell office:value-type="string" calcext:value-type="string">
            <text:p>Aldo Ramos Carrillo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1179602" calcext:value-type="float">
            <text:p>1179602</text:p>
          </table:table-cell>
          <table:table-cell office:value-type="string" calcext:value-type="string">
            <text:p>Mariana Jaqueline Castillo Per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104414" calcext:value-type="float">
            <text:p>2104414</text:p>
          </table:table-cell>
          <table:table-cell office:value-type="string" calcext:value-type="string">
            <text:p>Jonathan Sanchez Jimen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446943" calcext:value-type="float">
            <text:p>2446943</text:p>
          </table:table-cell>
          <table:table-cell office:value-type="string" calcext:value-type="string">
            <text:p>Wendy Cirilo Pstrero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550700" calcext:value-type="float">
            <text:p>2550700</text:p>
          </table:table-cell>
          <table:table-cell office:value-type="string" calcext:value-type="string">
            <text:p>Julio Alejandro Maximo Fierro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550709" calcext:value-type="float">
            <text:p>2550709</text:p>
          </table:table-cell>
          <table:table-cell office:value-type="string" calcext:value-type="string">
            <text:p>Ulises Ramses Silva Salas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550770" calcext:value-type="float">
            <text:p>2550770</text:p>
          </table:table-cell>
          <table:table-cell office:value-type="string" calcext:value-type="string">
            <text:p>Miranda Leslie Jimenez Candi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550893" calcext:value-type="float">
            <text:p>2550893</text:p>
          </table:table-cell>
          <table:table-cell office:value-type="string" calcext:value-type="string">
            <text:p>Maria Guadalupe Viveros Mendoz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615306" calcext:value-type="float">
            <text:p>2615306</text:p>
          </table:table-cell>
          <table:table-cell office:value-type="string" calcext:value-type="string">
            <text:p>Christian Mora Martin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644448" calcext:value-type="float">
            <text:p>2644448</text:p>
          </table:table-cell>
          <table:table-cell office:value-type="string" calcext:value-type="string">
            <text:p>Pastora Edith Espinosa Guitian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645062" calcext:value-type="float">
            <text:p>2645062</text:p>
          </table:table-cell>
          <table:table-cell office:value-type="string" calcext:value-type="string">
            <text:p>Zimry Amellari Morales Lop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667141" calcext:value-type="float">
            <text:p>2667141</text:p>
          </table:table-cell>
          <table:table-cell office:value-type="string" calcext:value-type="string">
            <text:p>Christopher Alejo Estrad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667148" calcext:value-type="float">
            <text:p>2667148</text:p>
          </table:table-cell>
          <table:table-cell office:value-type="string" calcext:value-type="string">
            <text:p>Lizbeth Eliller Cilia Sanch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694305" calcext:value-type="float">
            <text:p>2694305</text:p>
          </table:table-cell>
          <table:table-cell office:value-type="string" calcext:value-type="string">
            <text:p>Lezlie Romero Rojas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694308" calcext:value-type="float">
            <text:p>2694308</text:p>
          </table:table-cell>
          <table:table-cell office:value-type="string" calcext:value-type="string">
            <text:p>Mauricio Araico Orteg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694728" calcext:value-type="float">
            <text:p>2694728</text:p>
          </table:table-cell>
          <table:table-cell office:value-type="string" calcext:value-type="string">
            <text:p>Samantha Autran Per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768787" calcext:value-type="float">
            <text:p>2768787</text:p>
          </table:table-cell>
          <table:table-cell office:value-type="string" calcext:value-type="string">
            <text:p>Jesus David Aldana Gallego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770087" calcext:value-type="float">
            <text:p>2770087</text:p>
          </table:table-cell>
          <table:table-cell office:value-type="string" calcext:value-type="string">
            <text:p>Areli Romano Posadas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770088" calcext:value-type="float">
            <text:p>2770088</text:p>
          </table:table-cell>
          <table:table-cell office:value-type="string" calcext:value-type="string">
            <text:p>Erick Ivan Sarmiento Andrade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770090" calcext:value-type="float">
            <text:p>2770090</text:p>
          </table:table-cell>
          <table:table-cell office:value-type="string" calcext:value-type="string">
            <text:p>Laura Del Carmen Perez Per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791645" calcext:value-type="float">
            <text:p>2791645</text:p>
          </table:table-cell>
          <table:table-cell office:value-type="string" calcext:value-type="string">
            <text:p>David Vazquez Pa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791652" calcext:value-type="float">
            <text:p>2791652</text:p>
          </table:table-cell>
          <table:table-cell office:value-type="string" calcext:value-type="string">
            <text:p>Raul Rodriguez Lim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798057" calcext:value-type="float">
            <text:p>2798057</text:p>
          </table:table-cell>
          <table:table-cell office:value-type="string" calcext:value-type="string">
            <text:p>Fabian Zamudio Camar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798058" calcext:value-type="float">
            <text:p>2798058</text:p>
          </table:table-cell>
          <table:table-cell office:value-type="string" calcext:value-type="string">
            <text:p>Leslie Giron Ramir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798059" calcext:value-type="float">
            <text:p>2798059</text:p>
          </table:table-cell>
          <table:table-cell office:value-type="string" calcext:value-type="string">
            <text:p>Maria Guadalupe Patoni Meji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798104" calcext:value-type="float">
            <text:p>2798104</text:p>
          </table:table-cell>
          <table:table-cell office:value-type="string" calcext:value-type="string">
            <text:p>Belen Utrilla Hernand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798105" calcext:value-type="float">
            <text:p>2798105</text:p>
          </table:table-cell>
          <table:table-cell office:value-type="string" calcext:value-type="string">
            <text:p>Esmeralda Cuautle Azcatl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798110" calcext:value-type="float">
            <text:p>2798110</text:p>
          </table:table-cell>
          <table:table-cell office:value-type="string" calcext:value-type="string">
            <text:p>Luis Michael Minjares Fernand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821186" calcext:value-type="float">
            <text:p>2821186</text:p>
          </table:table-cell>
          <table:table-cell office:value-type="string" calcext:value-type="string">
            <text:p>Laura Rodriguez Mend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821187" calcext:value-type="float">
            <text:p>2821187</text:p>
          </table:table-cell>
          <table:table-cell office:value-type="string" calcext:value-type="string">
            <text:p>Manuel Ivann Roman Castro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821188" calcext:value-type="float">
            <text:p>2821188</text:p>
          </table:table-cell>
          <table:table-cell office:value-type="string" calcext:value-type="string">
            <text:p>Melissa Del Carmen Flores Rodrigu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905414" calcext:value-type="float">
            <text:p>2905414</text:p>
          </table:table-cell>
          <table:table-cell office:value-type="string" calcext:value-type="string">
            <text:p>Grecia Andrea Fuentes Benit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905420" calcext:value-type="float">
            <text:p>2905420</text:p>
          </table:table-cell>
          <table:table-cell office:value-type="string" calcext:value-type="string">
            <text:p>Valeria Toxqui Cuahuey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905426" calcext:value-type="float">
            <text:p>2905426</text:p>
          </table:table-cell>
          <table:table-cell office:value-type="string" calcext:value-type="string">
            <text:p>Sofia Martinez Garci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977797" calcext:value-type="float">
            <text:p>2977797</text:p>
          </table:table-cell>
          <table:table-cell office:value-type="string" calcext:value-type="string">
            <text:p>Andrea Felix Gutierr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977807" calcext:value-type="float">
            <text:p>2977807</text:p>
          </table:table-cell>
          <table:table-cell office:value-type="string" calcext:value-type="string">
            <text:p>Ivan Santiago Hernandez Salinas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977811" calcext:value-type="float">
            <text:p>2977811</text:p>
          </table:table-cell>
          <table:table-cell office:value-type="string" calcext:value-type="string">
            <text:p>Nestor Sanchez Martin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977812" calcext:value-type="float">
            <text:p>2977812</text:p>
          </table:table-cell>
          <table:table-cell office:value-type="string" calcext:value-type="string">
            <text:p>Omar Nieves Gam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977815" calcext:value-type="float">
            <text:p>2977815</text:p>
          </table:table-cell>
          <table:table-cell office:value-type="string" calcext:value-type="string">
            <text:p>Rosa Casimiro Zamor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999369" calcext:value-type="float">
            <text:p>2999369</text:p>
          </table:table-cell>
          <table:table-cell office:value-type="string" calcext:value-type="string">
            <text:p>Anapaola Castolo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999379" calcext:value-type="float">
            <text:p>2999379</text:p>
          </table:table-cell>
          <table:table-cell office:value-type="string" calcext:value-type="string">
            <text:p>Roberto Felipe Rojas Sanch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999897" calcext:value-type="float">
            <text:p>2999897</text:p>
          </table:table-cell>
          <table:table-cell office:value-type="string" calcext:value-type="string">
            <text:p>Jose Antonio Gutierrez Carmon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999902" calcext:value-type="float">
            <text:p>2999902</text:p>
          </table:table-cell>
          <table:table-cell office:value-type="string" calcext:value-type="string">
            <text:p>Miriam Garcia Orteg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999904" calcext:value-type="float">
            <text:p>2999904</text:p>
          </table:table-cell>
          <table:table-cell office:value-type="string" calcext:value-type="string">
            <text:p>Rogelio Huerta Robledo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079795" calcext:value-type="float">
            <text:p>3079795</text:p>
          </table:table-cell>
          <table:table-cell office:value-type="string" calcext:value-type="string">
            <text:p>Alberto Sanchez Villegas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079800" calcext:value-type="float">
            <text:p>3079800</text:p>
          </table:table-cell>
          <table:table-cell office:value-type="string" calcext:value-type="string">
            <text:p>Fidel Castro Morales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079809" calcext:value-type="float">
            <text:p>3079809</text:p>
          </table:table-cell>
          <table:table-cell office:value-type="string" calcext:value-type="string">
            <text:p>Yamil Jesus Gonzalez Vazqu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080166" calcext:value-type="float">
            <text:p>3080166</text:p>
          </table:table-cell>
          <table:table-cell office:value-type="string" calcext:value-type="string">
            <text:p>Fabrizio Herrera Lemus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080167" calcext:value-type="float">
            <text:p>3080167</text:p>
          </table:table-cell>
          <table:table-cell office:value-type="string" calcext:value-type="string">
            <text:p>Gerardo Guzman Solares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103953" calcext:value-type="float">
            <text:p>3103953</text:p>
          </table:table-cell>
          <table:table-cell office:value-type="string" calcext:value-type="string">
            <text:p>Arturo Cortes Salinas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103956" calcext:value-type="float">
            <text:p>3103956</text:p>
          </table:table-cell>
          <table:table-cell office:value-type="string" calcext:value-type="string">
            <text:p>Erick Alfredo Ramirez Garci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103958" calcext:value-type="float">
            <text:p>3103958</text:p>
          </table:table-cell>
          <table:table-cell office:value-type="string" calcext:value-type="string">
            <text:p>Filemon Tamayo Ocotl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103964" calcext:value-type="float">
            <text:p>3103964</text:p>
          </table:table-cell>
          <table:table-cell office:value-type="string" calcext:value-type="string">
            <text:p>Marco Antonio Gomez Sanch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104148" calcext:value-type="float">
            <text:p>3104148</text:p>
          </table:table-cell>
          <table:table-cell office:value-type="string" calcext:value-type="string">
            <text:p>Cesar Daniel Elvira Alonso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104149" calcext:value-type="float">
            <text:p>3104149</text:p>
          </table:table-cell>
          <table:table-cell office:value-type="string" calcext:value-type="string">
            <text:p>Erick Yamil Bautista Per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104152" calcext:value-type="float">
            <text:p>3104152</text:p>
          </table:table-cell>
          <table:table-cell office:value-type="string" calcext:value-type="string">
            <text:p>Ivan Aguilar Bonill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104156" calcext:value-type="float">
            <text:p>3104156</text:p>
          </table:table-cell>
          <table:table-cell office:value-type="string" calcext:value-type="string">
            <text:p>Yareli Petlachi Herrer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128120" calcext:value-type="float">
            <text:p>3128120</text:p>
          </table:table-cell>
          <table:table-cell office:value-type="string" calcext:value-type="string">
            <text:p>Marivi Baltazar Sanch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242396" calcext:value-type="float">
            <text:p>3242396</text:p>
          </table:table-cell>
          <table:table-cell office:value-type="string" calcext:value-type="string">
            <text:p>David Franz Guzman Domingu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242398" calcext:value-type="float">
            <text:p>3242398</text:p>
          </table:table-cell>
          <table:table-cell office:value-type="string" calcext:value-type="string">
            <text:p>Jorge Andres Vidal Reyes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313507" calcext:value-type="float">
            <text:p>3313507</text:p>
          </table:table-cell>
          <table:table-cell office:value-type="string" calcext:value-type="string">
            <text:p>Ana Karen Rivera Sanch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313509" calcext:value-type="float">
            <text:p>3313509</text:p>
          </table:table-cell>
          <table:table-cell office:value-type="string" calcext:value-type="string">
            <text:p>Araceli Toxqui Percino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313511" calcext:value-type="float">
            <text:p>3313511</text:p>
          </table:table-cell>
          <table:table-cell office:value-type="string" calcext:value-type="string">
            <text:p>Juana Adriana Gomez River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345680" calcext:value-type="float">
            <text:p>3345680</text:p>
          </table:table-cell>
          <table:table-cell office:value-type="string" calcext:value-type="string">
            <text:p>Cynthia Karina Martinez Vissuet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345682" calcext:value-type="float">
            <text:p>3345682</text:p>
          </table:table-cell>
          <table:table-cell office:value-type="string" calcext:value-type="string">
            <text:p>Dulce Abigail Miranda Montiel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345684" calcext:value-type="float">
            <text:p>3345684</text:p>
          </table:table-cell>
          <table:table-cell office:value-type="string" calcext:value-type="string">
            <text:p>Montserrat Luna Zeped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426924" calcext:value-type="float">
            <text:p>3426924</text:p>
          </table:table-cell>
          <table:table-cell office:value-type="string" calcext:value-type="string">
            <text:p>Adrian Palacios Rebolledo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426928" calcext:value-type="float">
            <text:p>3426928</text:p>
          </table:table-cell>
          <table:table-cell office:value-type="string" calcext:value-type="string">
            <text:p>Carlos Daniel Rios Arrioj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426930" calcext:value-type="float">
            <text:p>3426930</text:p>
          </table:table-cell>
          <table:table-cell office:value-type="string" calcext:value-type="string">
            <text:p>Christian Adolfo Chavez Calderon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426933" calcext:value-type="float">
            <text:p>3426933</text:p>
          </table:table-cell>
          <table:table-cell office:value-type="string" calcext:value-type="string">
            <text:p>Emanuel Ramos Martin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426937" calcext:value-type="float">
            <text:p>3426937</text:p>
          </table:table-cell>
          <table:table-cell office:value-type="string" calcext:value-type="string">
            <text:p>Luis Fernando Montiel Tamayo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047047" calcext:value-type="float">
            <text:p>2047047</text:p>
          </table:table-cell>
          <table:table-cell office:value-type="string" calcext:value-type="string">
            <text:p>Irving Edmundo Cabrera Jimen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047056" calcext:value-type="float">
            <text:p>2047056</text:p>
          </table:table-cell>
          <table:table-cell office:value-type="string" calcext:value-type="string">
            <text:p>Luz Maria Espinosa Aguilar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202965" calcext:value-type="float">
            <text:p>2202965</text:p>
          </table:table-cell>
          <table:table-cell office:value-type="string" calcext:value-type="string">
            <text:p>Julio Cesar Muñoz Martin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236417" calcext:value-type="float">
            <text:p>2236417</text:p>
          </table:table-cell>
          <table:table-cell office:value-type="string" calcext:value-type="string">
            <text:p>Iñaki Eskauriatza Rui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315545" calcext:value-type="float">
            <text:p>2315545</text:p>
          </table:table-cell>
          <table:table-cell office:value-type="string" calcext:value-type="string">
            <text:p>Victor Manuel Cordero Mijangos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439986" calcext:value-type="float">
            <text:p>2439986</text:p>
          </table:table-cell>
          <table:table-cell office:value-type="string" calcext:value-type="string">
            <text:p>Luisa Fernanda Porras Ramos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500588" calcext:value-type="float">
            <text:p>2500588</text:p>
          </table:table-cell>
          <table:table-cell office:value-type="string" calcext:value-type="string">
            <text:p>Omar Ramirez Coyotl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500771" calcext:value-type="float">
            <text:p>2500771</text:p>
          </table:table-cell>
          <table:table-cell office:value-type="string" calcext:value-type="string">
            <text:p>Belen Carolina Ahuatzin Atonal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507256" calcext:value-type="float">
            <text:p>2507256</text:p>
          </table:table-cell>
          <table:table-cell office:value-type="string" calcext:value-type="string">
            <text:p>Jose Luis Montoya Constantino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541342" calcext:value-type="float">
            <text:p>2541342</text:p>
          </table:table-cell>
          <table:table-cell office:value-type="string" calcext:value-type="string">
            <text:p>Sara Diaz Espan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541343" calcext:value-type="float">
            <text:p>2541343</text:p>
          </table:table-cell>
          <table:table-cell office:value-type="string" calcext:value-type="string">
            <text:p>Stephanie Bermudez Moreno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541344" calcext:value-type="float">
            <text:p>2541344</text:p>
          </table:table-cell>
          <table:table-cell office:value-type="string" calcext:value-type="string">
            <text:p>Tania Lizeth Galvan Uscang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573481" calcext:value-type="float">
            <text:p>2573481</text:p>
          </table:table-cell>
          <table:table-cell office:value-type="string" calcext:value-type="string">
            <text:p>Hugo Israel Lezama Nieves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575509" calcext:value-type="float">
            <text:p>2575509</text:p>
          </table:table-cell>
          <table:table-cell office:value-type="string" calcext:value-type="string">
            <text:p>Abigail Guzman Pacheco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608337" calcext:value-type="float">
            <text:p>2608337</text:p>
          </table:table-cell>
          <table:table-cell office:value-type="string" calcext:value-type="string">
            <text:p>Edna Araceli Montes Chav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608346" calcext:value-type="float">
            <text:p>2608346</text:p>
          </table:table-cell>
          <table:table-cell office:value-type="string" calcext:value-type="string">
            <text:p>Ricardo Daniel Ramirez Rico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723082" calcext:value-type="float">
            <text:p>2723082</text:p>
          </table:table-cell>
          <table:table-cell office:value-type="string" calcext:value-type="string">
            <text:p>Cynthia Lizzett Gonzalez Valenci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723090" calcext:value-type="float">
            <text:p>2723090</text:p>
          </table:table-cell>
          <table:table-cell office:value-type="string" calcext:value-type="string">
            <text:p>Obed Moreno Peñ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723091" calcext:value-type="float">
            <text:p>2723091</text:p>
          </table:table-cell>
          <table:table-cell office:value-type="string" calcext:value-type="string">
            <text:p>Pedro Abinadi Castelan Sanch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723094" calcext:value-type="float">
            <text:p>2723094</text:p>
          </table:table-cell>
          <table:table-cell office:value-type="string" calcext:value-type="string">
            <text:p>Selena Carmona Cid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724943" calcext:value-type="float">
            <text:p>2724943</text:p>
          </table:table-cell>
          <table:table-cell office:value-type="string" calcext:value-type="string">
            <text:p>Abelardo Admin Aguilar Tapi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724946" calcext:value-type="float">
            <text:p>2724946</text:p>
          </table:table-cell>
          <table:table-cell office:value-type="string" calcext:value-type="string">
            <text:p>Andrea Muñoz Vazqu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724956" calcext:value-type="float">
            <text:p>2724956</text:p>
          </table:table-cell>
          <table:table-cell office:value-type="string" calcext:value-type="string">
            <text:p>Marisol Tellez Tul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757377" calcext:value-type="float">
            <text:p>2757377</text:p>
          </table:table-cell>
          <table:table-cell office:value-type="string" calcext:value-type="string">
            <text:p>Aldo Ivan Campos Orti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757379" calcext:value-type="float">
            <text:p>2757379</text:p>
          </table:table-cell>
          <table:table-cell office:value-type="string" calcext:value-type="string">
            <text:p>Armando Alan Herrera Pinon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757380" calcext:value-type="float">
            <text:p>2757380</text:p>
          </table:table-cell>
          <table:table-cell office:value-type="string" calcext:value-type="string">
            <text:p>Brandon Daniel Perez Salazar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757384" calcext:value-type="float">
            <text:p>2757384</text:p>
          </table:table-cell>
          <table:table-cell office:value-type="string" calcext:value-type="string">
            <text:p>David Hernandez Huert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842255" calcext:value-type="float">
            <text:p>2842255</text:p>
          </table:table-cell>
          <table:table-cell office:value-type="string" calcext:value-type="string">
            <text:p>Ivan Moctezuma Ramir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940690" calcext:value-type="float">
            <text:p>2940690</text:p>
          </table:table-cell>
          <table:table-cell office:value-type="string" calcext:value-type="string">
            <text:p>Fernanda Garcia Per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946986" calcext:value-type="float">
            <text:p>2946986</text:p>
          </table:table-cell>
          <table:table-cell office:value-type="string" calcext:value-type="string">
            <text:p>Alan Centeno Xicohtencatl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964091" calcext:value-type="float">
            <text:p>2964091</text:p>
          </table:table-cell>
          <table:table-cell office:value-type="string" calcext:value-type="string">
            <text:p>Alma Lucero Xoxotla Flores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964143" calcext:value-type="float">
            <text:p>2964143</text:p>
          </table:table-cell>
          <table:table-cell office:value-type="string" calcext:value-type="string">
            <text:p>Adriana Margarita Cortes Parr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964145" calcext:value-type="float">
            <text:p>2964145</text:p>
          </table:table-cell>
          <table:table-cell office:value-type="string" calcext:value-type="string">
            <text:p>Andrea Monserrat Rivera Guzman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966797" calcext:value-type="float">
            <text:p>2966797</text:p>
          </table:table-cell>
          <table:table-cell office:value-type="string" calcext:value-type="string">
            <text:p>Carlos Alberto Romero Mez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992355" calcext:value-type="float">
            <text:p>2992355</text:p>
          </table:table-cell>
          <table:table-cell office:value-type="string" calcext:value-type="string">
            <text:p>Javier Toxqui Cuahuey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2992356" calcext:value-type="float">
            <text:p>2992356</text:p>
          </table:table-cell>
          <table:table-cell office:value-type="string" calcext:value-type="string">
            <text:p>Jorge Arturo Azcona Gom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041456" calcext:value-type="float">
            <text:p>3041456</text:p>
          </table:table-cell>
          <table:table-cell office:value-type="string" calcext:value-type="string">
            <text:p>Joshua Alain Rabines Toxqui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041469" calcext:value-type="float">
            <text:p>3041469</text:p>
          </table:table-cell>
          <table:table-cell office:value-type="string" calcext:value-type="string">
            <text:p>Saul Escalona Cuap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068985" calcext:value-type="float">
            <text:p>3068985</text:p>
          </table:table-cell>
          <table:table-cell office:value-type="string" calcext:value-type="string">
            <text:p>Luis Miguel Tecuapetla Lop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088297" calcext:value-type="float">
            <text:p>3088297</text:p>
          </table:table-cell>
          <table:table-cell office:value-type="string" calcext:value-type="string">
            <text:p>Kellin Muñoz Per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088514" calcext:value-type="float">
            <text:p>3088514</text:p>
          </table:table-cell>
          <table:table-cell office:value-type="string" calcext:value-type="string">
            <text:p>Claudia Elizabeth Hernandez Ramon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120700" calcext:value-type="float">
            <text:p>3120700</text:p>
          </table:table-cell>
          <table:table-cell office:value-type="string" calcext:value-type="string">
            <text:p>Beatriz Ubaldo Carrer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120705" calcext:value-type="float">
            <text:p>3120705</text:p>
          </table:table-cell>
          <table:table-cell office:value-type="string" calcext:value-type="string">
            <text:p>Pablo Antonio Hernandez River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155710" calcext:value-type="float">
            <text:p>3155710</text:p>
          </table:table-cell>
          <table:table-cell office:value-type="string" calcext:value-type="string">
            <text:p>Alejandro Olvera Garibay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155712" calcext:value-type="float">
            <text:p>3155712</text:p>
          </table:table-cell>
          <table:table-cell office:value-type="string" calcext:value-type="string">
            <text:p>Kenia Carrales Rios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269891" calcext:value-type="float">
            <text:p>3269891</text:p>
          </table:table-cell>
          <table:table-cell office:value-type="string" calcext:value-type="string">
            <text:p>Magdalena Fatima Gonzalez Cabral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304044" calcext:value-type="float">
            <text:p>3304044</text:p>
          </table:table-cell>
          <table:table-cell office:value-type="string" calcext:value-type="string">
            <text:p>Jean Sergi Emeterio Juar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304046" calcext:value-type="float">
            <text:p>3304046</text:p>
          </table:table-cell>
          <table:table-cell office:value-type="string" calcext:value-type="string">
            <text:p>Luis Fernando Cardona Soriano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304092" calcext:value-type="float">
            <text:p>3304092</text:p>
          </table:table-cell>
          <table:table-cell office:value-type="string" calcext:value-type="string">
            <text:p>Naomi Lomeli Romero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334301" calcext:value-type="float">
            <text:p>3334301</text:p>
          </table:table-cell>
          <table:table-cell office:value-type="string" calcext:value-type="string">
            <text:p>Melina Garcia Per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334324" calcext:value-type="float">
            <text:p>3334324</text:p>
          </table:table-cell>
          <table:table-cell office:value-type="string" calcext:value-type="string">
            <text:p>Maria Fernanda Chavez Jimen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334360" calcext:value-type="float">
            <text:p>3334360</text:p>
          </table:table-cell>
          <table:table-cell office:value-type="string" calcext:value-type="string">
            <text:p>Roxana Goretti Marin Porras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334369" calcext:value-type="float">
            <text:p>3334369</text:p>
          </table:table-cell>
          <table:table-cell office:value-type="string" calcext:value-type="string">
            <text:p>Maria Fernanda Vargas Cervantes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334433" calcext:value-type="float">
            <text:p>3334433</text:p>
          </table:table-cell>
          <table:table-cell office:value-type="string" calcext:value-type="string">
            <text:p>Abigail Toxqui Lop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334437" calcext:value-type="float">
            <text:p>3334437</text:p>
          </table:table-cell>
          <table:table-cell office:value-type="string" calcext:value-type="string">
            <text:p>Abril Azul Cortes Flores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334444" calcext:value-type="float">
            <text:p>3334444</text:p>
          </table:table-cell>
          <table:table-cell office:value-type="string" calcext:value-type="string">
            <text:p>Edgar Adonay Lopez Caballero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334452" calcext:value-type="float">
            <text:p>3334452</text:p>
          </table:table-cell>
          <table:table-cell office:value-type="string" calcext:value-type="string">
            <text:p>Frida Lopez Castañeda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334454" calcext:value-type="float">
            <text:p>3334454</text:p>
          </table:table-cell>
          <table:table-cell office:value-type="string" calcext:value-type="string">
            <text:p>Ana Gabriela Martinez Hernand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334455" calcext:value-type="float">
            <text:p>3334455</text:p>
          </table:table-cell>
          <table:table-cell office:value-type="string" calcext:value-type="string">
            <text:p>Angelica Coeto Roque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334459" calcext:value-type="float">
            <text:p>3334459</text:p>
          </table:table-cell>
          <table:table-cell office:value-type="string" calcext:value-type="string">
            <text:p>Andrea Noemi Roa Martinez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  <table:table-row table:style-name="ro1">
          <table:table-cell office:value-type="float" office:value="3403219" calcext:value-type="float">
            <text:p>3403219</text:p>
          </table:table-cell>
          <table:table-cell office:value-type="string" calcext:value-type="string">
            <text:p>Aldair Antoine</text:p>
          </table:table-cell>
          <table:table-cell office:value-type="string" calcext:value-type="string">
            <text:p>HTG PUE</text:p>
          </table:table-cell>
          <table:table-cell office:value-type="string" calcext:value-type="string">
            <text:p>Western Union</text:p>
          </table:table-cell>
          <table:table-cell office:value-type="string" calcext:value-type="string">
            <text:p>TPMXN Talavera</text:p>
          </table:table-cell>
          <table:table-cell table:number-columns-repeated="7"/>
        </table:table-row>
      </table:table>
      <table:table table:name="3. HTG HMO - GrubHub - TPMXN Saguaro" table:style-name="ta1">
        <table:table-column table:style-name="co1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6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3" office:value-type="string" calcext:value-type="string">
            <text:p>Ident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ontract_Type</text:p>
          </table:table-cell>
          <table:table-cell office:value-type="string" calcext:value-type="string">
            <text:p>Client_Name</text:p>
          </table:table-cell>
          <table:table-cell office:value-type="string" calcext:value-type="string">
            <text:p>Location_Name</text:p>
          </table:table-cell>
          <table:table-cell/>
          <table:table-cell office:value-type="string" calcext:value-type="string">
            <text:p>Perfil Solicitante</text:p>
          </table:table-cell>
          <table:table-cell office:value-type="string" calcext:value-type="string">
            <text:p>GrubHub_Saguaro_S</text:p>
          </table:table-cell>
          <table:table-cell/>
          <table:table-cell office:value-type="float" office:value="3454697" calcext:value-type="float">
            <text:p>3454697</text:p>
          </table:table-cell>
          <table:table-cell office:value-type="string" calcext:value-type="string">
            <text:p>wong.178</text:p>
          </table:table-cell>
          <table:table-cell office:value-type="string" calcext:value-type="string">
            <text:p>Wing Sze Wong</text:p>
          </table:table-cell>
        </table:table-row>
        <table:table-row table:style-name="ro1">
          <table:table-cell office:value-type="float" office:value="435292" calcext:value-type="float">
            <text:p>435292</text:p>
          </table:table-cell>
          <table:table-cell office:value-type="string" calcext:value-type="string">
            <text:p>Daniel Perez Alcantar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4"/>
          <table:table-cell office:value-type="float" office:value="3269747" calcext:value-type="float">
            <text:p>3269747</text:p>
          </table:table-cell>
          <table:table-cell office:value-type="string" calcext:value-type="string">
            <text:p>guluartegarcia.5</text:p>
          </table:table-cell>
          <table:table-cell office:value-type="string" calcext:value-type="string">
            <text:p>Maria Fernanda Guluarte Garcia</text:p>
          </table:table-cell>
        </table:table-row>
        <table:table-row table:style-name="ro1">
          <table:table-cell office:value-type="float" office:value="448942" calcext:value-type="float">
            <text:p>448942</text:p>
          </table:table-cell>
          <table:table-cell office:value-type="string" calcext:value-type="string">
            <text:p>Adan Daniel Flores Valad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4"/>
          <table:table-cell office:value-type="float" office:value="3161792" calcext:value-type="float">
            <text:p>3161792</text:p>
          </table:table-cell>
          <table:table-cell office:value-type="string" calcext:value-type="string">
            <text:p>orozcolugo.5</text:p>
          </table:table-cell>
          <table:table-cell office:value-type="string" calcext:value-type="string">
            <text:p>Deyanira Orozco Lugo</text:p>
          </table:table-cell>
        </table:table-row>
        <table:table-row table:style-name="ro1">
          <table:table-cell office:value-type="float" office:value="496634" calcext:value-type="float">
            <text:p>496634</text:p>
          </table:table-cell>
          <table:table-cell office:value-type="string" calcext:value-type="string">
            <text:p>Marco Antonio Gonzalez Islas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4"/>
          <table:table-cell office:value-type="float" office:value="3118546" calcext:value-type="float">
            <text:p>3118546</text:p>
          </table:table-cell>
          <table:table-cell office:value-type="string" calcext:value-type="string">
            <text:p>orrantiacortez.5</text:p>
          </table:table-cell>
          <table:table-cell office:value-type="string" calcext:value-type="string">
            <text:p>Miguel Angel Orrantia Cortez</text:p>
          </table:table-cell>
        </table:table-row>
        <table:table-row table:style-name="ro1">
          <table:table-cell office:value-type="float" office:value="501799" calcext:value-type="float">
            <text:p>501799</text:p>
          </table:table-cell>
          <table:table-cell office:value-type="string" calcext:value-type="string">
            <text:p>Saul Rangel Juver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4"/>
          <table:table-cell office:value-type="float" office:value="3110099" calcext:value-type="float">
            <text:p>3110099</text:p>
          </table:table-cell>
          <table:table-cell office:value-type="string" calcext:value-type="string">
            <text:p>vizcarraolvera.6</text:p>
          </table:table-cell>
          <table:table-cell office:value-type="string" calcext:value-type="string">
            <text:p>Jesus Enrique Vizcarra Olvera</text:p>
          </table:table-cell>
        </table:table-row>
        <table:table-row table:style-name="ro1">
          <table:table-cell office:value-type="float" office:value="517122" calcext:value-type="float">
            <text:p>517122</text:p>
          </table:table-cell>
          <table:table-cell office:value-type="string" calcext:value-type="string">
            <text:p>Eduardo Guadalupe Burruel Castro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/>
          <table:table-cell office:value-type="string" calcext:value-type="string">
            <text:p>Perfil Autorizador</text:p>
          </table:table-cell>
          <table:table-cell office:value-type="string" calcext:value-type="string">
            <text:p>GrubHub_Saguaro_A</text:p>
          </table:table-cell>
          <table:table-cell/>
          <table:table-cell office:value-type="float" office:value="3101789" calcext:value-type="float">
            <text:p>3101789</text:p>
          </table:table-cell>
          <table:table-cell office:value-type="string" calcext:value-type="string">
            <text:p>ocejogarcia.5</text:p>
          </table:table-cell>
          <table:table-cell office:value-type="string" calcext:value-type="string">
            <text:p>Saul Ocejo Garcia</text:p>
          </table:table-cell>
        </table:table-row>
        <table:table-row table:style-name="ro1">
          <table:table-cell office:value-type="float" office:value="545249" calcext:value-type="float">
            <text:p>545249</text:p>
          </table:table-cell>
          <table:table-cell office:value-type="string" calcext:value-type="string">
            <text:p>Cesar Augusto Anguiano Vasqu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4"/>
          <table:table-cell office:value-type="float" office:value="3086302" calcext:value-type="float">
            <text:p>3086302</text:p>
          </table:table-cell>
          <table:table-cell office:value-type="string" calcext:value-type="string">
            <text:p>menchacatinoco.5</text:p>
          </table:table-cell>
          <table:table-cell office:value-type="string" calcext:value-type="string">
            <text:p>David Menchaca Tinoco</text:p>
          </table:table-cell>
        </table:table-row>
        <table:table-row table:style-name="ro1">
          <table:table-cell office:value-type="float" office:value="560730" calcext:value-type="float">
            <text:p>560730</text:p>
          </table:table-cell>
          <table:table-cell office:value-type="string" calcext:value-type="string">
            <text:p>Maritza Elena Enriquez Licon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4"/>
          <table:table-cell office:value-type="float" office:value="3079747" calcext:value-type="float">
            <text:p>3079747</text:p>
          </table:table-cell>
          <table:table-cell office:value-type="string" calcext:value-type="string">
            <text:p>rodriguezaviles.9</text:p>
          </table:table-cell>
          <table:table-cell office:value-type="string" calcext:value-type="string">
            <text:p>David Eduardo Rodriguez Aviles</text:p>
          </table:table-cell>
        </table:table-row>
        <table:table-row table:style-name="ro1">
          <table:table-cell office:value-type="float" office:value="561264" calcext:value-type="float">
            <text:p>561264</text:p>
          </table:table-cell>
          <table:table-cell office:value-type="string" calcext:value-type="string">
            <text:p>Enrique Chew Arizmendi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4"/>
          <table:table-cell office:value-type="float" office:value="3065939" calcext:value-type="float">
            <text:p>3065939</text:p>
          </table:table-cell>
          <table:table-cell office:value-type="string" calcext:value-type="string">
            <text:p>xibillebustamante.5</text:p>
          </table:table-cell>
          <table:table-cell office:value-type="string" calcext:value-type="string">
            <text:p>Conrado Xibille Bustamante</text:p>
          </table:table-cell>
        </table:table-row>
        <table:table-row table:style-name="ro1">
          <table:table-cell office:value-type="float" office:value="651494" calcext:value-type="float">
            <text:p>651494</text:p>
          </table:table-cell>
          <table:table-cell office:value-type="string" calcext:value-type="string">
            <text:p>Edgar Gregorio Paredes Garci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4"/>
          <table:table-cell office:value-type="float" office:value="3039466" calcext:value-type="float">
            <text:p>3039466</text:p>
          </table:table-cell>
          <table:table-cell office:value-type="string" calcext:value-type="string">
            <text:p>montoyarosales.5</text:p>
          </table:table-cell>
          <table:table-cell office:value-type="string" calcext:value-type="string">
            <text:p>Ileana Yadira Montoya Rosales</text:p>
          </table:table-cell>
        </table:table-row>
        <table:table-row table:style-name="ro1">
          <table:table-cell office:value-type="float" office:value="692828" calcext:value-type="float">
            <text:p>692828</text:p>
          </table:table-cell>
          <table:table-cell office:value-type="string" calcext:value-type="string">
            <text:p>Teodoro Palomera Rodrigu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/>
          <table:table-cell office:value-type="string" calcext:value-type="string">
            <text:p>Perfil Responsable</text:p>
          </table:table-cell>
          <table:table-cell office:value-type="string" calcext:value-type="string">
            <text:p>GrubHub_Saguaro_R</text:p>
          </table:table-cell>
          <table:table-cell/>
          <table:table-cell office:value-type="float" office:value="2808262" calcext:value-type="float">
            <text:p>2808262</text:p>
          </table:table-cell>
          <table:table-cell office:value-type="string" calcext:value-type="string">
            <text:p>rosasflores.8</text:p>
          </table:table-cell>
          <table:table-cell office:value-type="string" calcext:value-type="string">
            <text:p>Maria De Lourdes Rosas Flores </text:p>
          </table:table-cell>
        </table:table-row>
        <table:table-row table:style-name="ro1">
          <table:table-cell office:value-type="float" office:value="729884" calcext:value-type="float">
            <text:p>729884</text:p>
          </table:table-cell>
          <table:table-cell office:value-type="string" calcext:value-type="string">
            <text:p>Joel Lin Arce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812149" calcext:value-type="float">
            <text:p>812149</text:p>
          </table:table-cell>
          <table:table-cell office:value-type="string" calcext:value-type="string">
            <text:p>Dina Yaney Tequida Corral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950411" calcext:value-type="float">
            <text:p>950411</text:p>
          </table:table-cell>
          <table:table-cell office:value-type="string" calcext:value-type="string">
            <text:p>Eva Carolina Muro Fragoso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1016284" calcext:value-type="float">
            <text:p>1016284</text:p>
          </table:table-cell>
          <table:table-cell office:value-type="string" calcext:value-type="string">
            <text:p>Karen Mariel Luna Gastelum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1045627" calcext:value-type="float">
            <text:p>1045627</text:p>
          </table:table-cell>
          <table:table-cell office:value-type="string" calcext:value-type="string">
            <text:p>Edgar Zarate Parr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1215532" calcext:value-type="float">
            <text:p>1215532</text:p>
          </table:table-cell>
          <table:table-cell office:value-type="string" calcext:value-type="string">
            <text:p>Miriam Guadalupe Celaya Estrell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1293689" calcext:value-type="float">
            <text:p>1293689</text:p>
          </table:table-cell>
          <table:table-cell office:value-type="string" calcext:value-type="string">
            <text:p>Ana Patricia Medrano Guzman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1331404" calcext:value-type="float">
            <text:p>1331404</text:p>
          </table:table-cell>
          <table:table-cell office:value-type="string" calcext:value-type="string">
            <text:p>Jovanna Guadalupe Contreras Burgos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1603411" calcext:value-type="float">
            <text:p>1603411</text:p>
          </table:table-cell>
          <table:table-cell office:value-type="string" calcext:value-type="string">
            <text:p>Antonio Asiainth Guerrero Castañed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1744418" calcext:value-type="float">
            <text:p>1744418</text:p>
          </table:table-cell>
          <table:table-cell office:value-type="string" calcext:value-type="string">
            <text:p>Jesus Ramon Castillo Portillo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1744685" calcext:value-type="float">
            <text:p>1744685</text:p>
          </table:table-cell>
          <table:table-cell office:value-type="string" calcext:value-type="string">
            <text:p>Erisbe Parra Moroyoqui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1795549" calcext:value-type="float">
            <text:p>1795549</text:p>
          </table:table-cell>
          <table:table-cell office:value-type="string" calcext:value-type="string">
            <text:p>Victor Hugo Moreno Gonzal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1835315" calcext:value-type="float">
            <text:p>1835315</text:p>
          </table:table-cell>
          <table:table-cell office:value-type="string" calcext:value-type="string">
            <text:p>Diana Alejandra Valencia Lar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1835320" calcext:value-type="float">
            <text:p>1835320</text:p>
          </table:table-cell>
          <table:table-cell office:value-type="string" calcext:value-type="string">
            <text:p>Itzel Irene Barrios Velasqu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1905577" calcext:value-type="float">
            <text:p>1905577</text:p>
          </table:table-cell>
          <table:table-cell office:value-type="string" calcext:value-type="string">
            <text:p>Victor Abraham Parra Barrios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1988982" calcext:value-type="float">
            <text:p>1988982</text:p>
          </table:table-cell>
          <table:table-cell office:value-type="string" calcext:value-type="string">
            <text:p>Fernanda Araceli Moraga Llanes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121703" calcext:value-type="float">
            <text:p>2121703</text:p>
          </table:table-cell>
          <table:table-cell office:value-type="string" calcext:value-type="string">
            <text:p>Abril Denisse Chavez Cordov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121707" calcext:value-type="float">
            <text:p>2121707</text:p>
          </table:table-cell>
          <table:table-cell office:value-type="string" calcext:value-type="string">
            <text:p>Carlos Alberto Robles Nieblas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121715" calcext:value-type="float">
            <text:p>2121715</text:p>
          </table:table-cell>
          <table:table-cell office:value-type="string" calcext:value-type="string">
            <text:p>Karla Berenice Cohen Franco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158330" calcext:value-type="float">
            <text:p>2158330</text:p>
          </table:table-cell>
          <table:table-cell office:value-type="string" calcext:value-type="string">
            <text:p>Edgar Alejandro Felix Bonill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158334" calcext:value-type="float">
            <text:p>2158334</text:p>
          </table:table-cell>
          <table:table-cell office:value-type="string" calcext:value-type="string">
            <text:p>Genaro Francisco Cejudo Rodrigu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194868" calcext:value-type="float">
            <text:p>2194868</text:p>
          </table:table-cell>
          <table:table-cell office:value-type="string" calcext:value-type="string">
            <text:p>Idania Ivette Ortiz Corell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194873" calcext:value-type="float">
            <text:p>2194873</text:p>
          </table:table-cell>
          <table:table-cell office:value-type="string" calcext:value-type="string">
            <text:p>Martin Alejandro Vindiola Pacheco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261271" calcext:value-type="float">
            <text:p>2261271</text:p>
          </table:table-cell>
          <table:table-cell office:value-type="string" calcext:value-type="string">
            <text:p>Reyna Yamileth Bustamante Maldonado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279067" calcext:value-type="float">
            <text:p>2279067</text:p>
          </table:table-cell>
          <table:table-cell office:value-type="string" calcext:value-type="string">
            <text:p>Sebastian Leon Barahon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279068" calcext:value-type="float">
            <text:p>2279068</text:p>
          </table:table-cell>
          <table:table-cell office:value-type="string" calcext:value-type="string">
            <text:p>Viviana Estefania Islas Alcara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348667" calcext:value-type="float">
            <text:p>2348667</text:p>
          </table:table-cell>
          <table:table-cell office:value-type="string" calcext:value-type="string">
            <text:p>Dulce Celeste Neri Garci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663869" calcext:value-type="float">
            <text:p>2663869</text:p>
          </table:table-cell>
          <table:table-cell office:value-type="string" calcext:value-type="string">
            <text:p>Ulises Leon Robles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663875" calcext:value-type="float">
            <text:p>2663875</text:p>
          </table:table-cell>
          <table:table-cell office:value-type="string" calcext:value-type="string">
            <text:p>Raymundo Trinidad Carrillo Alcantar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757399" calcext:value-type="float">
            <text:p>2757399</text:p>
          </table:table-cell>
          <table:table-cell office:value-type="string" calcext:value-type="string">
            <text:p>Adriana Valenzuela Lucero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762994" calcext:value-type="float">
            <text:p>2762994</text:p>
          </table:table-cell>
          <table:table-cell office:value-type="string" calcext:value-type="string">
            <text:p>Daniela Leticia Flores Gonzal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763122" calcext:value-type="float">
            <text:p>2763122</text:p>
          </table:table-cell>
          <table:table-cell office:value-type="string" calcext:value-type="string">
            <text:p>Silver Adan Munguia Martin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763123" calcext:value-type="float">
            <text:p>2763123</text:p>
          </table:table-cell>
          <table:table-cell office:value-type="string" calcext:value-type="string">
            <text:p>Cesar Gabriel Barraza Granados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813222" calcext:value-type="float">
            <text:p>2813222</text:p>
          </table:table-cell>
          <table:table-cell office:value-type="string" calcext:value-type="string">
            <text:p>Vanessa Arlete Saucedo Ross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813505" calcext:value-type="float">
            <text:p>2813505</text:p>
          </table:table-cell>
          <table:table-cell office:value-type="string" calcext:value-type="string">
            <text:p>Elsa Raquel Romero Borbon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813563" calcext:value-type="float">
            <text:p>2813563</text:p>
          </table:table-cell>
          <table:table-cell office:value-type="string" calcext:value-type="string">
            <text:p>Francisco Meza Lop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844205" calcext:value-type="float">
            <text:p>2844205</text:p>
          </table:table-cell>
          <table:table-cell office:value-type="string" calcext:value-type="string">
            <text:p>Angel Francisco Ibarra Reyes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844234" calcext:value-type="float">
            <text:p>2844234</text:p>
          </table:table-cell>
          <table:table-cell office:value-type="string" calcext:value-type="string">
            <text:p>Delia Priscila Elias Castañed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881451" calcext:value-type="float">
            <text:p>2881451</text:p>
          </table:table-cell>
          <table:table-cell office:value-type="string" calcext:value-type="string">
            <text:p>Elizabeth Lopez Lop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881519" calcext:value-type="float">
            <text:p>2881519</text:p>
          </table:table-cell>
          <table:table-cell office:value-type="string" calcext:value-type="string">
            <text:p>Gerardo Andres Molina Marqu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881648" calcext:value-type="float">
            <text:p>2881648</text:p>
          </table:table-cell>
          <table:table-cell office:value-type="string" calcext:value-type="string">
            <text:p>Rodolfo Barroso Tapi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897634" calcext:value-type="float">
            <text:p>2897634</text:p>
          </table:table-cell>
          <table:table-cell office:value-type="string" calcext:value-type="string">
            <text:p>Fernanda Jose Tijerina Rios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897689" calcext:value-type="float">
            <text:p>2897689</text:p>
          </table:table-cell>
          <table:table-cell office:value-type="string" calcext:value-type="string">
            <text:p>Daniela Sanchez Toru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897766" calcext:value-type="float">
            <text:p>2897766</text:p>
          </table:table-cell>
          <table:table-cell office:value-type="string" calcext:value-type="string">
            <text:p>Manuel Ernesto Laredo Lucero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897791" calcext:value-type="float">
            <text:p>2897791</text:p>
          </table:table-cell>
          <table:table-cell office:value-type="string" calcext:value-type="string">
            <text:p>Crystal Aldaco Estrell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897793" calcext:value-type="float">
            <text:p>2897793</text:p>
          </table:table-cell>
          <table:table-cell office:value-type="string" calcext:value-type="string">
            <text:p>Vanesa Morales Frock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897838" calcext:value-type="float">
            <text:p>2897838</text:p>
          </table:table-cell>
          <table:table-cell office:value-type="string" calcext:value-type="string">
            <text:p>Hugo Alberto Teran Romero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947131" calcext:value-type="float">
            <text:p>2947131</text:p>
          </table:table-cell>
          <table:table-cell office:value-type="string" calcext:value-type="string">
            <text:p>Samuel Gonzalez Montaño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947171" calcext:value-type="float">
            <text:p>2947171</text:p>
          </table:table-cell>
          <table:table-cell office:value-type="string" calcext:value-type="string">
            <text:p>Adrian Esteban Cortes Gutierr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947183" calcext:value-type="float">
            <text:p>2947183</text:p>
          </table:table-cell>
          <table:table-cell office:value-type="string" calcext:value-type="string">
            <text:p>Carolina Huerta Moroyoqui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983528" calcext:value-type="float">
            <text:p>2983528</text:p>
          </table:table-cell>
          <table:table-cell office:value-type="string" calcext:value-type="string">
            <text:p>Carmen Lizette Gonzalez Del Villar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983564" calcext:value-type="float">
            <text:p>2983564</text:p>
          </table:table-cell>
          <table:table-cell office:value-type="string" calcext:value-type="string">
            <text:p>Katia Alejandra Rodarte Lun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983576" calcext:value-type="float">
            <text:p>2983576</text:p>
          </table:table-cell>
          <table:table-cell office:value-type="string" calcext:value-type="string">
            <text:p>Alejandra Chacon Sanch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983586" calcext:value-type="float">
            <text:p>2983586</text:p>
          </table:table-cell>
          <table:table-cell office:value-type="string" calcext:value-type="string">
            <text:p>Jennifer Danet Esquer Loy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985029" calcext:value-type="float">
            <text:p>2985029</text:p>
          </table:table-cell>
          <table:table-cell office:value-type="string" calcext:value-type="string">
            <text:p>Abigail Cañedo Escobedo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007888" calcext:value-type="float">
            <text:p>3007888</text:p>
          </table:table-cell>
          <table:table-cell office:value-type="string" calcext:value-type="string">
            <text:p>Jorge Luis Contreras Lop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008017" calcext:value-type="float">
            <text:p>3008017</text:p>
          </table:table-cell>
          <table:table-cell office:value-type="string" calcext:value-type="string">
            <text:p>Lizbeth Karina Iriqui Torres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022300" calcext:value-type="float">
            <text:p>3022300</text:p>
          </table:table-cell>
          <table:table-cell office:value-type="string" calcext:value-type="string">
            <text:p>Sara Victoria Rojo Manzanar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022390" calcext:value-type="float">
            <text:p>3022390</text:p>
          </table:table-cell>
          <table:table-cell office:value-type="string" calcext:value-type="string">
            <text:p>Alexia Veronica Arce Graci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022413" calcext:value-type="float">
            <text:p>3022413</text:p>
          </table:table-cell>
          <table:table-cell office:value-type="string" calcext:value-type="string">
            <text:p>Fernanda Cabrera Valenzuel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024246" calcext:value-type="float">
            <text:p>3024246</text:p>
          </table:table-cell>
          <table:table-cell office:value-type="string" calcext:value-type="string">
            <text:p>Celina Del Carmen Juarez Samaniego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024247" calcext:value-type="float">
            <text:p>3024247</text:p>
          </table:table-cell>
          <table:table-cell office:value-type="string" calcext:value-type="string">
            <text:p>Jesus Eduardo Valenzuela Lop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041567" calcext:value-type="float">
            <text:p>3041567</text:p>
          </table:table-cell>
          <table:table-cell office:value-type="string" calcext:value-type="string">
            <text:p>David Enrique De La Cruz Bustamante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1245300" calcext:value-type="float">
            <text:p>1245300</text:p>
          </table:table-cell>
          <table:table-cell office:value-type="string" calcext:value-type="string">
            <text:p>Maria Chanthal Ayala Celay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1320470" calcext:value-type="float">
            <text:p>1320470</text:p>
          </table:table-cell>
          <table:table-cell office:value-type="string" calcext:value-type="string">
            <text:p>Karen Melissa Ortega Jacott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1635261" calcext:value-type="float">
            <text:p>1635261</text:p>
          </table:table-cell>
          <table:table-cell office:value-type="string" calcext:value-type="string">
            <text:p>Derek Esau Rendon Trejo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1635271" calcext:value-type="float">
            <text:p>1635271</text:p>
          </table:table-cell>
          <table:table-cell office:value-type="string" calcext:value-type="string">
            <text:p>Omar Rafael Ibarra Reyes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1635287" calcext:value-type="float">
            <text:p>1635287</text:p>
          </table:table-cell>
          <table:table-cell office:value-type="string" calcext:value-type="string">
            <text:p>Briana Ly Ibarra Osorio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1635292" calcext:value-type="float">
            <text:p>1635292</text:p>
          </table:table-cell>
          <table:table-cell office:value-type="string" calcext:value-type="string">
            <text:p>Jesus Arturo Molina Gutierr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1681412" calcext:value-type="float">
            <text:p>1681412</text:p>
          </table:table-cell>
          <table:table-cell office:value-type="string" calcext:value-type="string">
            <text:p>Reyna Yazmin Duran Gutierr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1822716" calcext:value-type="float">
            <text:p>1822716</text:p>
          </table:table-cell>
          <table:table-cell office:value-type="string" calcext:value-type="string">
            <text:p>Imelda Adriana Moreno Domingu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024801" calcext:value-type="float">
            <text:p>2024801</text:p>
          </table:table-cell>
          <table:table-cell office:value-type="string" calcext:value-type="string">
            <text:p>Allan Alberto Pino Cordov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024802" calcext:value-type="float">
            <text:p>2024802</text:p>
          </table:table-cell>
          <table:table-cell office:value-type="string" calcext:value-type="string">
            <text:p>Eloy Alfonso Mendez Gallegos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113310" calcext:value-type="float">
            <text:p>2113310</text:p>
          </table:table-cell>
          <table:table-cell office:value-type="string" calcext:value-type="string">
            <text:p>Diana Susana Figueroa Duarte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297563" calcext:value-type="float">
            <text:p>2297563</text:p>
          </table:table-cell>
          <table:table-cell office:value-type="string" calcext:value-type="string">
            <text:p>Alan Alexis Gamez Muño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297566" calcext:value-type="float">
            <text:p>2297566</text:p>
          </table:table-cell>
          <table:table-cell office:value-type="string" calcext:value-type="string">
            <text:p>Diana Laura Carranza Carranz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297571" calcext:value-type="float">
            <text:p>2297571</text:p>
          </table:table-cell>
          <table:table-cell office:value-type="string" calcext:value-type="string">
            <text:p>Mariana Gonzalez Vargas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455849" calcext:value-type="float">
            <text:p>2455849</text:p>
          </table:table-cell>
          <table:table-cell office:value-type="string" calcext:value-type="string">
            <text:p>Luis Enrique Rivas Castillo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600338" calcext:value-type="float">
            <text:p>2600338</text:p>
          </table:table-cell>
          <table:table-cell office:value-type="string" calcext:value-type="string">
            <text:p>Karen Alondra Islas Alcara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648140" calcext:value-type="float">
            <text:p>2648140</text:p>
          </table:table-cell>
          <table:table-cell office:value-type="string" calcext:value-type="string">
            <text:p>Bryan Xoer Paredes Padill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652723" calcext:value-type="float">
            <text:p>2652723</text:p>
          </table:table-cell>
          <table:table-cell office:value-type="string" calcext:value-type="string">
            <text:p>Andres Hernandez Galavi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702331" calcext:value-type="float">
            <text:p>2702331</text:p>
          </table:table-cell>
          <table:table-cell office:value-type="string" calcext:value-type="string">
            <text:p>Sebastian Urias Sanch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736019" calcext:value-type="float">
            <text:p>2736019</text:p>
          </table:table-cell>
          <table:table-cell office:value-type="string" calcext:value-type="string">
            <text:p>Arlette Fernandez Garci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736207" calcext:value-type="float">
            <text:p>2736207</text:p>
          </table:table-cell>
          <table:table-cell office:value-type="string" calcext:value-type="string">
            <text:p>Oscar Adolfo Lucero Beltran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736241" calcext:value-type="float">
            <text:p>2736241</text:p>
          </table:table-cell>
          <table:table-cell office:value-type="string" calcext:value-type="string">
            <text:p>Raul Alejandro Rascon Oquit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736967" calcext:value-type="float">
            <text:p>2736967</text:p>
          </table:table-cell>
          <table:table-cell office:value-type="string" calcext:value-type="string">
            <text:p>Aurelio Duarte Gom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737326" calcext:value-type="float">
            <text:p>2737326</text:p>
          </table:table-cell>
          <table:table-cell office:value-type="string" calcext:value-type="string">
            <text:p>Dulce Noriko Carrera Castelan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771663" calcext:value-type="float">
            <text:p>2771663</text:p>
          </table:table-cell>
          <table:table-cell office:value-type="string" calcext:value-type="string">
            <text:p>Luis Mario Ibarra Arizmendi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771755" calcext:value-type="float">
            <text:p>2771755</text:p>
          </table:table-cell>
          <table:table-cell office:value-type="string" calcext:value-type="string">
            <text:p>Jose Juan Carlos Ramos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771839" calcext:value-type="float">
            <text:p>2771839</text:p>
          </table:table-cell>
          <table:table-cell office:value-type="string" calcext:value-type="string">
            <text:p>Martha Alicia Velazquez Espinoz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777808" calcext:value-type="float">
            <text:p>2777808</text:p>
          </table:table-cell>
          <table:table-cell office:value-type="string" calcext:value-type="string">
            <text:p>Andrea Manzanares Hernand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799815" calcext:value-type="float">
            <text:p>2799815</text:p>
          </table:table-cell>
          <table:table-cell office:value-type="string" calcext:value-type="string">
            <text:p>Oliver Adrian Rodriguez Rodrigu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829141" calcext:value-type="float">
            <text:p>2829141</text:p>
          </table:table-cell>
          <table:table-cell office:value-type="string" calcext:value-type="string">
            <text:p>Carlos Elias Luna Soriano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834807" calcext:value-type="float">
            <text:p>2834807</text:p>
          </table:table-cell>
          <table:table-cell office:value-type="string" calcext:value-type="string">
            <text:p>Noe Contreras Espinoz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834833" calcext:value-type="float">
            <text:p>2834833</text:p>
          </table:table-cell>
          <table:table-cell office:value-type="string" calcext:value-type="string">
            <text:p>Jesus Eduardo Ibarra Borbon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859747" calcext:value-type="float">
            <text:p>2859747</text:p>
          </table:table-cell>
          <table:table-cell office:value-type="string" calcext:value-type="string">
            <text:p>Dai Elihu Blanquel Garci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861455" calcext:value-type="float">
            <text:p>2861455</text:p>
          </table:table-cell>
          <table:table-cell office:value-type="string" calcext:value-type="string">
            <text:p>Dominique Murillo Vasqu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889684" calcext:value-type="float">
            <text:p>2889684</text:p>
          </table:table-cell>
          <table:table-cell office:value-type="string" calcext:value-type="string">
            <text:p>Yomaira Vanessa Tanori Mungui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889734" calcext:value-type="float">
            <text:p>2889734</text:p>
          </table:table-cell>
          <table:table-cell office:value-type="string" calcext:value-type="string">
            <text:p>Said del Villar Gonzal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914333" calcext:value-type="float">
            <text:p>2914333</text:p>
          </table:table-cell>
          <table:table-cell office:value-type="string" calcext:value-type="string">
            <text:p>Christopher Isaac Sastre Garci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914343" calcext:value-type="float">
            <text:p>2914343</text:p>
          </table:table-cell>
          <table:table-cell office:value-type="string" calcext:value-type="string">
            <text:p>Sebastian Fimbres Robles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938840" calcext:value-type="float">
            <text:p>2938840</text:p>
          </table:table-cell>
          <table:table-cell office:value-type="string" calcext:value-type="string">
            <text:p>Daniel Alejandro Espinoza Herrer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938857" calcext:value-type="float">
            <text:p>2938857</text:p>
          </table:table-cell>
          <table:table-cell office:value-type="string" calcext:value-type="string">
            <text:p>Sonia Lizbeth Laredo Lucero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938887" calcext:value-type="float">
            <text:p>2938887</text:p>
          </table:table-cell>
          <table:table-cell office:value-type="string" calcext:value-type="string">
            <text:p>Paola Alejandra Malagon Sau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938943" calcext:value-type="float">
            <text:p>2938943</text:p>
          </table:table-cell>
          <table:table-cell office:value-type="string" calcext:value-type="string">
            <text:p>Manuel Daned Peralta Huert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938949" calcext:value-type="float">
            <text:p>2938949</text:p>
          </table:table-cell>
          <table:table-cell office:value-type="string" calcext:value-type="string">
            <text:p>Jonathan Jaime Yeomans Lugo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939015" calcext:value-type="float">
            <text:p>2939015</text:p>
          </table:table-cell>
          <table:table-cell office:value-type="string" calcext:value-type="string">
            <text:p>Izmilka Valeria Ibañez Peñuñuri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939017" calcext:value-type="float">
            <text:p>2939017</text:p>
          </table:table-cell>
          <table:table-cell office:value-type="string" calcext:value-type="string">
            <text:p>Santiago Moreno Tacho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939026" calcext:value-type="float">
            <text:p>2939026</text:p>
          </table:table-cell>
          <table:table-cell office:value-type="string" calcext:value-type="string">
            <text:p>Jesi Abdiel Licona Lop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939041" calcext:value-type="float">
            <text:p>2939041</text:p>
          </table:table-cell>
          <table:table-cell office:value-type="string" calcext:value-type="string">
            <text:p>Abraham Ricardo Amay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990497" calcext:value-type="float">
            <text:p>2990497</text:p>
          </table:table-cell>
          <table:table-cell office:value-type="string" calcext:value-type="string">
            <text:p>Claudia Lizbeth Ruiz Valenzuel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990500" calcext:value-type="float">
            <text:p>2990500</text:p>
          </table:table-cell>
          <table:table-cell office:value-type="string" calcext:value-type="string">
            <text:p>Roberto Sanchez Beltran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990557" calcext:value-type="float">
            <text:p>2990557</text:p>
          </table:table-cell>
          <table:table-cell office:value-type="string" calcext:value-type="string">
            <text:p>Itzia Maria Gonzalez Lop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015461" calcext:value-type="float">
            <text:p>3015461</text:p>
          </table:table-cell>
          <table:table-cell office:value-type="string" calcext:value-type="string">
            <text:p>Pauliant Sandoval Lafontaine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015496" calcext:value-type="float">
            <text:p>3015496</text:p>
          </table:table-cell>
          <table:table-cell office:value-type="string" calcext:value-type="string">
            <text:p>Daniela Paulina Garces Fierro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039466" calcext:value-type="float">
            <text:p>3039466</text:p>
          </table:table-cell>
          <table:table-cell office:value-type="string" calcext:value-type="string">
            <text:p>Ileana Yadira Montoya Rosales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059494" calcext:value-type="float">
            <text:p>3059494</text:p>
          </table:table-cell>
          <table:table-cell office:value-type="string" calcext:value-type="string">
            <text:p>David Ernesto Alvarez Banderas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086302" calcext:value-type="float">
            <text:p>3086302</text:p>
          </table:table-cell>
          <table:table-cell office:value-type="string" calcext:value-type="string">
            <text:p>David Menchaca Tinoco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086354" calcext:value-type="float">
            <text:p>3086354</text:p>
          </table:table-cell>
          <table:table-cell office:value-type="string" calcext:value-type="string">
            <text:p>Jose Hiram Lopez Felix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110099" calcext:value-type="float">
            <text:p>3110099</text:p>
          </table:table-cell>
          <table:table-cell office:value-type="string" calcext:value-type="string">
            <text:p>Jesus Enrique Vizcarra Olver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110121" calcext:value-type="float">
            <text:p>3110121</text:p>
          </table:table-cell>
          <table:table-cell office:value-type="string" calcext:value-type="string">
            <text:p>Federico Antonio Guardado Gutierr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127851" calcext:value-type="float">
            <text:p>3127851</text:p>
          </table:table-cell>
          <table:table-cell office:value-type="string" calcext:value-type="string">
            <text:p>Gabriela Beltran Rivas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127887" calcext:value-type="float">
            <text:p>3127887</text:p>
          </table:table-cell>
          <table:table-cell office:value-type="string" calcext:value-type="string">
            <text:p>Ivanna Sanchez Alonso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127898" calcext:value-type="float">
            <text:p>3127898</text:p>
          </table:table-cell>
          <table:table-cell office:value-type="string" calcext:value-type="string">
            <text:p>Valeria Medina Acuñ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161792" calcext:value-type="float">
            <text:p>3161792</text:p>
          </table:table-cell>
          <table:table-cell office:value-type="string" calcext:value-type="string">
            <text:p>Deyanira Orozco Lugo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163332" calcext:value-type="float">
            <text:p>3163332</text:p>
          </table:table-cell>
          <table:table-cell office:value-type="string" calcext:value-type="string">
            <text:p>Denisse Cazares Salazar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163347" calcext:value-type="float">
            <text:p>3163347</text:p>
          </table:table-cell>
          <table:table-cell office:value-type="string" calcext:value-type="string">
            <text:p>Claudia Daniela Rodriguez Rodrigu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163420" calcext:value-type="float">
            <text:p>3163420</text:p>
          </table:table-cell>
          <table:table-cell office:value-type="string" calcext:value-type="string">
            <text:p>Adria Antonieta Nieblas Norieg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163511" calcext:value-type="float">
            <text:p>3163511</text:p>
          </table:table-cell>
          <table:table-cell office:value-type="string" calcext:value-type="string">
            <text:p>Tadeo Alexis Benitez Villalb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163517" calcext:value-type="float">
            <text:p>3163517</text:p>
          </table:table-cell>
          <table:table-cell office:value-type="string" calcext:value-type="string">
            <text:p>Miguel Angel Moreno Lice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180129" calcext:value-type="float">
            <text:p>3180129</text:p>
          </table:table-cell>
          <table:table-cell office:value-type="string" calcext:value-type="string">
            <text:p>Bryan Francisco Casas Ocho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216292" calcext:value-type="float">
            <text:p>3216292</text:p>
          </table:table-cell>
          <table:table-cell office:value-type="string" calcext:value-type="string">
            <text:p>Luis Antonio Cordova Moreno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216305" calcext:value-type="float">
            <text:p>3216305</text:p>
          </table:table-cell>
          <table:table-cell office:value-type="string" calcext:value-type="string">
            <text:p>Almandina Alejandra Moreno Carpio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216397" calcext:value-type="float">
            <text:p>3216397</text:p>
          </table:table-cell>
          <table:table-cell office:value-type="string" calcext:value-type="string">
            <text:p>Claudio Alberto Olivarria Wilson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240532" calcext:value-type="float">
            <text:p>3240532</text:p>
          </table:table-cell>
          <table:table-cell office:value-type="string" calcext:value-type="string">
            <text:p>Mara Aide Valdez Navarro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269747" calcext:value-type="float">
            <text:p>3269747</text:p>
          </table:table-cell>
          <table:table-cell office:value-type="string" calcext:value-type="string">
            <text:p>Maria Fernanda Guluarte Garci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269755" calcext:value-type="float">
            <text:p>3269755</text:p>
          </table:table-cell>
          <table:table-cell office:value-type="string" calcext:value-type="string">
            <text:p>Tifany Fernanda Soto Mungui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1232815" calcext:value-type="float">
            <text:p>1232815</text:p>
          </table:table-cell>
          <table:table-cell office:value-type="string" calcext:value-type="string">
            <text:p>Maria Gisela Sandoval Rubio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1263155" calcext:value-type="float">
            <text:p>1263155</text:p>
          </table:table-cell>
          <table:table-cell office:value-type="string" calcext:value-type="string">
            <text:p>Alejandra Canizales Acost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1301742" calcext:value-type="float">
            <text:p>1301742</text:p>
          </table:table-cell>
          <table:table-cell office:value-type="string" calcext:value-type="string">
            <text:p>Alejandro Peralta Morales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1657050" calcext:value-type="float">
            <text:p>1657050</text:p>
          </table:table-cell>
          <table:table-cell office:value-type="string" calcext:value-type="string">
            <text:p>Enrique Ortega Parr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1715501" calcext:value-type="float">
            <text:p>1715501</text:p>
          </table:table-cell>
          <table:table-cell office:value-type="string" calcext:value-type="string">
            <text:p>Rafael Castro Garci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1764338" calcext:value-type="float">
            <text:p>1764338</text:p>
          </table:table-cell>
          <table:table-cell office:value-type="string" calcext:value-type="string">
            <text:p>Alan Alberto Velazquez Felix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1803185" calcext:value-type="float">
            <text:p>1803185</text:p>
          </table:table-cell>
          <table:table-cell office:value-type="string" calcext:value-type="string">
            <text:p>Jose Angel Saavedra Calderon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1842664" calcext:value-type="float">
            <text:p>1842664</text:p>
          </table:table-cell>
          <table:table-cell office:value-type="string" calcext:value-type="string">
            <text:p>Cesar Antonio Salcido Martin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054997" calcext:value-type="float">
            <text:p>2054997</text:p>
          </table:table-cell>
          <table:table-cell office:value-type="string" calcext:value-type="string">
            <text:p>Paola Guadalupe Encinas Norieg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055251" calcext:value-type="float">
            <text:p>2055251</text:p>
          </table:table-cell>
          <table:table-cell office:value-type="string" calcext:value-type="string">
            <text:p>Daniel Alfonso Gurrola Rodrigu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104559" calcext:value-type="float">
            <text:p>2104559</text:p>
          </table:table-cell>
          <table:table-cell office:value-type="string" calcext:value-type="string">
            <text:p>Elmer Ruiz Guerrero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104570" calcext:value-type="float">
            <text:p>2104570</text:p>
          </table:table-cell>
          <table:table-cell office:value-type="string" calcext:value-type="string">
            <text:p>Juan Carlos Aguirre Symonds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176966" calcext:value-type="float">
            <text:p>2176966</text:p>
          </table:table-cell>
          <table:table-cell office:value-type="string" calcext:value-type="string">
            <text:p>Marcela Navarro Lop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177033" calcext:value-type="float">
            <text:p>2177033</text:p>
          </table:table-cell>
          <table:table-cell office:value-type="string" calcext:value-type="string">
            <text:p>Guillermina Erika Ballesteros Fonsec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328818" calcext:value-type="float">
            <text:p>2328818</text:p>
          </table:table-cell>
          <table:table-cell office:value-type="string" calcext:value-type="string">
            <text:p>Maria Isabel Aguilera Soriano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328988" calcext:value-type="float">
            <text:p>2328988</text:p>
          </table:table-cell>
          <table:table-cell office:value-type="string" calcext:value-type="string">
            <text:p>Karen Jazmin Guadarrama Tarazon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328990" calcext:value-type="float">
            <text:p>2328990</text:p>
          </table:table-cell>
          <table:table-cell office:value-type="string" calcext:value-type="string">
            <text:p>Luz Edith Mejia Morales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328993" calcext:value-type="float">
            <text:p>2328993</text:p>
          </table:table-cell>
          <table:table-cell office:value-type="string" calcext:value-type="string">
            <text:p>Maybeeth Prissila Lopez Lop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592540" calcext:value-type="float">
            <text:p>2592540</text:p>
          </table:table-cell>
          <table:table-cell office:value-type="string" calcext:value-type="string">
            <text:p>Christian Alonso Cordova Lop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592542" calcext:value-type="float">
            <text:p>2592542</text:p>
          </table:table-cell>
          <table:table-cell office:value-type="string" calcext:value-type="string">
            <text:p>Ismael Roberto Romero Coronado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694821" calcext:value-type="float">
            <text:p>2694821</text:p>
          </table:table-cell>
          <table:table-cell office:value-type="string" calcext:value-type="string">
            <text:p>Francisco Javier Cordova Arvizu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732279" calcext:value-type="float">
            <text:p>2732279</text:p>
          </table:table-cell>
          <table:table-cell office:value-type="string" calcext:value-type="string">
            <text:p>Jose Carlos Lopez Doumerc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732295" calcext:value-type="float">
            <text:p>2732295</text:p>
          </table:table-cell>
          <table:table-cell office:value-type="string" calcext:value-type="string">
            <text:p>Jose Manuel Mada Palm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732355" calcext:value-type="float">
            <text:p>2732355</text:p>
          </table:table-cell>
          <table:table-cell office:value-type="string" calcext:value-type="string">
            <text:p>Veronica Vazquez Villarce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824383" calcext:value-type="float">
            <text:p>2824383</text:p>
          </table:table-cell>
          <table:table-cell office:value-type="string" calcext:value-type="string">
            <text:p>Miguel Angel Esparza Per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824455" calcext:value-type="float">
            <text:p>2824455</text:p>
          </table:table-cell>
          <table:table-cell office:value-type="string" calcext:value-type="string">
            <text:p>Irvin Garcia Canales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824590" calcext:value-type="float">
            <text:p>2824590</text:p>
          </table:table-cell>
          <table:table-cell office:value-type="string" calcext:value-type="string">
            <text:p>Alma Mariana Encinas Leon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851256" calcext:value-type="float">
            <text:p>2851256</text:p>
          </table:table-cell>
          <table:table-cell office:value-type="string" calcext:value-type="string">
            <text:p>Luis Carlos Jimenez Martin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851338" calcext:value-type="float">
            <text:p>2851338</text:p>
          </table:table-cell>
          <table:table-cell office:value-type="string" calcext:value-type="string">
            <text:p>Paola Cruz Montesinos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851366" calcext:value-type="float">
            <text:p>2851366</text:p>
          </table:table-cell>
          <table:table-cell office:value-type="string" calcext:value-type="string">
            <text:p>Ramon Antonio Rios Torres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881709" calcext:value-type="float">
            <text:p>2881709</text:p>
          </table:table-cell>
          <table:table-cell office:value-type="string" calcext:value-type="string">
            <text:p>Miguel Oswaldo Alvarado Hinojos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889534" calcext:value-type="float">
            <text:p>2889534</text:p>
          </table:table-cell>
          <table:table-cell office:value-type="string" calcext:value-type="string">
            <text:p>Jose Carlos Armenta Equihu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905807" calcext:value-type="float">
            <text:p>2905807</text:p>
          </table:table-cell>
          <table:table-cell office:value-type="string" calcext:value-type="string">
            <text:p>Andrea Lopez De La Ros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905835" calcext:value-type="float">
            <text:p>2905835</text:p>
          </table:table-cell>
          <table:table-cell office:value-type="string" calcext:value-type="string">
            <text:p>Sarai Sanchez Enriqu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905875" calcext:value-type="float">
            <text:p>2905875</text:p>
          </table:table-cell>
          <table:table-cell office:value-type="string" calcext:value-type="string">
            <text:p>Irving Josue Valenzuela Grijalv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928652" calcext:value-type="float">
            <text:p>2928652</text:p>
          </table:table-cell>
          <table:table-cell office:value-type="string" calcext:value-type="string">
            <text:p>Emily Guadalupe Canchola Echeverri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928654" calcext:value-type="float">
            <text:p>2928654</text:p>
          </table:table-cell>
          <table:table-cell office:value-type="string" calcext:value-type="string">
            <text:p>Ernesto Medina Ramir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928662" calcext:value-type="float">
            <text:p>2928662</text:p>
          </table:table-cell>
          <table:table-cell office:value-type="string" calcext:value-type="string">
            <text:p>Josue Leonardo Moreno Ramir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928666" calcext:value-type="float">
            <text:p>2928666</text:p>
          </table:table-cell>
          <table:table-cell office:value-type="string" calcext:value-type="string">
            <text:p>Juan Jose de Nazareth Olmos Gallegos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928671" calcext:value-type="float">
            <text:p>2928671</text:p>
          </table:table-cell>
          <table:table-cell office:value-type="string" calcext:value-type="string">
            <text:p>Melissa De Jesus Razcon Echeagaray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971895" calcext:value-type="float">
            <text:p>2971895</text:p>
          </table:table-cell>
          <table:table-cell office:value-type="string" calcext:value-type="string">
            <text:p>Ana Karen Macias Varel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2999440" calcext:value-type="float">
            <text:p>2999440</text:p>
          </table:table-cell>
          <table:table-cell office:value-type="string" calcext:value-type="string">
            <text:p>Leonel Duarte Lop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031136" calcext:value-type="float">
            <text:p>3031136</text:p>
          </table:table-cell>
          <table:table-cell office:value-type="string" calcext:value-type="string">
            <text:p>Saul Jiram Flores Estrad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031140" calcext:value-type="float">
            <text:p>3031140</text:p>
          </table:table-cell>
          <table:table-cell office:value-type="string" calcext:value-type="string">
            <text:p>Vidal Alberto Carrillo Rascon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031149" calcext:value-type="float">
            <text:p>3031149</text:p>
          </table:table-cell>
          <table:table-cell office:value-type="string" calcext:value-type="string">
            <text:p>Rebeca Ballesteros Rodarte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032824" calcext:value-type="float">
            <text:p>3032824</text:p>
          </table:table-cell>
          <table:table-cell office:value-type="string" calcext:value-type="string">
            <text:p>Emily Silvana Velasquez Montoy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032959" calcext:value-type="float">
            <text:p>3032959</text:p>
          </table:table-cell>
          <table:table-cell office:value-type="string" calcext:value-type="string">
            <text:p>Danna Patricia Reyes Gomez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033018" calcext:value-type="float">
            <text:p>3033018</text:p>
          </table:table-cell>
          <table:table-cell office:value-type="string" calcext:value-type="string">
            <text:p>Elsa Michelle Martinez Cordova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079747" calcext:value-type="float">
            <text:p>3079747</text:p>
          </table:table-cell>
          <table:table-cell office:value-type="string" calcext:value-type="string">
            <text:p>David Eduardo Rodriguez Aviles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079903" calcext:value-type="float">
            <text:p>3079903</text:p>
          </table:table-cell>
          <table:table-cell office:value-type="string" calcext:value-type="string">
            <text:p>Laura Cristina Hadad Luque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079904" calcext:value-type="float">
            <text:p>3079904</text:p>
          </table:table-cell>
          <table:table-cell office:value-type="string" calcext:value-type="string">
            <text:p>Emiliano Ignacio Wong Beltran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111892" calcext:value-type="float">
            <text:p>3111892</text:p>
          </table:table-cell>
          <table:table-cell office:value-type="string" calcext:value-type="string">
            <text:p>Ezequiel Cervantes Rosas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  <table:table-row table:style-name="ro1">
          <table:table-cell office:value-type="float" office:value="3133482" calcext:value-type="float">
            <text:p>3133482</text:p>
          </table:table-cell>
          <table:table-cell office:value-type="string" calcext:value-type="string">
            <text:p>Cesar Medina Briceño</text:p>
          </table:table-cell>
          <table:table-cell office:value-type="string" calcext:value-type="string">
            <text:p>HTG HMO</text:p>
          </table:table-cell>
          <table:table-cell office:value-type="string" calcext:value-type="string">
            <text:p>GrubHub</text:p>
          </table:table-cell>
          <table:table-cell office:value-type="string" calcext:value-type="string">
            <text:p>TPMXN Saguaro</text:p>
          </table:table-cell>
          <table:table-cell table:number-columns-repeated="7"/>
        </table:table-row>
      </table:table>
      <table:table table:name="4. HTG AGU - Comcast - TPMXN Hacienda" table:style-name="ta1">
        <table:table-column table:style-name="co1" table:default-cell-style-name="Default"/>
        <table:table-column table:style-name="co24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ce1" office:value-type="string" calcext:value-type="string">
            <text:p>Ident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ontract_Type</text:p>
          </table:table-cell>
          <table:table-cell office:value-type="string" calcext:value-type="string">
            <text:p>Client_Name</text:p>
          </table:table-cell>
          <table:table-cell office:value-type="string" calcext:value-type="string">
            <text:p>Location_Name</text:p>
          </table:table-cell>
          <table:table-cell/>
          <table:table-cell office:value-type="string" calcext:value-type="string">
            <text:p>Perfil Solicitante</text:p>
          </table:table-cell>
          <table:table-cell office:value-type="string" calcext:value-type="string">
            <text:p>Comcast_Hacienda_S</text:p>
          </table:table-cell>
          <table:table-cell/>
          <table:table-cell office:value-type="float" office:value="3388917" calcext:value-type="float">
            <text:p>3388917</text:p>
          </table:table-cell>
          <table:table-cell office:value-type="string" calcext:value-type="string">
            <text:p>sanchezp.63</text:p>
          </table:table-cell>
          <table:table-cell office:value-type="string" calcext:value-type="string">
            <text:p>Jairo Geovany Sanchez Perez</text:p>
          </table:table-cell>
        </table:table-row>
        <table:table-row table:style-name="ro1">
          <table:table-cell office:value-type="float" office:value="869306" calcext:value-type="float">
            <text:p>869306</text:p>
          </table:table-cell>
          <table:table-cell office:value-type="string" calcext:value-type="string">
            <text:p>PAOLA JUDITH FLORES CERVANTES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4"/>
          <table:table-cell office:value-type="float" office:value="3180663" calcext:value-type="float">
            <text:p>3180663</text:p>
          </table:table-cell>
          <table:table-cell office:value-type="string" calcext:value-type="string">
            <text:p>floress.24</text:p>
          </table:table-cell>
          <table:table-cell office:value-type="string" calcext:value-type="string">
            <text:p>Manuel Sebastian Flores Segovia</text:p>
          </table:table-cell>
        </table:table-row>
        <table:table-row table:style-name="ro1">
          <table:table-cell office:value-type="float" office:value="897512" calcext:value-type="float">
            <text:p>897512</text:p>
          </table:table-cell>
          <table:table-cell office:value-type="string" calcext:value-type="string">
            <text:p>JUAN CARLOS MONTES ZAMOR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4"/>
          <table:table-cell office:value-type="float" office:value="3155985" calcext:value-type="float">
            <text:p>3155985</text:p>
          </table:table-cell>
          <table:table-cell office:value-type="string" calcext:value-type="string">
            <text:p>marquezr.20</text:p>
          </table:table-cell>
          <table:table-cell office:value-type="string" calcext:value-type="string">
            <text:p>Alfredo Marquez Ramirez</text:p>
          </table:table-cell>
        </table:table-row>
        <table:table-row table:style-name="ro1">
          <table:table-cell office:value-type="float" office:value="908316" calcext:value-type="float">
            <text:p>908316</text:p>
          </table:table-cell>
          <table:table-cell office:value-type="string" calcext:value-type="string">
            <text:p>ANDREA LOPEZ HERNAND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4"/>
          <table:table-cell office:value-type="float" office:value="3127989" calcext:value-type="float">
            <text:p>3127989</text:p>
          </table:table-cell>
          <table:table-cell office:value-type="string" calcext:value-type="string">
            <text:p>lopezb.28</text:p>
          </table:table-cell>
          <table:table-cell office:value-type="string" calcext:value-type="string">
            <text:p>Jonathan Rafael Lopez Blanco</text:p>
          </table:table-cell>
        </table:table-row>
        <table:table-row table:style-name="ro1">
          <table:table-cell office:value-type="float" office:value="979491" calcext:value-type="float">
            <text:p>979491</text:p>
          </table:table-cell>
          <table:table-cell office:value-type="string" calcext:value-type="string">
            <text:p>Norman Garcia Cabral Macias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4"/>
          <table:table-cell office:value-type="float" office:value="3086522" calcext:value-type="float">
            <text:p>3086522</text:p>
          </table:table-cell>
          <table:table-cell office:value-type="string" calcext:value-type="string">
            <text:p>ramosg.21</text:p>
          </table:table-cell>
          <table:table-cell office:value-type="string" calcext:value-type="string">
            <text:p>Carlos Daniel Ramos Gonzalez</text:p>
          </table:table-cell>
        </table:table-row>
        <table:table-row table:style-name="ro1">
          <table:table-cell office:value-type="float" office:value="1028633" calcext:value-type="float">
            <text:p>1028633</text:p>
          </table:table-cell>
          <table:table-cell office:value-type="string" calcext:value-type="string">
            <text:p>Edgar Ivan Duran Vazqu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/>
          <table:table-cell office:value-type="string" calcext:value-type="string">
            <text:p>Perfil Autorizador</text:p>
          </table:table-cell>
          <table:table-cell office:value-type="string" calcext:value-type="string">
            <text:p>Comcast_Hacienda_A</text:p>
          </table:table-cell>
          <table:table-cell/>
          <table:table-cell office:value-type="float" office:value="3080283" calcext:value-type="float">
            <text:p>3080283</text:p>
          </table:table-cell>
          <table:table-cell office:value-type="string" calcext:value-type="string">
            <text:p>roblesv.7</text:p>
          </table:table-cell>
          <table:table-cell office:value-type="string" calcext:value-type="string">
            <text:p>Jose Andres Robles Valdivia</text:p>
          </table:table-cell>
        </table:table-row>
        <table:table-row table:style-name="ro1">
          <table:table-cell office:value-type="float" office:value="1033186" calcext:value-type="float">
            <text:p>1033186</text:p>
          </table:table-cell>
          <table:table-cell office:value-type="string" calcext:value-type="string">
            <text:p>Kimberly Rodriguez Santillan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4"/>
          <table:table-cell office:value-type="float" office:value="3033434" calcext:value-type="float">
            <text:p>3033434</text:p>
          </table:table-cell>
          <table:table-cell office:value-type="string" calcext:value-type="string">
            <text:p>delunae.7</text:p>
          </table:table-cell>
          <table:table-cell office:value-type="string" calcext:value-type="string">
            <text:p>Jorge Luis De Luna Esparza</text:p>
          </table:table-cell>
        </table:table-row>
        <table:table-row table:style-name="ro1">
          <table:table-cell office:value-type="float" office:value="1037080" calcext:value-type="float">
            <text:p>1037080</text:p>
          </table:table-cell>
          <table:table-cell office:value-type="string" calcext:value-type="string">
            <text:p>Vicente Andrade Ruiz Esparz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4"/>
          <table:table-cell office:value-type="float" office:value="3017281" calcext:value-type="float">
            <text:p>3017281</text:p>
          </table:table-cell>
          <table:table-cell office:value-type="string" calcext:value-type="string">
            <text:p>espinosam.15</text:p>
          </table:table-cell>
          <table:table-cell office:value-type="string" calcext:value-type="string">
            <text:p>Yessica Espinosa Martinez</text:p>
          </table:table-cell>
        </table:table-row>
        <table:table-row table:style-name="ro1">
          <table:table-cell office:value-type="float" office:value="1066439" calcext:value-type="float">
            <text:p>1066439</text:p>
          </table:table-cell>
          <table:table-cell office:value-type="string" calcext:value-type="string">
            <text:p>Leonardo Daniel Gonzalez Rangel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4"/>
          <table:table-cell office:value-type="float" office:value="2978113" calcext:value-type="float">
            <text:p>2978113</text:p>
          </table:table-cell>
          <table:table-cell office:value-type="string" calcext:value-type="string">
            <text:p>mascorror.5</text:p>
          </table:table-cell>
          <table:table-cell office:value-type="string" calcext:value-type="string">
            <text:p>Jessica Grisell Mascorro Rodriguez</text:p>
          </table:table-cell>
        </table:table-row>
        <table:table-row table:style-name="ro1">
          <table:table-cell office:value-type="float" office:value="1112597" calcext:value-type="float">
            <text:p>1112597</text:p>
          </table:table-cell>
          <table:table-cell office:value-type="string" calcext:value-type="string">
            <text:p>Azul Andrea Sierra Valle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4"/>
          <table:table-cell office:value-type="float" office:value="2962772" calcext:value-type="float">
            <text:p>2962772</text:p>
          </table:table-cell>
          <table:table-cell office:value-type="string" calcext:value-type="string">
            <text:p>gutierrezc.26</text:p>
          </table:table-cell>
          <table:table-cell office:value-type="string" calcext:value-type="string">
            <text:p>Maria Fernanda Gutierrez Chavez</text:p>
          </table:table-cell>
        </table:table-row>
        <table:table-row table:style-name="ro1">
          <table:table-cell office:value-type="float" office:value="1173591" calcext:value-type="float">
            <text:p>1173591</text:p>
          </table:table-cell>
          <table:table-cell office:value-type="string" calcext:value-type="string">
            <text:p>Maria Teresa Torres Alcara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/>
          <table:table-cell office:value-type="string" calcext:value-type="string">
            <text:p>Perfil Responsable</text:p>
          </table:table-cell>
          <table:table-cell office:value-type="string" calcext:value-type="string">
            <text:p>Comcast_Hacienda_R</text:p>
          </table:table-cell>
          <table:table-cell/>
          <table:table-cell office:value-type="float" office:value="3057083" calcext:value-type="float">
            <text:p>3057083</text:p>
          </table:table-cell>
          <table:table-cell office:value-type="string" calcext:value-type="string">
            <text:p>cornejocalva.5</text:p>
          </table:table-cell>
          <table:table-cell office:value-type="string" calcext:value-type="string">
            <text:p>Alma Oiceli Cornejo Calva</text:p>
          </table:table-cell>
        </table:table-row>
        <table:table-row table:style-name="ro1">
          <table:table-cell office:value-type="float" office:value="1398065" calcext:value-type="float">
            <text:p>1398065</text:p>
          </table:table-cell>
          <table:table-cell office:value-type="string" calcext:value-type="string">
            <text:p>Francisco Javier Rodriguez Muno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1499821" calcext:value-type="float">
            <text:p>1499821</text:p>
          </table:table-cell>
          <table:table-cell office:value-type="string" calcext:value-type="string">
            <text:p>Elizabeth Ramirez Velazqu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1499825" calcext:value-type="float">
            <text:p>1499825</text:p>
          </table:table-cell>
          <table:table-cell office:value-type="string" calcext:value-type="string">
            <text:p>Mauricio Jimenez Lar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1544831" calcext:value-type="float">
            <text:p>1544831</text:p>
          </table:table-cell>
          <table:table-cell office:value-type="string" calcext:value-type="string">
            <text:p>Guadalupe Sanchez Castill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1544961" calcext:value-type="float">
            <text:p>1544961</text:p>
          </table:table-cell>
          <table:table-cell office:value-type="string" calcext:value-type="string">
            <text:p>Jose Eduardo Orozco Diaz De Leon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1544965" calcext:value-type="float">
            <text:p>1544965</text:p>
          </table:table-cell>
          <table:table-cell office:value-type="string" calcext:value-type="string">
            <text:p>Manuel de Jesus Martinez Robles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1820976" calcext:value-type="float">
            <text:p>1820976</text:p>
          </table:table-cell>
          <table:table-cell office:value-type="string" calcext:value-type="string">
            <text:p>Roberto Carlos Navarro Ponce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056868" calcext:value-type="float">
            <text:p>2056868</text:p>
          </table:table-cell>
          <table:table-cell office:value-type="string" calcext:value-type="string">
            <text:p>LUIS ANGEL LUNA ARELLAN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141989" calcext:value-type="float">
            <text:p>2141989</text:p>
          </table:table-cell>
          <table:table-cell office:value-type="string" calcext:value-type="string">
            <text:p>Carlenne Castro Reynag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150910" calcext:value-type="float">
            <text:p>2150910</text:p>
          </table:table-cell>
          <table:table-cell office:value-type="string" calcext:value-type="string">
            <text:p>Ricardo Torres Guerr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213384" calcext:value-type="float">
            <text:p>2213384</text:p>
          </table:table-cell>
          <table:table-cell office:value-type="string" calcext:value-type="string">
            <text:p>Karime Sarai Esparza Pasillas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237624" calcext:value-type="float">
            <text:p>2237624</text:p>
          </table:table-cell>
          <table:table-cell office:value-type="string" calcext:value-type="string">
            <text:p>Valeria Medrano Ba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246039" calcext:value-type="float">
            <text:p>2246039</text:p>
          </table:table-cell>
          <table:table-cell office:value-type="string" calcext:value-type="string">
            <text:p>Luis Ricardo Gomez Esparz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246041" calcext:value-type="float">
            <text:p>2246041</text:p>
          </table:table-cell>
          <table:table-cell office:value-type="string" calcext:value-type="string">
            <text:p>Miguel Angel Olmedo Lop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246269" calcext:value-type="float">
            <text:p>2246269</text:p>
          </table:table-cell>
          <table:table-cell office:value-type="string" calcext:value-type="string">
            <text:p>Luis Armando Santos Sanch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271259" calcext:value-type="float">
            <text:p>2271259</text:p>
          </table:table-cell>
          <table:table-cell office:value-type="string" calcext:value-type="string">
            <text:p>MAURICIO GAMBOA GARCI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271312" calcext:value-type="float">
            <text:p>2271312</text:p>
          </table:table-cell>
          <table:table-cell office:value-type="string" calcext:value-type="string">
            <text:p>Yassmin Guadalupe Salazar Fernand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290000" calcext:value-type="float">
            <text:p>2290000</text:p>
          </table:table-cell>
          <table:table-cell office:value-type="string" calcext:value-type="string">
            <text:p>Andres Rafael Femat Rodrigu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290003" calcext:value-type="float">
            <text:p>2290003</text:p>
          </table:table-cell>
          <table:table-cell office:value-type="string" calcext:value-type="string">
            <text:p>Bryan Adan Padilla Medin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290005" calcext:value-type="float">
            <text:p>2290005</text:p>
          </table:table-cell>
          <table:table-cell office:value-type="string" calcext:value-type="string">
            <text:p>Cristhian Juan Carlos De La Vega Zunig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290012" calcext:value-type="float">
            <text:p>2290012</text:p>
          </table:table-cell>
          <table:table-cell office:value-type="string" calcext:value-type="string">
            <text:p>Reginaldo Jaime Sauced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421134" calcext:value-type="float">
            <text:p>2421134</text:p>
          </table:table-cell>
          <table:table-cell office:value-type="string" calcext:value-type="string">
            <text:p>Manuel Alejandro JImenez Muño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421137" calcext:value-type="float">
            <text:p>2421137</text:p>
          </table:table-cell>
          <table:table-cell office:value-type="string" calcext:value-type="string">
            <text:p>R Antonio Rios Rodarte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428275" calcext:value-type="float">
            <text:p>2428275</text:p>
          </table:table-cell>
          <table:table-cell office:value-type="string" calcext:value-type="string">
            <text:p>Joe Edward Reyes Arredond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535186" calcext:value-type="float">
            <text:p>2535186</text:p>
          </table:table-cell>
          <table:table-cell office:value-type="string" calcext:value-type="string">
            <text:p>Rafael Diaz De Leon Reyes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535189" calcext:value-type="float">
            <text:p>2535189</text:p>
          </table:table-cell>
          <table:table-cell office:value-type="string" calcext:value-type="string">
            <text:p>Scarlett Guadalupe Davila Rosales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542022" calcext:value-type="float">
            <text:p>2542022</text:p>
          </table:table-cell>
          <table:table-cell office:value-type="string" calcext:value-type="string">
            <text:p>Mauricio Ubaldo Esparza Cisneros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567277" calcext:value-type="float">
            <text:p>2567277</text:p>
          </table:table-cell>
          <table:table-cell office:value-type="string" calcext:value-type="string">
            <text:p>Sandra Fabiola Gutierrez Honorat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567584" calcext:value-type="float">
            <text:p>2567584</text:p>
          </table:table-cell>
          <table:table-cell office:value-type="string" calcext:value-type="string">
            <text:p>Eric Adair Lopez Ramos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567585" calcext:value-type="float">
            <text:p>2567585</text:p>
          </table:table-cell>
          <table:table-cell office:value-type="string" calcext:value-type="string">
            <text:p>Francisco Gonzalez Montejan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567587" calcext:value-type="float">
            <text:p>2567587</text:p>
          </table:table-cell>
          <table:table-cell office:value-type="string" calcext:value-type="string">
            <text:p>Gabriela Peña Ibarr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601441" calcext:value-type="float">
            <text:p>2601441</text:p>
          </table:table-cell>
          <table:table-cell office:value-type="string" calcext:value-type="string">
            <text:p>Farah Hernandez Per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646809" calcext:value-type="float">
            <text:p>2646809</text:p>
          </table:table-cell>
          <table:table-cell office:value-type="string" calcext:value-type="string">
            <text:p>Eva Sindy Santillan Abreg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646811" calcext:value-type="float">
            <text:p>2646811</text:p>
          </table:table-cell>
          <table:table-cell office:value-type="string" calcext:value-type="string">
            <text:p>Jaime Badillo Guardad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646819" calcext:value-type="float">
            <text:p>2646819</text:p>
          </table:table-cell>
          <table:table-cell office:value-type="string" calcext:value-type="string">
            <text:p>Norma Sanchez Colin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646821" calcext:value-type="float">
            <text:p>2646821</text:p>
          </table:table-cell>
          <table:table-cell office:value-type="string" calcext:value-type="string">
            <text:p>Sonia Botello De La Torre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683142" calcext:value-type="float">
            <text:p>2683142</text:p>
          </table:table-cell>
          <table:table-cell office:value-type="string" calcext:value-type="string">
            <text:p>Daniel Eduardo Juarez Valad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798317" calcext:value-type="float">
            <text:p>2798317</text:p>
          </table:table-cell>
          <table:table-cell office:value-type="string" calcext:value-type="string">
            <text:p>MORONI AVILA RAMIR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799979" calcext:value-type="float">
            <text:p>2799979</text:p>
          </table:table-cell>
          <table:table-cell office:value-type="string" calcext:value-type="string">
            <text:p>Carla Angelica Flores Aguilar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799984" calcext:value-type="float">
            <text:p>2799984</text:p>
          </table:table-cell>
          <table:table-cell office:value-type="string" calcext:value-type="string">
            <text:p>Francisco Jose Posadas Navarr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799986" calcext:value-type="float">
            <text:p>2799986</text:p>
          </table:table-cell>
          <table:table-cell office:value-type="string" calcext:value-type="string">
            <text:p>Humberto Boyzo Camach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859681" calcext:value-type="float">
            <text:p>2859681</text:p>
          </table:table-cell>
          <table:table-cell office:value-type="string" calcext:value-type="string">
            <text:p>Andretti Adonai Soto Gallegos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859696" calcext:value-type="float">
            <text:p>2859696</text:p>
          </table:table-cell>
          <table:table-cell office:value-type="string" calcext:value-type="string">
            <text:p>Maria Alejandra Ruiz Esparza Rodrigu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921899" calcext:value-type="float">
            <text:p>2921899</text:p>
          </table:table-cell>
          <table:table-cell office:value-type="string" calcext:value-type="string">
            <text:p>Edmundo Sanchez Sot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970279" calcext:value-type="float">
            <text:p>2970279</text:p>
          </table:table-cell>
          <table:table-cell office:value-type="string" calcext:value-type="string">
            <text:p>Guillermo Santillana Sifuentes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970284" calcext:value-type="float">
            <text:p>2970284</text:p>
          </table:table-cell>
          <table:table-cell office:value-type="string" calcext:value-type="string">
            <text:p>Vanessa Michelle Romo Alb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16059" calcext:value-type="float">
            <text:p>3016059</text:p>
          </table:table-cell>
          <table:table-cell office:value-type="string" calcext:value-type="string">
            <text:p>Jesus Escobedo Ruvalcab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16076" calcext:value-type="float">
            <text:p>3016076</text:p>
          </table:table-cell>
          <table:table-cell office:value-type="string" calcext:value-type="string">
            <text:p>Alondra Zugey Gomez Avil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17276" calcext:value-type="float">
            <text:p>3017276</text:p>
          </table:table-cell>
          <table:table-cell office:value-type="string" calcext:value-type="string">
            <text:p>Luis Isai Chaves Moren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17278" calcext:value-type="float">
            <text:p>3017278</text:p>
          </table:table-cell>
          <table:table-cell office:value-type="string" calcext:value-type="string">
            <text:p>Ramiro Ivan Garcia Valencian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17279" calcext:value-type="float">
            <text:p>3017279</text:p>
          </table:table-cell>
          <table:table-cell office:value-type="string" calcext:value-type="string">
            <text:p>Simon Alejandro Salinas Martin Del Camp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17280" calcext:value-type="float">
            <text:p>3017280</text:p>
          </table:table-cell>
          <table:table-cell office:value-type="string" calcext:value-type="string">
            <text:p>Valeria Jaqueline Zimbron Gonzal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17281" calcext:value-type="float">
            <text:p>3017281</text:p>
          </table:table-cell>
          <table:table-cell office:value-type="string" calcext:value-type="string">
            <text:p>Yessica Espinosa Martin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50569" calcext:value-type="float">
            <text:p>3050569</text:p>
          </table:table-cell>
          <table:table-cell office:value-type="string" calcext:value-type="string">
            <text:p>Alexis Martinez Medin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50570" calcext:value-type="float">
            <text:p>3050570</text:p>
          </table:table-cell>
          <table:table-cell office:value-type="string" calcext:value-type="string">
            <text:p>Anahi Lechuga Ric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50571" calcext:value-type="float">
            <text:p>3050571</text:p>
          </table:table-cell>
          <table:table-cell office:value-type="string" calcext:value-type="string">
            <text:p>Bruno De Victor Martinez Vargas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50578" calcext:value-type="float">
            <text:p>3050578</text:p>
          </table:table-cell>
          <table:table-cell office:value-type="string" calcext:value-type="string">
            <text:p>Javier Fernando Maldonado Rodrigu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79934" calcext:value-type="float">
            <text:p>3079934</text:p>
          </table:table-cell>
          <table:table-cell office:value-type="string" calcext:value-type="string">
            <text:p>Bruno David Diaz Vill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79939" calcext:value-type="float">
            <text:p>3079939</text:p>
          </table:table-cell>
          <table:table-cell office:value-type="string" calcext:value-type="string">
            <text:p>Gabriel De Jesus Espinosa Hernand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79945" calcext:value-type="float">
            <text:p>3079945</text:p>
          </table:table-cell>
          <table:table-cell office:value-type="string" calcext:value-type="string">
            <text:p>Juan Uriel Rodriguez Portill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79950" calcext:value-type="float">
            <text:p>3079950</text:p>
          </table:table-cell>
          <table:table-cell office:value-type="string" calcext:value-type="string">
            <text:p>Maria Fernanda Galindo Rodrigu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79959" calcext:value-type="float">
            <text:p>3079959</text:p>
          </table:table-cell>
          <table:table-cell office:value-type="string" calcext:value-type="string">
            <text:p>Paola Noemi Zermeno Esparz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641715" calcext:value-type="float">
            <text:p>641715</text:p>
          </table:table-cell>
          <table:table-cell office:value-type="string" calcext:value-type="string">
            <text:p>SERGIO AQUILES CHAVEZ CHAV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826064" calcext:value-type="float">
            <text:p>826064</text:p>
          </table:table-cell>
          <table:table-cell office:value-type="string" calcext:value-type="string">
            <text:p>Elizabeth Sanchez Andrade Gutierr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875717" calcext:value-type="float">
            <text:p>875717</text:p>
          </table:table-cell>
          <table:table-cell office:value-type="string" calcext:value-type="string">
            <text:p>Ricardo Waldo Macias Medin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922864" calcext:value-type="float">
            <text:p>922864</text:p>
          </table:table-cell>
          <table:table-cell office:value-type="string" calcext:value-type="string">
            <text:p>Leticia Teran Marmolej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988750" calcext:value-type="float">
            <text:p>988750</text:p>
          </table:table-cell>
          <table:table-cell office:value-type="string" calcext:value-type="string">
            <text:p>Claudia Liset Garcia Esparz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993033" calcext:value-type="float">
            <text:p>993033</text:p>
          </table:table-cell>
          <table:table-cell office:value-type="string" calcext:value-type="string">
            <text:p>Luis Antonio Delgado Oliv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1090646" calcext:value-type="float">
            <text:p>1090646</text:p>
          </table:table-cell>
          <table:table-cell office:value-type="string" calcext:value-type="string">
            <text:p>LAURA LUCERO MALO PUG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1336966" calcext:value-type="float">
            <text:p>1336966</text:p>
          </table:table-cell>
          <table:table-cell office:value-type="string" calcext:value-type="string">
            <text:p>Karla Jocelin Salas Castill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1468603" calcext:value-type="float">
            <text:p>1468603</text:p>
          </table:table-cell>
          <table:table-cell office:value-type="string" calcext:value-type="string">
            <text:p>Cesar Reynoso Sauced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1621188" calcext:value-type="float">
            <text:p>1621188</text:p>
          </table:table-cell>
          <table:table-cell office:value-type="string" calcext:value-type="string">
            <text:p>CARLOS HIRAM NAVARRO GOM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1787078" calcext:value-type="float">
            <text:p>1787078</text:p>
          </table:table-cell>
          <table:table-cell office:value-type="string" calcext:value-type="string">
            <text:p>Maria del Carmen Jaurena Ross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1828907" calcext:value-type="float">
            <text:p>1828907</text:p>
          </table:table-cell>
          <table:table-cell office:value-type="string" calcext:value-type="string">
            <text:p>Luz Elena Diaz de Leon Reyes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1953594" calcext:value-type="float">
            <text:p>1953594</text:p>
          </table:table-cell>
          <table:table-cell office:value-type="string" calcext:value-type="string">
            <text:p>Constanza Reyes de And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072314" calcext:value-type="float">
            <text:p>2072314</text:p>
          </table:table-cell>
          <table:table-cell office:value-type="string" calcext:value-type="string">
            <text:p>Diego Quiroz Gonzal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072316" calcext:value-type="float">
            <text:p>2072316</text:p>
          </table:table-cell>
          <table:table-cell office:value-type="string" calcext:value-type="string">
            <text:p>Karla Greta Torres Macias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072319" calcext:value-type="float">
            <text:p>2072319</text:p>
          </table:table-cell>
          <table:table-cell office:value-type="string" calcext:value-type="string">
            <text:p>Jorge Hornedo Aguay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072320" calcext:value-type="float">
            <text:p>2072320</text:p>
          </table:table-cell>
          <table:table-cell office:value-type="string" calcext:value-type="string">
            <text:p>Jose Luis Padilla Olmos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098078" calcext:value-type="float">
            <text:p>2098078</text:p>
          </table:table-cell>
          <table:table-cell office:value-type="string" calcext:value-type="string">
            <text:p>Juan Miguel Villalobos Ibarr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132377" calcext:value-type="float">
            <text:p>2132377</text:p>
          </table:table-cell>
          <table:table-cell office:value-type="string" calcext:value-type="string">
            <text:p>Daniela Teresa Ruiz Esparza Muño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139905" calcext:value-type="float">
            <text:p>2139905</text:p>
          </table:table-cell>
          <table:table-cell office:value-type="string" calcext:value-type="string">
            <text:p>Felipe de Jesus Vargas Briones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140124" calcext:value-type="float">
            <text:p>2140124</text:p>
          </table:table-cell>
          <table:table-cell office:value-type="string" calcext:value-type="string">
            <text:p>Mariana Sandoval Chav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140126" calcext:value-type="float">
            <text:p>2140126</text:p>
          </table:table-cell>
          <table:table-cell office:value-type="string" calcext:value-type="string">
            <text:p>Mireya Portilla Arand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253162" calcext:value-type="float">
            <text:p>2253162</text:p>
          </table:table-cell>
          <table:table-cell office:value-type="string" calcext:value-type="string">
            <text:p>Jose Enrique Castrejon Villed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280730" calcext:value-type="float">
            <text:p>2280730</text:p>
          </table:table-cell>
          <table:table-cell office:value-type="string" calcext:value-type="string">
            <text:p>Victor David Ortiz Trujan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281182" calcext:value-type="float">
            <text:p>2281182</text:p>
          </table:table-cell>
          <table:table-cell office:value-type="string" calcext:value-type="string">
            <text:p>Eduardo Diaz Escaler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400339" calcext:value-type="float">
            <text:p>2400339</text:p>
          </table:table-cell>
          <table:table-cell office:value-type="string" calcext:value-type="string">
            <text:p>Angel Salvador Eudave Villasr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400350" calcext:value-type="float">
            <text:p>2400350</text:p>
          </table:table-cell>
          <table:table-cell office:value-type="string" calcext:value-type="string">
            <text:p>Jose Pablo Serna Ponce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400398" calcext:value-type="float">
            <text:p>2400398</text:p>
          </table:table-cell>
          <table:table-cell office:value-type="string" calcext:value-type="string">
            <text:p>Cecilia Rubi Saucedo Sanch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442949" calcext:value-type="float">
            <text:p>2442949</text:p>
          </table:table-cell>
          <table:table-cell office:value-type="string" calcext:value-type="string">
            <text:p>Arantxa Duron Corpus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448415" calcext:value-type="float">
            <text:p>2448415</text:p>
          </table:table-cell>
          <table:table-cell office:value-type="string" calcext:value-type="string">
            <text:p>Edgar Vicente Sanch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448424" calcext:value-type="float">
            <text:p>2448424</text:p>
          </table:table-cell>
          <table:table-cell office:value-type="string" calcext:value-type="string">
            <text:p>LAURA PERALES DE LA CRU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448611" calcext:value-type="float">
            <text:p>2448611</text:p>
          </table:table-cell>
          <table:table-cell office:value-type="string" calcext:value-type="string">
            <text:p>Hefzi Ba Ramirez Dia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448615" calcext:value-type="float">
            <text:p>2448615</text:p>
          </table:table-cell>
          <table:table-cell office:value-type="string" calcext:value-type="string">
            <text:p>Maria Elena Adamaris Cerecero Enriqu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492154" calcext:value-type="float">
            <text:p>2492154</text:p>
          </table:table-cell>
          <table:table-cell office:value-type="string" calcext:value-type="string">
            <text:p>Irma Susana Salas Ibarr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492157" calcext:value-type="float">
            <text:p>2492157</text:p>
          </table:table-cell>
          <table:table-cell office:value-type="string" calcext:value-type="string">
            <text:p>Julio Gerardo Carlin Gonzal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525402" calcext:value-type="float">
            <text:p>2525402</text:p>
          </table:table-cell>
          <table:table-cell office:value-type="string" calcext:value-type="string">
            <text:p>Norma Cecilia Montoya Garci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535172" calcext:value-type="float">
            <text:p>2535172</text:p>
          </table:table-cell>
          <table:table-cell office:value-type="string" calcext:value-type="string">
            <text:p>Juan Manuel Velazquez Olver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637621" calcext:value-type="float">
            <text:p>2637621</text:p>
          </table:table-cell>
          <table:table-cell office:value-type="string" calcext:value-type="string">
            <text:p>Alejandra Esparza Sandoval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637665" calcext:value-type="float">
            <text:p>2637665</text:p>
          </table:table-cell>
          <table:table-cell office:value-type="string" calcext:value-type="string">
            <text:p>Karlos Alberto Rodriguez Garci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702088" calcext:value-type="float">
            <text:p>2702088</text:p>
          </table:table-cell>
          <table:table-cell office:value-type="string" calcext:value-type="string">
            <text:p>Juan Luis Serna Quezad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822933" calcext:value-type="float">
            <text:p>2822933</text:p>
          </table:table-cell>
          <table:table-cell office:value-type="string" calcext:value-type="string">
            <text:p>Laura Elena Rubalcava De Santos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851379" calcext:value-type="float">
            <text:p>2851379</text:p>
          </table:table-cell>
          <table:table-cell office:value-type="string" calcext:value-type="string">
            <text:p>Diana Tinajera Delgadill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881753" calcext:value-type="float">
            <text:p>2881753</text:p>
          </table:table-cell>
          <table:table-cell office:value-type="string" calcext:value-type="string">
            <text:p>Jessica Patricia Martinez De Lir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881754" calcext:value-type="float">
            <text:p>2881754</text:p>
          </table:table-cell>
          <table:table-cell office:value-type="string" calcext:value-type="string">
            <text:p>Jose Luis Aguilera Abundis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883537" calcext:value-type="float">
            <text:p>2883537</text:p>
          </table:table-cell>
          <table:table-cell office:value-type="string" calcext:value-type="string">
            <text:p>Gabriela Sarahy Esquivel Carranz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907358" calcext:value-type="float">
            <text:p>2907358</text:p>
          </table:table-cell>
          <table:table-cell office:value-type="string" calcext:value-type="string">
            <text:p>Jose Javier Perez Batres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914266" calcext:value-type="float">
            <text:p>2914266</text:p>
          </table:table-cell>
          <table:table-cell office:value-type="string" calcext:value-type="string">
            <text:p>Brenda Guadalupe Garcia Cuellar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938980" calcext:value-type="float">
            <text:p>2938980</text:p>
          </table:table-cell>
          <table:table-cell office:value-type="string" calcext:value-type="string">
            <text:p>Alejandra Luna Hernand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938985" calcext:value-type="float">
            <text:p>2938985</text:p>
          </table:table-cell>
          <table:table-cell office:value-type="string" calcext:value-type="string">
            <text:p>David Flores Jimen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938992" calcext:value-type="float">
            <text:p>2938992</text:p>
          </table:table-cell>
          <table:table-cell office:value-type="string" calcext:value-type="string">
            <text:p>Hilda Yuridiana Marin Hernand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970056" calcext:value-type="float">
            <text:p>2970056</text:p>
          </table:table-cell>
          <table:table-cell office:value-type="string" calcext:value-type="string">
            <text:p>Ailin Shanik Alvarado Garci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992260" calcext:value-type="float">
            <text:p>2992260</text:p>
          </table:table-cell>
          <table:table-cell office:value-type="string" calcext:value-type="string">
            <text:p>Angela Lucia Ordonez Nun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992263" calcext:value-type="float">
            <text:p>2992263</text:p>
          </table:table-cell>
          <table:table-cell office:value-type="string" calcext:value-type="string">
            <text:p>Juan Carlos Aleman Gom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992707" calcext:value-type="float">
            <text:p>2992707</text:p>
          </table:table-cell>
          <table:table-cell office:value-type="string" calcext:value-type="string">
            <text:p>Adrian Gutierrez Chav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992709" calcext:value-type="float">
            <text:p>2992709</text:p>
          </table:table-cell>
          <table:table-cell office:value-type="string" calcext:value-type="string">
            <text:p>Andrea Guadalupe Villalobos Coronel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992712" calcext:value-type="float">
            <text:p>2992712</text:p>
          </table:table-cell>
          <table:table-cell office:value-type="string" calcext:value-type="string">
            <text:p>Hugo De La Ros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992719" calcext:value-type="float">
            <text:p>2992719</text:p>
          </table:table-cell>
          <table:table-cell office:value-type="string" calcext:value-type="string">
            <text:p>Roberto Daniel Saldivar Cortes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41674" calcext:value-type="float">
            <text:p>3041674</text:p>
          </table:table-cell>
          <table:table-cell office:value-type="string" calcext:value-type="string">
            <text:p>Christian Emmanuel Macias Macias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41680" calcext:value-type="float">
            <text:p>3041680</text:p>
          </table:table-cell>
          <table:table-cell office:value-type="string" calcext:value-type="string">
            <text:p>Katya Saray Diaz Rom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42163" calcext:value-type="float">
            <text:p>3042163</text:p>
          </table:table-cell>
          <table:table-cell office:value-type="string" calcext:value-type="string">
            <text:p>Artemio Isaac De Anda Flores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68371" calcext:value-type="float">
            <text:p>3068371</text:p>
          </table:table-cell>
          <table:table-cell office:value-type="string" calcext:value-type="string">
            <text:p>Eliany Aguilar Nazare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68374" calcext:value-type="float">
            <text:p>3068374</text:p>
          </table:table-cell>
          <table:table-cell office:value-type="string" calcext:value-type="string">
            <text:p>Lizbeth Delgado Pulid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69004" calcext:value-type="float">
            <text:p>3069004</text:p>
          </table:table-cell>
          <table:table-cell office:value-type="string" calcext:value-type="string">
            <text:p>Carlos Jose Mayagoitia Gutierr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69006" calcext:value-type="float">
            <text:p>3069006</text:p>
          </table:table-cell>
          <table:table-cell office:value-type="string" calcext:value-type="string">
            <text:p>Franco Israel Ulloa Flores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69007" calcext:value-type="float">
            <text:p>3069007</text:p>
          </table:table-cell>
          <table:table-cell office:value-type="string" calcext:value-type="string">
            <text:p>Gabriel Alexis Telles Giron Muno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95638" calcext:value-type="float">
            <text:p>3095638</text:p>
          </table:table-cell>
          <table:table-cell office:value-type="string" calcext:value-type="string">
            <text:p>Sebastian Martinez Diaz Gonzal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97287" calcext:value-type="float">
            <text:p>3097287</text:p>
          </table:table-cell>
          <table:table-cell office:value-type="string" calcext:value-type="string">
            <text:p>Alma Beatriz Alonso Esparz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97321" calcext:value-type="float">
            <text:p>3097321</text:p>
          </table:table-cell>
          <table:table-cell office:value-type="string" calcext:value-type="string">
            <text:p>Georgina Gabriela Camacho Manriqu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97325" calcext:value-type="float">
            <text:p>3097325</text:p>
          </table:table-cell>
          <table:table-cell office:value-type="string" calcext:value-type="string">
            <text:p>Daniel De Jesus Chavez Martin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97471" calcext:value-type="float">
            <text:p>3097471</text:p>
          </table:table-cell>
          <table:table-cell office:value-type="string" calcext:value-type="string">
            <text:p>Luis Manuel Valadez Meji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97481" calcext:value-type="float">
            <text:p>3097481</text:p>
          </table:table-cell>
          <table:table-cell office:value-type="string" calcext:value-type="string">
            <text:p>Ma. Del Carmen Valles Castañed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97498" calcext:value-type="float">
            <text:p>3097498</text:p>
          </table:table-cell>
          <table:table-cell office:value-type="string" calcext:value-type="string">
            <text:p>Alejandro Ramos Roch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127989" calcext:value-type="float">
            <text:p>3127989</text:p>
          </table:table-cell>
          <table:table-cell office:value-type="string" calcext:value-type="string">
            <text:p>Jonathan Rafael Lopez Blanc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913499" calcext:value-type="float">
            <text:p>913499</text:p>
          </table:table-cell>
          <table:table-cell office:value-type="string" calcext:value-type="string">
            <text:p>Ana Koren Encarnacion Luevan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943218" calcext:value-type="float">
            <text:p>943218</text:p>
          </table:table-cell>
          <table:table-cell office:value-type="string" calcext:value-type="string">
            <text:p>Maria Dayan Hernand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1055291" calcext:value-type="float">
            <text:p>1055291</text:p>
          </table:table-cell>
          <table:table-cell office:value-type="string" calcext:value-type="string">
            <text:p>Yuliana Saucedo Sotuy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1055847" calcext:value-type="float">
            <text:p>1055847</text:p>
          </table:table-cell>
          <table:table-cell office:value-type="string" calcext:value-type="string">
            <text:p>Dagoberto Montoya Castañed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1096127" calcext:value-type="float">
            <text:p>1096127</text:p>
          </table:table-cell>
          <table:table-cell office:value-type="string" calcext:value-type="string">
            <text:p>David Dueñas Oliv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1137374" calcext:value-type="float">
            <text:p>1137374</text:p>
          </table:table-cell>
          <table:table-cell office:value-type="string" calcext:value-type="string">
            <text:p>Monserrat Eunice Telles Montes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1232893" calcext:value-type="float">
            <text:p>1232893</text:p>
          </table:table-cell>
          <table:table-cell office:value-type="string" calcext:value-type="string">
            <text:p>Manuel Alejandro Gonzalez De lun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1263065" calcext:value-type="float">
            <text:p>1263065</text:p>
          </table:table-cell>
          <table:table-cell office:value-type="string" calcext:value-type="string">
            <text:p>OSCAR EDUARDO CASTR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1299423" calcext:value-type="float">
            <text:p>1299423</text:p>
          </table:table-cell>
          <table:table-cell office:value-type="string" calcext:value-type="string">
            <text:p>Carlos Nobara Jimen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1299425" calcext:value-type="float">
            <text:p>1299425</text:p>
          </table:table-cell>
          <table:table-cell office:value-type="string" calcext:value-type="string">
            <text:p>Georgina Vargas Mayorg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1391637" calcext:value-type="float">
            <text:p>1391637</text:p>
          </table:table-cell>
          <table:table-cell office:value-type="string" calcext:value-type="string">
            <text:p>Karla Ivonne Gomez Paredes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1431572" calcext:value-type="float">
            <text:p>1431572</text:p>
          </table:table-cell>
          <table:table-cell office:value-type="string" calcext:value-type="string">
            <text:p>Daniela Romero Ayal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1485869" calcext:value-type="float">
            <text:p>1485869</text:p>
          </table:table-cell>
          <table:table-cell office:value-type="string" calcext:value-type="string">
            <text:p>Priscila Macias Lop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1649000" calcext:value-type="float">
            <text:p>1649000</text:p>
          </table:table-cell>
          <table:table-cell office:value-type="string" calcext:value-type="string">
            <text:p>Adrian Alejandro Chia Per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1772138" calcext:value-type="float">
            <text:p>1772138</text:p>
          </table:table-cell>
          <table:table-cell office:value-type="string" calcext:value-type="string">
            <text:p>Noe Rios Torres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1812498" calcext:value-type="float">
            <text:p>1812498</text:p>
          </table:table-cell>
          <table:table-cell office:value-type="string" calcext:value-type="string">
            <text:p>Rosa America Plaza Macias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1845390" calcext:value-type="float">
            <text:p>1845390</text:p>
          </table:table-cell>
          <table:table-cell office:value-type="string" calcext:value-type="string">
            <text:p>OSKAR ALFONSO CECEÑAS GONZAL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1944967" calcext:value-type="float">
            <text:p>1944967</text:p>
          </table:table-cell>
          <table:table-cell office:value-type="string" calcext:value-type="string">
            <text:p>Elisiel De Jesus Lopez Montoy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1996784" calcext:value-type="float">
            <text:p>1996784</text:p>
          </table:table-cell>
          <table:table-cell office:value-type="string" calcext:value-type="string">
            <text:p>Jose Agustin Galaviz Coronad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040578" calcext:value-type="float">
            <text:p>2040578</text:p>
          </table:table-cell>
          <table:table-cell office:value-type="string" calcext:value-type="string">
            <text:p>Ariadna Ramirez de la Cru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040584" calcext:value-type="float">
            <text:p>2040584</text:p>
          </table:table-cell>
          <table:table-cell office:value-type="string" calcext:value-type="string">
            <text:p>Braulio Arcos Hernand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040593" calcext:value-type="float">
            <text:p>2040593</text:p>
          </table:table-cell>
          <table:table-cell office:value-type="string" calcext:value-type="string">
            <text:p>Grecia Magnolia Esparza Gove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089291" calcext:value-type="float">
            <text:p>2089291</text:p>
          </table:table-cell>
          <table:table-cell office:value-type="string" calcext:value-type="string">
            <text:p>Jessica del Carmen Xolo Chipol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204053" calcext:value-type="float">
            <text:p>2204053</text:p>
          </table:table-cell>
          <table:table-cell office:value-type="string" calcext:value-type="string">
            <text:p>Diego Rubalcava Valdivi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204058" calcext:value-type="float">
            <text:p>2204058</text:p>
          </table:table-cell>
          <table:table-cell office:value-type="string" calcext:value-type="string">
            <text:p>Maria Fernanda Olmos Orti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204312" calcext:value-type="float">
            <text:p>2204312</text:p>
          </table:table-cell>
          <table:table-cell office:value-type="string" calcext:value-type="string">
            <text:p>Andrea Daniela Torres Aguilar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229390" calcext:value-type="float">
            <text:p>2229390</text:p>
          </table:table-cell>
          <table:table-cell office:value-type="string" calcext:value-type="string">
            <text:p>Efren Cuevas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237607" calcext:value-type="float">
            <text:p>2237607</text:p>
          </table:table-cell>
          <table:table-cell office:value-type="string" calcext:value-type="string">
            <text:p>David Aranda Sos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262849" calcext:value-type="float">
            <text:p>2262849</text:p>
          </table:table-cell>
          <table:table-cell office:value-type="string" calcext:value-type="string">
            <text:p>Arlette Amparo Murillo Dia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262858" calcext:value-type="float">
            <text:p>2262858</text:p>
          </table:table-cell>
          <table:table-cell office:value-type="string" calcext:value-type="string">
            <text:p>Sebastian Jimenez Ceballos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297146" calcext:value-type="float">
            <text:p>2297146</text:p>
          </table:table-cell>
          <table:table-cell office:value-type="string" calcext:value-type="string">
            <text:p>Karla Andrea Jimenez Hermosill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336176" calcext:value-type="float">
            <text:p>2336176</text:p>
          </table:table-cell>
          <table:table-cell office:value-type="string" calcext:value-type="string">
            <text:p>Jonathan Josue Garcia Hernand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486077" calcext:value-type="float">
            <text:p>2486077</text:p>
          </table:table-cell>
          <table:table-cell office:value-type="string" calcext:value-type="string">
            <text:p>Bernabe De Jesus Martinez Suar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486083" calcext:value-type="float">
            <text:p>2486083</text:p>
          </table:table-cell>
          <table:table-cell office:value-type="string" calcext:value-type="string">
            <text:p>Jaime Francisco Gonzalez Reyn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516885" calcext:value-type="float">
            <text:p>2516885</text:p>
          </table:table-cell>
          <table:table-cell office:value-type="string" calcext:value-type="string">
            <text:p>Laura Alejandra De Luna Vazqu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558883" calcext:value-type="float">
            <text:p>2558883</text:p>
          </table:table-cell>
          <table:table-cell office:value-type="string" calcext:value-type="string">
            <text:p>Gustavo Lopez Rodrigu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558891" calcext:value-type="float">
            <text:p>2558891</text:p>
          </table:table-cell>
          <table:table-cell office:value-type="string" calcext:value-type="string">
            <text:p>Pablo Gabriel Duran Reyn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559251" calcext:value-type="float">
            <text:p>2559251</text:p>
          </table:table-cell>
          <table:table-cell office:value-type="string" calcext:value-type="string">
            <text:p>Fernanda Montserrat Medrano Sanch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559255" calcext:value-type="float">
            <text:p>2559255</text:p>
          </table:table-cell>
          <table:table-cell office:value-type="string" calcext:value-type="string">
            <text:p>Jose Antonio Lopez Hernand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559265" calcext:value-type="float">
            <text:p>2559265</text:p>
          </table:table-cell>
          <table:table-cell office:value-type="string" calcext:value-type="string">
            <text:p>Yadira Esmeralda Hernandez Cru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842419" calcext:value-type="float">
            <text:p>2842419</text:p>
          </table:table-cell>
          <table:table-cell office:value-type="string" calcext:value-type="string">
            <text:p>Erendira Noemi Zuniga Mend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842601" calcext:value-type="float">
            <text:p>2842601</text:p>
          </table:table-cell>
          <table:table-cell office:value-type="string" calcext:value-type="string">
            <text:p>Mario Giovanni Jackson Garci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866932" calcext:value-type="float">
            <text:p>2866932</text:p>
          </table:table-cell>
          <table:table-cell office:value-type="string" calcext:value-type="string">
            <text:p>Marco Antonio Casillas Reyn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873966" calcext:value-type="float">
            <text:p>2873966</text:p>
          </table:table-cell>
          <table:table-cell office:value-type="string" calcext:value-type="string">
            <text:p>Brianda Jaqueline Pena Sern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873971" calcext:value-type="float">
            <text:p>2873971</text:p>
          </table:table-cell>
          <table:table-cell office:value-type="string" calcext:value-type="string">
            <text:p>Diana Janeth Nicasi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939215" calcext:value-type="float">
            <text:p>2939215</text:p>
          </table:table-cell>
          <table:table-cell office:value-type="string" calcext:value-type="string">
            <text:p>Lizeth Guadalupe Rizo Zermen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939216" calcext:value-type="float">
            <text:p>2939216</text:p>
          </table:table-cell>
          <table:table-cell office:value-type="string" calcext:value-type="string">
            <text:p>Marcos Esteban Cervantes Armad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939217" calcext:value-type="float">
            <text:p>2939217</text:p>
          </table:table-cell>
          <table:table-cell office:value-type="string" calcext:value-type="string">
            <text:p>Maria Jacqueline Pedroza Mendoz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962476" calcext:value-type="float">
            <text:p>2962476</text:p>
          </table:table-cell>
          <table:table-cell office:value-type="string" calcext:value-type="string">
            <text:p>Alexandra Alvarez Ramire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962478" calcext:value-type="float">
            <text:p>2962478</text:p>
          </table:table-cell>
          <table:table-cell office:value-type="string" calcext:value-type="string">
            <text:p>Carlos Alberto Contreras Sustait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962493" calcext:value-type="float">
            <text:p>2962493</text:p>
          </table:table-cell>
          <table:table-cell office:value-type="string" calcext:value-type="string">
            <text:p>Mayela Huitron Ortiz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962765" calcext:value-type="float">
            <text:p>2962765</text:p>
          </table:table-cell>
          <table:table-cell office:value-type="string" calcext:value-type="string">
            <text:p>Jose Hiram Gutierrez Rangel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2962774" calcext:value-type="float">
            <text:p>2962774</text:p>
          </table:table-cell>
          <table:table-cell office:value-type="string" calcext:value-type="string">
            <text:p>Rebeca Llamas Moreno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80269" calcext:value-type="float">
            <text:p>3080269</text:p>
          </table:table-cell>
          <table:table-cell office:value-type="string" calcext:value-type="string">
            <text:p>Damaris Andrea Lopez Montoy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  <table:table-row table:style-name="ro1">
          <table:table-cell office:value-type="float" office:value="3080283" calcext:value-type="float">
            <text:p>3080283</text:p>
          </table:table-cell>
          <table:table-cell office:value-type="string" calcext:value-type="string">
            <text:p>Jose Andres Robles Valdivia</text:p>
          </table:table-cell>
          <table:table-cell office:value-type="string" calcext:value-type="string">
            <text:p>HTG AGU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TPMXN Hacienda</text:p>
          </table:table-cell>
          <table:table-cell table:number-columns-repeated="7"/>
        </table:table-row>
      </table:table>
      <table:table table:name="5. HTG MTY - GM Financial - TPMXN Universidad" table:style-name="ta1">
        <table:table-column table:style-name="co1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default-cell-style-name="Default"/>
        <table:table-column table:style-name="co32" table:default-cell-style-name="Default"/>
        <table:table-row table:style-name="ro1">
          <table:table-cell office:value-type="string" calcext:value-type="string">
            <text:p>Ident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ontract_Type</text:p>
          </table:table-cell>
          <table:table-cell office:value-type="string" calcext:value-type="string">
            <text:p>Client_Name</text:p>
          </table:table-cell>
          <table:table-cell office:value-type="string" calcext:value-type="string">
            <text:p>Location_Name</text:p>
          </table:table-cell>
          <table:table-cell/>
          <table:table-cell office:value-type="string" calcext:value-type="string">
            <text:p>Perfil Solicitante</text:p>
          </table:table-cell>
          <table:table-cell office:value-type="string" calcext:value-type="string">
            <text:p>GM_Financial_Universidad_S</text:p>
          </table:table-cell>
          <table:table-cell/>
          <table:table-cell office:value-type="float" office:value="3263703" calcext:value-type="float">
            <text:p>3263703</text:p>
          </table:table-cell>
          <table:table-cell office:value-type="string" calcext:value-type="string">
            <text:p>zunigan.5</text:p>
          </table:table-cell>
          <table:table-cell office:value-type="string" calcext:value-type="string">
            <text:p>Esmeralda Zuniga Nava</text:p>
          </table:table-cell>
        </table:table-row>
        <table:table-row table:style-name="ro1">
          <table:table-cell office:value-type="float" office:value="830519" calcext:value-type="float">
            <text:p>830519</text:p>
          </table:table-cell>
          <table:table-cell office:value-type="string" calcext:value-type="string">
            <text:p>Maria Cristina Canizales Alviz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4"/>
          <table:table-cell office:value-type="float" office:value="3207168" calcext:value-type="float">
            <text:p>3207168</text:p>
          </table:table-cell>
          <table:table-cell office:value-type="string" calcext:value-type="string">
            <text:p>deleonb.7</text:p>
          </table:table-cell>
          <table:table-cell office:value-type="string" calcext:value-type="string">
            <text:p>Denisse De Leon Barragan</text:p>
          </table:table-cell>
        </table:table-row>
        <table:table-row table:style-name="ro1">
          <table:table-cell office:value-type="float" office:value="833224" calcext:value-type="float">
            <text:p>833224</text:p>
          </table:table-cell>
          <table:table-cell office:value-type="string" calcext:value-type="string">
            <text:p>Juan Isaias Gonzalez Lop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4"/>
          <table:table-cell office:value-type="float" office:value="3151564" calcext:value-type="float">
            <text:p>3151564</text:p>
          </table:table-cell>
          <table:table-cell office:value-type="string" calcext:value-type="string">
            <text:p>zacariasp.5</text:p>
          </table:table-cell>
          <table:table-cell office:value-type="string" calcext:value-type="string">
            <text:p>Angela Daniela Zacarias Perez</text:p>
          </table:table-cell>
        </table:table-row>
        <table:table-row table:style-name="ro1">
          <table:table-cell office:value-type="float" office:value="833240" calcext:value-type="float">
            <text:p>833240</text:p>
          </table:table-cell>
          <table:table-cell office:value-type="string" calcext:value-type="string">
            <text:p>Maria Monica Coronado Mendoz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4"/>
          <table:table-cell office:value-type="float" office:value="3107246" calcext:value-type="float">
            <text:p>3107246</text:p>
          </table:table-cell>
          <table:table-cell office:value-type="string" calcext:value-type="string">
            <text:p>larap.6</text:p>
          </table:table-cell>
          <table:table-cell office:value-type="string" calcext:value-type="string">
            <text:p>Zulema Betzabe Lara Pena</text:p>
          </table:table-cell>
        </table:table-row>
        <table:table-row table:style-name="ro1">
          <table:table-cell office:value-type="float" office:value="1099279" calcext:value-type="float">
            <text:p>1099279</text:p>
          </table:table-cell>
          <table:table-cell office:value-type="string" calcext:value-type="string">
            <text:p>Pedro Muñoz Gaspar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4"/>
          <table:table-cell office:value-type="float" office:value="3020568" calcext:value-type="float">
            <text:p>3020568</text:p>
          </table:table-cell>
          <table:table-cell office:value-type="string" calcext:value-type="string">
            <text:p>cavazosc.8</text:p>
          </table:table-cell>
          <table:table-cell office:value-type="string" calcext:value-type="string">
            <text:p>Lesslie Valeria Cavazos Contreras</text:p>
          </table:table-cell>
        </table:table-row>
        <table:table-row table:style-name="ro1">
          <table:table-cell office:value-type="float" office:value="1158351" calcext:value-type="float">
            <text:p>1158351</text:p>
          </table:table-cell>
          <table:table-cell office:value-type="string" calcext:value-type="string">
            <text:p>Miroslava Loera Garci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/>
          <table:table-cell office:value-type="string" calcext:value-type="string">
            <text:p>Perfil Autorizador</text:p>
          </table:table-cell>
          <table:table-cell office:value-type="string" calcext:value-type="string">
            <text:p>GM_Financial_Universidad_A</text:p>
          </table:table-cell>
          <table:table-cell/>
          <table:table-cell office:value-type="float" office:value="3009277" calcext:value-type="float">
            <text:p>3009277</text:p>
          </table:table-cell>
          <table:table-cell office:value-type="string" calcext:value-type="string">
            <text:p>buentellof.5</text:p>
          </table:table-cell>
          <table:table-cell office:value-type="string" calcext:value-type="string">
            <text:p>Iris Cristal Buentello Flores</text:p>
          </table:table-cell>
        </table:table-row>
        <table:table-row table:style-name="ro1">
          <table:table-cell office:value-type="float" office:value="1175012" calcext:value-type="float">
            <text:p>1175012</text:p>
          </table:table-cell>
          <table:table-cell office:value-type="string" calcext:value-type="string">
            <text:p>Osiel Anyellou Peña Maldonad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4"/>
          <table:table-cell office:value-type="float" office:value="3009270" calcext:value-type="float">
            <text:p>3009270</text:p>
          </table:table-cell>
          <table:table-cell office:value-type="string" calcext:value-type="string">
            <text:p>romanr.6</text:p>
          </table:table-cell>
          <table:table-cell office:value-type="string" calcext:value-type="string">
            <text:p>Coral Esmeralda Roman Rodriguez</text:p>
          </table:table-cell>
        </table:table-row>
        <table:table-row table:style-name="ro1">
          <table:table-cell office:value-type="float" office:value="1250894" calcext:value-type="float">
            <text:p>1250894</text:p>
          </table:table-cell>
          <table:table-cell office:value-type="string" calcext:value-type="string">
            <text:p>Oscar Leonel Castro Castill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4"/>
          <table:table-cell office:value-type="float" office:value="3001095" calcext:value-type="float">
            <text:p>3001095</text:p>
          </table:table-cell>
          <table:table-cell office:value-type="string" calcext:value-type="string">
            <text:p>salazari.5</text:p>
          </table:table-cell>
          <table:table-cell office:value-type="string" calcext:value-type="string">
            <text:p>Sofia Carolina Salazar Ibarra</text:p>
          </table:table-cell>
        </table:table-row>
        <table:table-row table:style-name="ro1">
          <table:table-cell office:value-type="float" office:value="1325450" calcext:value-type="float">
            <text:p>1325450</text:p>
          </table:table-cell>
          <table:table-cell office:value-type="string" calcext:value-type="string">
            <text:p>Miguel Angel Salazar Flore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4"/>
          <table:table-cell office:value-type="float" office:value="3001094" calcext:value-type="float">
            <text:p>3001094</text:p>
          </table:table-cell>
          <table:table-cell office:value-type="string" calcext:value-type="string">
            <text:p>delacruzg.10</text:p>
          </table:table-cell>
          <table:table-cell office:value-type="string" calcext:value-type="string">
            <text:p>Rocio Cristel De La Cruz Garcia</text:p>
          </table:table-cell>
        </table:table-row>
        <table:table-row table:style-name="ro1">
          <table:table-cell office:value-type="float" office:value="1392487" calcext:value-type="float">
            <text:p>1392487</text:p>
          </table:table-cell>
          <table:table-cell office:value-type="string" calcext:value-type="string">
            <text:p>Luis Angel Quintero Martin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4"/>
          <table:table-cell office:value-type="float" office:value="2996148" calcext:value-type="float">
            <text:p>2996148</text:p>
          </table:table-cell>
          <table:table-cell office:value-type="string" calcext:value-type="string">
            <text:p>gutierreze.11</text:p>
          </table:table-cell>
          <table:table-cell office:value-type="string" calcext:value-type="string">
            <text:p>Yajaira Daniela Gutierrez Esparza</text:p>
          </table:table-cell>
        </table:table-row>
        <table:table-row table:style-name="ro1">
          <table:table-cell office:value-type="float" office:value="1561764" calcext:value-type="float">
            <text:p>1561764</text:p>
          </table:table-cell>
          <table:table-cell office:value-type="string" calcext:value-type="string">
            <text:p>Andrea Abigail Ramirez Nucamendi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/>
          <table:table-cell office:value-type="string" calcext:value-type="string">
            <text:p>Perfil Responsable</text:p>
          </table:table-cell>
          <table:table-cell office:value-type="string" calcext:value-type="string">
            <text:p>GM_Financial_Universidad_R</text:p>
          </table:table-cell>
          <table:table-cell/>
          <table:table-cell office:value-type="float" office:value="2739934" calcext:value-type="float">
            <text:p>2739934</text:p>
          </table:table-cell>
          <table:table-cell office:value-type="string" calcext:value-type="string">
            <text:p>ordazgomez.5</text:p>
          </table:table-cell>
          <table:table-cell office:value-type="string" calcext:value-type="string">
            <text:p>Mercedes Verenice Ordaz Gómez</text:p>
          </table:table-cell>
        </table:table-row>
        <table:table-row table:style-name="ro1">
          <table:table-cell office:value-type="float" office:value="1571785" calcext:value-type="float">
            <text:p>1571785</text:p>
          </table:table-cell>
          <table:table-cell office:value-type="string" calcext:value-type="string">
            <text:p>Diana Isabel Lorenzo Geronim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740881" calcext:value-type="float">
            <text:p>1740881</text:p>
          </table:table-cell>
          <table:table-cell office:value-type="string" calcext:value-type="string">
            <text:p>Hortencia Martinez Garz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741224" calcext:value-type="float">
            <text:p>1741224</text:p>
          </table:table-cell>
          <table:table-cell office:value-type="string" calcext:value-type="string">
            <text:p>Carlos Eduardo Sosa Espinos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768943" calcext:value-type="float">
            <text:p>1768943</text:p>
          </table:table-cell>
          <table:table-cell office:value-type="string" calcext:value-type="string">
            <text:p>Bianca Berenice Bautista Polin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776270" calcext:value-type="float">
            <text:p>1776270</text:p>
          </table:table-cell>
          <table:table-cell office:value-type="string" calcext:value-type="string">
            <text:p>Cristina Isabel Moreno Gutierr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776280" calcext:value-type="float">
            <text:p>1776280</text:p>
          </table:table-cell>
          <table:table-cell office:value-type="string" calcext:value-type="string">
            <text:p>Jesus Alberto Lira Ramir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804677" calcext:value-type="float">
            <text:p>1804677</text:p>
          </table:table-cell>
          <table:table-cell office:value-type="string" calcext:value-type="string">
            <text:p>David Gaspar Ramir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868731" calcext:value-type="float">
            <text:p>1868731</text:p>
          </table:table-cell>
          <table:table-cell office:value-type="string" calcext:value-type="string">
            <text:p>Jose Gilberto Gracia Sanch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906621" calcext:value-type="float">
            <text:p>1906621</text:p>
          </table:table-cell>
          <table:table-cell office:value-type="string" calcext:value-type="string">
            <text:p>Carmen Dalila Leal Morale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906628" calcext:value-type="float">
            <text:p>1906628</text:p>
          </table:table-cell>
          <table:table-cell office:value-type="string" calcext:value-type="string">
            <text:p>Heidi Yamile Hernandez Morale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912623" calcext:value-type="float">
            <text:p>1912623</text:p>
          </table:table-cell>
          <table:table-cell office:value-type="string" calcext:value-type="string">
            <text:p>Edwin Alexis Cordero Per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952060" calcext:value-type="float">
            <text:p>1952060</text:p>
          </table:table-cell>
          <table:table-cell office:value-type="string" calcext:value-type="string">
            <text:p>Carmen Yuliana Barron Martin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952072" calcext:value-type="float">
            <text:p>1952072</text:p>
          </table:table-cell>
          <table:table-cell office:value-type="string" calcext:value-type="string">
            <text:p>Jose Alfredo Villeda River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973572" calcext:value-type="float">
            <text:p>1973572</text:p>
          </table:table-cell>
          <table:table-cell office:value-type="string" calcext:value-type="string">
            <text:p>Arturo Carrizales Garci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974162" calcext:value-type="float">
            <text:p>1974162</text:p>
          </table:table-cell>
          <table:table-cell office:value-type="string" calcext:value-type="string">
            <text:p>Maria Fernanda Ruiz Corre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980603" calcext:value-type="float">
            <text:p>1980603</text:p>
          </table:table-cell>
          <table:table-cell office:value-type="string" calcext:value-type="string">
            <text:p>Jonhatan Osiel Reyes Medran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056415" calcext:value-type="float">
            <text:p>2056415</text:p>
          </table:table-cell>
          <table:table-cell office:value-type="string" calcext:value-type="string">
            <text:p>Angel Andres Martinez Hernand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097852" calcext:value-type="float">
            <text:p>2097852</text:p>
          </table:table-cell>
          <table:table-cell office:value-type="string" calcext:value-type="string">
            <text:p>Jaime Alejandro Cantu Mat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169499" calcext:value-type="float">
            <text:p>2169499</text:p>
          </table:table-cell>
          <table:table-cell office:value-type="string" calcext:value-type="string">
            <text:p>Antonia Jaqueline Galvan Rodrigu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169503" calcext:value-type="float">
            <text:p>2169503</text:p>
          </table:table-cell>
          <table:table-cell office:value-type="string" calcext:value-type="string">
            <text:p>Casandra Meraz Motolini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169510" calcext:value-type="float">
            <text:p>2169510</text:p>
          </table:table-cell>
          <table:table-cell office:value-type="string" calcext:value-type="string">
            <text:p>Lucila Yazmin Galvan Rodrigu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216291" calcext:value-type="float">
            <text:p>2216291</text:p>
          </table:table-cell>
          <table:table-cell office:value-type="string" calcext:value-type="string">
            <text:p>Luis Mario Garcia Zunig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216296" calcext:value-type="float">
            <text:p>2216296</text:p>
          </table:table-cell>
          <table:table-cell office:value-type="string" calcext:value-type="string">
            <text:p>Roberto Carlos Ruiz Mendoz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238064" calcext:value-type="float">
            <text:p>2238064</text:p>
          </table:table-cell>
          <table:table-cell office:value-type="string" calcext:value-type="string">
            <text:p>Karen Danae Ortega Ontivero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271098" calcext:value-type="float">
            <text:p>2271098</text:p>
          </table:table-cell>
          <table:table-cell office:value-type="string" calcext:value-type="string">
            <text:p>Maria De Los Angeles Espinosa De La Ros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349897" calcext:value-type="float">
            <text:p>2349897</text:p>
          </table:table-cell>
          <table:table-cell office:value-type="string" calcext:value-type="string">
            <text:p>Alberto Trevino Orti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378493" calcext:value-type="float">
            <text:p>2378493</text:p>
          </table:table-cell>
          <table:table-cell office:value-type="string" calcext:value-type="string">
            <text:p>Andres Fernando Torres Dia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407347" calcext:value-type="float">
            <text:p>2407347</text:p>
          </table:table-cell>
          <table:table-cell office:value-type="string" calcext:value-type="string">
            <text:p>Alejandro Requena Leij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407351" calcext:value-type="float">
            <text:p>2407351</text:p>
          </table:table-cell>
          <table:table-cell office:value-type="string" calcext:value-type="string">
            <text:p>Erick Mauricio Requena Leij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407358" calcext:value-type="float">
            <text:p>2407358</text:p>
          </table:table-cell>
          <table:table-cell office:value-type="string" calcext:value-type="string">
            <text:p>Monica Lizeth Vazquez Carrill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429782" calcext:value-type="float">
            <text:p>2429782</text:p>
          </table:table-cell>
          <table:table-cell office:value-type="string" calcext:value-type="string">
            <text:p>Juan Carlos Avalos Nan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435978" calcext:value-type="float">
            <text:p>2435978</text:p>
          </table:table-cell>
          <table:table-cell office:value-type="string" calcext:value-type="string">
            <text:p>Alexis Javier Zuniga Rodrigu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435979" calcext:value-type="float">
            <text:p>2435979</text:p>
          </table:table-cell>
          <table:table-cell office:value-type="string" calcext:value-type="string">
            <text:p>Alihnna Rubio Martin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436000" calcext:value-type="float">
            <text:p>2436000</text:p>
          </table:table-cell>
          <table:table-cell office:value-type="string" calcext:value-type="string">
            <text:p>Zaira Monserrat Rivera Guerrer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436098" calcext:value-type="float">
            <text:p>2436098</text:p>
          </table:table-cell>
          <table:table-cell office:value-type="string" calcext:value-type="string">
            <text:p>Cesar Julian Brav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493626" calcext:value-type="float">
            <text:p>2493626</text:p>
          </table:table-cell>
          <table:table-cell office:value-type="string" calcext:value-type="string">
            <text:p>Jessica Felix Hernand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518295" calcext:value-type="float">
            <text:p>2518295</text:p>
          </table:table-cell>
          <table:table-cell office:value-type="string" calcext:value-type="string">
            <text:p>Betsie Almeida Velazqu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518301" calcext:value-type="float">
            <text:p>2518301</text:p>
          </table:table-cell>
          <table:table-cell office:value-type="string" calcext:value-type="string">
            <text:p>Gabriela Serralde Hernand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518304" calcext:value-type="float">
            <text:p>2518304</text:p>
          </table:table-cell>
          <table:table-cell office:value-type="string" calcext:value-type="string">
            <text:p>Jonathan Ahmed Estrada Alvarad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552184" calcext:value-type="float">
            <text:p>2552184</text:p>
          </table:table-cell>
          <table:table-cell office:value-type="string" calcext:value-type="string">
            <text:p>Ramiro Antonio Becerra Cisnero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601169" calcext:value-type="float">
            <text:p>2601169</text:p>
          </table:table-cell>
          <table:table-cell office:value-type="string" calcext:value-type="string">
            <text:p>Anna Lourdes Morales Estrad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601675" calcext:value-type="float">
            <text:p>2601675</text:p>
          </table:table-cell>
          <table:table-cell office:value-type="string" calcext:value-type="string">
            <text:p>Jorge Andres Loera Mat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624321" calcext:value-type="float">
            <text:p>2624321</text:p>
          </table:table-cell>
          <table:table-cell office:value-type="string" calcext:value-type="string">
            <text:p>Alan Alberto Nino Saldan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624607" calcext:value-type="float">
            <text:p>2624607</text:p>
          </table:table-cell>
          <table:table-cell office:value-type="string" calcext:value-type="string">
            <text:p>Jessica De La Fuente Zunig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624618" calcext:value-type="float">
            <text:p>2624618</text:p>
          </table:table-cell>
          <table:table-cell office:value-type="string" calcext:value-type="string">
            <text:p>Ricardo Saul Pecina Calvill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646333" calcext:value-type="float">
            <text:p>2646333</text:p>
          </table:table-cell>
          <table:table-cell office:value-type="string" calcext:value-type="string">
            <text:p>Jesus Antonio Rodriguez Tovar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689499" calcext:value-type="float">
            <text:p>2689499</text:p>
          </table:table-cell>
          <table:table-cell office:value-type="string" calcext:value-type="string">
            <text:p>Paz Marisol Martinez Santiag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689553" calcext:value-type="float">
            <text:p>2689553</text:p>
          </table:table-cell>
          <table:table-cell office:value-type="string" calcext:value-type="string">
            <text:p>Emilio Sanchez Maldonad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689593" calcext:value-type="float">
            <text:p>2689593</text:p>
          </table:table-cell>
          <table:table-cell office:value-type="string" calcext:value-type="string">
            <text:p>Sandra Mireya Torres Rodrigu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749129" calcext:value-type="float">
            <text:p>2749129</text:p>
          </table:table-cell>
          <table:table-cell office:value-type="string" calcext:value-type="string">
            <text:p>Jose Mauricio Estrada Ipin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749158" calcext:value-type="float">
            <text:p>2749158</text:p>
          </table:table-cell>
          <table:table-cell office:value-type="string" calcext:value-type="string">
            <text:p>Karen Alejandra Nieto Morale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749173" calcext:value-type="float">
            <text:p>2749173</text:p>
          </table:table-cell>
          <table:table-cell office:value-type="string" calcext:value-type="string">
            <text:p>Claudia Abigail Rios Mat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749201" calcext:value-type="float">
            <text:p>2749201</text:p>
          </table:table-cell>
          <table:table-cell office:value-type="string" calcext:value-type="string">
            <text:p>Jose Francisco Zetina Rodrigu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780361" calcext:value-type="float">
            <text:p>2780361</text:p>
          </table:table-cell>
          <table:table-cell office:value-type="string" calcext:value-type="string">
            <text:p>Alfredo David Camacho Navarr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780369" calcext:value-type="float">
            <text:p>2780369</text:p>
          </table:table-cell>
          <table:table-cell office:value-type="string" calcext:value-type="string">
            <text:p>Lindsay Meredith Chavarria Cardena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780371" calcext:value-type="float">
            <text:p>2780371</text:p>
          </table:table-cell>
          <table:table-cell office:value-type="string" calcext:value-type="string">
            <text:p>Mariana Elizabeth Gonzalez Cespede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833518" calcext:value-type="float">
            <text:p>833518</text:p>
          </table:table-cell>
          <table:table-cell office:value-type="string" calcext:value-type="string">
            <text:p>Samantha Yahel Corona Santo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833684" calcext:value-type="float">
            <text:p>833684</text:p>
          </table:table-cell>
          <table:table-cell office:value-type="string" calcext:value-type="string">
            <text:p>Idalia Alfaro Martin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833826" calcext:value-type="float">
            <text:p>833826</text:p>
          </table:table-cell>
          <table:table-cell office:value-type="string" calcext:value-type="string">
            <text:p>Janeth Jimenez Rodrigu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343243" calcext:value-type="float">
            <text:p>1343243</text:p>
          </table:table-cell>
          <table:table-cell office:value-type="string" calcext:value-type="string">
            <text:p>Celina Guadalupe Morales Espejel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507570" calcext:value-type="float">
            <text:p>1507570</text:p>
          </table:table-cell>
          <table:table-cell office:value-type="string" calcext:value-type="string">
            <text:p>Gerardo Israel Martinez Medin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657080" calcext:value-type="float">
            <text:p>1657080</text:p>
          </table:table-cell>
          <table:table-cell office:value-type="string" calcext:value-type="string">
            <text:p>Juana Maria Garcia Cru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657090" calcext:value-type="float">
            <text:p>1657090</text:p>
          </table:table-cell>
          <table:table-cell office:value-type="string" calcext:value-type="string">
            <text:p>Maria Aracely Romero Martin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664726" calcext:value-type="float">
            <text:p>1664726</text:p>
          </table:table-cell>
          <table:table-cell office:value-type="string" calcext:value-type="string">
            <text:p>Miguel Angel Rodriguez Ramir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691750" calcext:value-type="float">
            <text:p>1691750</text:p>
          </table:table-cell>
          <table:table-cell office:value-type="string" calcext:value-type="string">
            <text:p>Jesus Alberto Salas Mendoz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705663" calcext:value-type="float">
            <text:p>1705663</text:p>
          </table:table-cell>
          <table:table-cell office:value-type="string" calcext:value-type="string">
            <text:p>Miguel Angel Meza Ramir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713901" calcext:value-type="float">
            <text:p>1713901</text:p>
          </table:table-cell>
          <table:table-cell office:value-type="string" calcext:value-type="string">
            <text:p>Edgar Vazquez Ovied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752270" calcext:value-type="float">
            <text:p>1752270</text:p>
          </table:table-cell>
          <table:table-cell office:value-type="string" calcext:value-type="string">
            <text:p>Josvir Mireles Medran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812609" calcext:value-type="float">
            <text:p>1812609</text:p>
          </table:table-cell>
          <table:table-cell office:value-type="string" calcext:value-type="string">
            <text:p>Ana Laura Morales Flore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836358" calcext:value-type="float">
            <text:p>1836358</text:p>
          </table:table-cell>
          <table:table-cell office:value-type="string" calcext:value-type="string">
            <text:p>Francisco De Jesus Guajardo Lop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836647" calcext:value-type="float">
            <text:p>1836647</text:p>
          </table:table-cell>
          <table:table-cell office:value-type="string" calcext:value-type="string">
            <text:p>Antonio De Jesus Sobrevilla De Leon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876602" calcext:value-type="float">
            <text:p>1876602</text:p>
          </table:table-cell>
          <table:table-cell office:value-type="string" calcext:value-type="string">
            <text:p>Karen Anahi Vargas Cerd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032427" calcext:value-type="float">
            <text:p>2032427</text:p>
          </table:table-cell>
          <table:table-cell office:value-type="string" calcext:value-type="string">
            <text:p>Aida Lucina Charles Torre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032428" calcext:value-type="float">
            <text:p>2032428</text:p>
          </table:table-cell>
          <table:table-cell office:value-type="string" calcext:value-type="string">
            <text:p>Cesar Gerardo Briones Lop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032680" calcext:value-type="float">
            <text:p>2032680</text:p>
          </table:table-cell>
          <table:table-cell office:value-type="string" calcext:value-type="string">
            <text:p>Laura Alejandra Villalobos Monte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080331" calcext:value-type="float">
            <text:p>2080331</text:p>
          </table:table-cell>
          <table:table-cell office:value-type="string" calcext:value-type="string">
            <text:p>Braulio Miguel Hernandez Vazqu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080332" calcext:value-type="float">
            <text:p>2080332</text:p>
          </table:table-cell>
          <table:table-cell office:value-type="string" calcext:value-type="string">
            <text:p>Cecilia Nohemi Tarango Acost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080346" calcext:value-type="float">
            <text:p>2080346</text:p>
          </table:table-cell>
          <table:table-cell office:value-type="string" calcext:value-type="string">
            <text:p>Yahaira Rubi Ortiz Anguian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187683" calcext:value-type="float">
            <text:p>2187683</text:p>
          </table:table-cell>
          <table:table-cell office:value-type="string" calcext:value-type="string">
            <text:p>Lourdes Isela Bolanos Pisen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262516" calcext:value-type="float">
            <text:p>2262516</text:p>
          </table:table-cell>
          <table:table-cell office:value-type="string" calcext:value-type="string">
            <text:p>Luis Rey Lopez Bautist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262585" calcext:value-type="float">
            <text:p>2262585</text:p>
          </table:table-cell>
          <table:table-cell office:value-type="string" calcext:value-type="string">
            <text:p>Sylvia Julieta Gonzalez Muni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262867" calcext:value-type="float">
            <text:p>2262867</text:p>
          </table:table-cell>
          <table:table-cell office:value-type="string" calcext:value-type="string">
            <text:p>Luis Enrique Gutierrez Reye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343385" calcext:value-type="float">
            <text:p>2343385</text:p>
          </table:table-cell>
          <table:table-cell office:value-type="string" calcext:value-type="string">
            <text:p>Cindy Alexandra Trevino Escaren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343386" calcext:value-type="float">
            <text:p>2343386</text:p>
          </table:table-cell>
          <table:table-cell office:value-type="string" calcext:value-type="string">
            <text:p>Diego Armando Fernandez De La Fuente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343391" calcext:value-type="float">
            <text:p>2343391</text:p>
          </table:table-cell>
          <table:table-cell office:value-type="string" calcext:value-type="string">
            <text:p>Karla Elizabeth Tellez Jimen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401404" calcext:value-type="float">
            <text:p>2401404</text:p>
          </table:table-cell>
          <table:table-cell office:value-type="string" calcext:value-type="string">
            <text:p>Guillermo Javier Gonzalez Macia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401431" calcext:value-type="float">
            <text:p>2401431</text:p>
          </table:table-cell>
          <table:table-cell office:value-type="string" calcext:value-type="string">
            <text:p>Jonathan Mendoza Tapi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422571" calcext:value-type="float">
            <text:p>2422571</text:p>
          </table:table-cell>
          <table:table-cell office:value-type="string" calcext:value-type="string">
            <text:p>Belen Citlali Valerio Ponce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429776" calcext:value-type="float">
            <text:p>2429776</text:p>
          </table:table-cell>
          <table:table-cell office:value-type="string" calcext:value-type="string">
            <text:p>David Eduardo Granados Sauced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449929" calcext:value-type="float">
            <text:p>2449929</text:p>
          </table:table-cell>
          <table:table-cell office:value-type="string" calcext:value-type="string">
            <text:p>Juan Carlos Carmona Hernand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449934" calcext:value-type="float">
            <text:p>2449934</text:p>
          </table:table-cell>
          <table:table-cell office:value-type="string" calcext:value-type="string">
            <text:p>Maria Guadalupe Rodrigu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479058" calcext:value-type="float">
            <text:p>2479058</text:p>
          </table:table-cell>
          <table:table-cell office:value-type="string" calcext:value-type="string">
            <text:p>Gustavo Nathaniel Franco Tovar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479065" calcext:value-type="float">
            <text:p>2479065</text:p>
          </table:table-cell>
          <table:table-cell office:value-type="string" calcext:value-type="string">
            <text:p>Mariano Jesus Flores Ballestero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593709" calcext:value-type="float">
            <text:p>2593709</text:p>
          </table:table-cell>
          <table:table-cell office:value-type="string" calcext:value-type="string">
            <text:p>Laura Lucia Falcon Garz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593713" calcext:value-type="float">
            <text:p>2593713</text:p>
          </table:table-cell>
          <table:table-cell office:value-type="string" calcext:value-type="string">
            <text:p>Maria De Jesus Ortiz Dia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594036" calcext:value-type="float">
            <text:p>2594036</text:p>
          </table:table-cell>
          <table:table-cell office:value-type="string" calcext:value-type="string">
            <text:p>Francisco Johann Briones Zapat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616493" calcext:value-type="float">
            <text:p>2616493</text:p>
          </table:table-cell>
          <table:table-cell office:value-type="string" calcext:value-type="string">
            <text:p>Carolina Montserrat Salazar Esparz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616499" calcext:value-type="float">
            <text:p>2616499</text:p>
          </table:table-cell>
          <table:table-cell office:value-type="string" calcext:value-type="string">
            <text:p>Leonardo Rael Gonzalez Canale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646852" calcext:value-type="float">
            <text:p>2646852</text:p>
          </table:table-cell>
          <table:table-cell office:value-type="string" calcext:value-type="string">
            <text:p>Bryam Alejandro Hernandez Solan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646859" calcext:value-type="float">
            <text:p>2646859</text:p>
          </table:table-cell>
          <table:table-cell office:value-type="string" calcext:value-type="string">
            <text:p>Jesus Axel Maldonado Carcan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646871" calcext:value-type="float">
            <text:p>2646871</text:p>
          </table:table-cell>
          <table:table-cell office:value-type="string" calcext:value-type="string">
            <text:p>Carlos Medrano Garci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646883" calcext:value-type="float">
            <text:p>2646883</text:p>
          </table:table-cell>
          <table:table-cell office:value-type="string" calcext:value-type="string">
            <text:p>Jacqueline Sanchez Cru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646885" calcext:value-type="float">
            <text:p>2646885</text:p>
          </table:table-cell>
          <table:table-cell office:value-type="string" calcext:value-type="string">
            <text:p>Erandy Estefania Sanchez Galvan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682884" calcext:value-type="float">
            <text:p>2682884</text:p>
          </table:table-cell>
          <table:table-cell office:value-type="string" calcext:value-type="string">
            <text:p>Cristian Alexander Sanchez Bolano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683137" calcext:value-type="float">
            <text:p>2683137</text:p>
          </table:table-cell>
          <table:table-cell office:value-type="string" calcext:value-type="string">
            <text:p>Jorge Aram Urbina Olver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703474" calcext:value-type="float">
            <text:p>2703474</text:p>
          </table:table-cell>
          <table:table-cell office:value-type="string" calcext:value-type="string">
            <text:p>Brandon Eliud Barajas Leo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703806" calcext:value-type="float">
            <text:p>2703806</text:p>
          </table:table-cell>
          <table:table-cell office:value-type="string" calcext:value-type="string">
            <text:p>Elsa Carolina Cardona Martin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732189" calcext:value-type="float">
            <text:p>2732189</text:p>
          </table:table-cell>
          <table:table-cell office:value-type="string" calcext:value-type="string">
            <text:p>Nancy Montserrat Celestino Esquivel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732214" calcext:value-type="float">
            <text:p>2732214</text:p>
          </table:table-cell>
          <table:table-cell office:value-type="string" calcext:value-type="string">
            <text:p>Jose Fernando Najera Gonzal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732216" calcext:value-type="float">
            <text:p>2732216</text:p>
          </table:table-cell>
          <table:table-cell office:value-type="string" calcext:value-type="string">
            <text:p>Silvia Montserrath Nolasea Rodrigu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764357" calcext:value-type="float">
            <text:p>2764357</text:p>
          </table:table-cell>
          <table:table-cell office:value-type="string" calcext:value-type="string">
            <text:p>Itzel Velazquez Reye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764744" calcext:value-type="float">
            <text:p>2764744</text:p>
          </table:table-cell>
          <table:table-cell office:value-type="string" calcext:value-type="string">
            <text:p>Jessica Alexandra Rodriguez Espinos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764745" calcext:value-type="float">
            <text:p>2764745</text:p>
          </table:table-cell>
          <table:table-cell office:value-type="string" calcext:value-type="string">
            <text:p>Jocelyn Judit Torres Salazar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764746" calcext:value-type="float">
            <text:p>2764746</text:p>
          </table:table-cell>
          <table:table-cell office:value-type="string" calcext:value-type="string">
            <text:p>Jose Luis Daniel Estrada Camarill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815030" calcext:value-type="float">
            <text:p>2815030</text:p>
          </table:table-cell>
          <table:table-cell office:value-type="string" calcext:value-type="string">
            <text:p>Irvin Eduardo Loera Hernand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940514" calcext:value-type="float">
            <text:p>2940514</text:p>
          </table:table-cell>
          <table:table-cell office:value-type="string" calcext:value-type="string">
            <text:p>Ernesto Yahir Ayala Morale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940525" calcext:value-type="float">
            <text:p>2940525</text:p>
          </table:table-cell>
          <table:table-cell office:value-type="string" calcext:value-type="string">
            <text:p>Maria Luisa Juarez Moren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940528" calcext:value-type="float">
            <text:p>2940528</text:p>
          </table:table-cell>
          <table:table-cell office:value-type="string" calcext:value-type="string">
            <text:p>Paula Lizeth Martinez Medin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941979" calcext:value-type="float">
            <text:p>2941979</text:p>
          </table:table-cell>
          <table:table-cell office:value-type="string" calcext:value-type="string">
            <text:p>Jesus Angel Rodriguez Orozc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941986" calcext:value-type="float">
            <text:p>2941986</text:p>
          </table:table-cell>
          <table:table-cell office:value-type="string" calcext:value-type="string">
            <text:p>Pedro Abelardo De Jesus Coronado Mat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3001391" calcext:value-type="float">
            <text:p>3001391</text:p>
          </table:table-cell>
          <table:table-cell office:value-type="string" calcext:value-type="string">
            <text:p>Edna Denisse Gutierrez Celay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3026348" calcext:value-type="float">
            <text:p>3026348</text:p>
          </table:table-cell>
          <table:table-cell office:value-type="string" calcext:value-type="string">
            <text:p>Jorge Osvaldo Rodriguez Gonzal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045883" calcext:value-type="float">
            <text:p>1045883</text:p>
          </table:table-cell>
          <table:table-cell office:value-type="string" calcext:value-type="string">
            <text:p>Gustavo Perales Vazqu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048496" calcext:value-type="float">
            <text:p>1048496</text:p>
          </table:table-cell>
          <table:table-cell office:value-type="string" calcext:value-type="string">
            <text:p>Jaime Humberto Renteria Per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048512" calcext:value-type="float">
            <text:p>1048512</text:p>
          </table:table-cell>
          <table:table-cell office:value-type="string" calcext:value-type="string">
            <text:p>Viririana Yaneth Vidales Gonzal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462441" calcext:value-type="float">
            <text:p>1462441</text:p>
          </table:table-cell>
          <table:table-cell office:value-type="string" calcext:value-type="string">
            <text:p>Martha Imelda Calderon Sotel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560448" calcext:value-type="float">
            <text:p>1560448</text:p>
          </table:table-cell>
          <table:table-cell office:value-type="string" calcext:value-type="string">
            <text:p>Rafael Rodriguez Cuellar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595369" calcext:value-type="float">
            <text:p>1595369</text:p>
          </table:table-cell>
          <table:table-cell office:value-type="string" calcext:value-type="string">
            <text:p>Efrain Zamarron Jimen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621386" calcext:value-type="float">
            <text:p>1621386</text:p>
          </table:table-cell>
          <table:table-cell office:value-type="string" calcext:value-type="string">
            <text:p>Areli Yohana Rocha Cru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668374" calcext:value-type="float">
            <text:p>1668374</text:p>
          </table:table-cell>
          <table:table-cell office:value-type="string" calcext:value-type="string">
            <text:p>Gricelda Iveth Elorza Corte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675185" calcext:value-type="float">
            <text:p>1675185</text:p>
          </table:table-cell>
          <table:table-cell office:value-type="string" calcext:value-type="string">
            <text:p>Hector Hugo Garcia Amezcu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796922" calcext:value-type="float">
            <text:p>1796922</text:p>
          </table:table-cell>
          <table:table-cell office:value-type="string" calcext:value-type="string">
            <text:p>Alba Lorena Cervantes Padron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820637" calcext:value-type="float">
            <text:p>1820637</text:p>
          </table:table-cell>
          <table:table-cell office:value-type="string" calcext:value-type="string">
            <text:p>Joel Abraham Hernandez Calzad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1959178" calcext:value-type="float">
            <text:p>1959178</text:p>
          </table:table-cell>
          <table:table-cell office:value-type="string" calcext:value-type="string">
            <text:p>Carlos Alfredo Aboytes Flore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040532" calcext:value-type="float">
            <text:p>2040532</text:p>
          </table:table-cell>
          <table:table-cell office:value-type="string" calcext:value-type="string">
            <text:p>Cristina Elizabeth Rocha Trej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535325" calcext:value-type="float">
            <text:p>2535325</text:p>
          </table:table-cell>
          <table:table-cell office:value-type="string" calcext:value-type="string">
            <text:p>America Sugeith Macias Moru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535329" calcext:value-type="float">
            <text:p>2535329</text:p>
          </table:table-cell>
          <table:table-cell office:value-type="string" calcext:value-type="string">
            <text:p>Cynthia Berenice Estrada Garay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544110" calcext:value-type="float">
            <text:p>2544110</text:p>
          </table:table-cell>
          <table:table-cell office:value-type="string" calcext:value-type="string">
            <text:p>Luis Enrique Garcia Hernand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544112" calcext:value-type="float">
            <text:p>2544112</text:p>
          </table:table-cell>
          <table:table-cell office:value-type="string" calcext:value-type="string">
            <text:p>Maritza Elizabeth Perez Torre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609416" calcext:value-type="float">
            <text:p>2609416</text:p>
          </table:table-cell>
          <table:table-cell office:value-type="string" calcext:value-type="string">
            <text:p>Jose Martin Villasana Carrer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609417" calcext:value-type="float">
            <text:p>2609417</text:p>
          </table:table-cell>
          <table:table-cell office:value-type="string" calcext:value-type="string">
            <text:p>Maricela Edith Diaz Rui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631467" calcext:value-type="float">
            <text:p>2631467</text:p>
          </table:table-cell>
          <table:table-cell office:value-type="string" calcext:value-type="string">
            <text:p>Gillian Nohemi Moreno Cerd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675923" calcext:value-type="float">
            <text:p>2675923</text:p>
          </table:table-cell>
          <table:table-cell office:value-type="string" calcext:value-type="string">
            <text:p>Erick Gustavo Canizales Garci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675929" calcext:value-type="float">
            <text:p>2675929</text:p>
          </table:table-cell>
          <table:table-cell office:value-type="string" calcext:value-type="string">
            <text:p>Victor Octavio Garcia Egui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675953" calcext:value-type="float">
            <text:p>2675953</text:p>
          </table:table-cell>
          <table:table-cell office:value-type="string" calcext:value-type="string">
            <text:p>Alfredo Urdapilleta Cedill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696175" calcext:value-type="float">
            <text:p>2696175</text:p>
          </table:table-cell>
          <table:table-cell office:value-type="string" calcext:value-type="string">
            <text:p>Saila Airam Flores Cardon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696468" calcext:value-type="float">
            <text:p>2696468</text:p>
          </table:table-cell>
          <table:table-cell office:value-type="string" calcext:value-type="string">
            <text:p>Jesus Francisco Cazares Castr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696475" calcext:value-type="float">
            <text:p>2696475</text:p>
          </table:table-cell>
          <table:table-cell office:value-type="string" calcext:value-type="string">
            <text:p>Cynthia Michel Guerrero Quiro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696484" calcext:value-type="float">
            <text:p>2696484</text:p>
          </table:table-cell>
          <table:table-cell office:value-type="string" calcext:value-type="string">
            <text:p>Leonardo Ortiz Rui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717276" calcext:value-type="float">
            <text:p>2717276</text:p>
          </table:table-cell>
          <table:table-cell office:value-type="string" calcext:value-type="string">
            <text:p>Zuri Vanessa Yesaris Castro Martin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717407" calcext:value-type="float">
            <text:p>2717407</text:p>
          </table:table-cell>
          <table:table-cell office:value-type="string" calcext:value-type="string">
            <text:p>Erick De Jesus Rescendiz Reye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717713" calcext:value-type="float">
            <text:p>2717713</text:p>
          </table:table-cell>
          <table:table-cell office:value-type="string" calcext:value-type="string">
            <text:p>Roman Daniel Montemayor Vazqu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771503" calcext:value-type="float">
            <text:p>2771503</text:p>
          </table:table-cell>
          <table:table-cell office:value-type="string" calcext:value-type="string">
            <text:p>Valeria Carolina Rodriguez Muno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799645" calcext:value-type="float">
            <text:p>2799645</text:p>
          </table:table-cell>
          <table:table-cell office:value-type="string" calcext:value-type="string">
            <text:p>Lourdes Azucena Martinez Guevar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830303" calcext:value-type="float">
            <text:p>2830303</text:p>
          </table:table-cell>
          <table:table-cell office:value-type="string" calcext:value-type="string">
            <text:p>Dayra Yulixia Rangel Cur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843918" calcext:value-type="float">
            <text:p>2843918</text:p>
          </table:table-cell>
          <table:table-cell office:value-type="string" calcext:value-type="string">
            <text:p>Melanie Marlene Rodriguez Escobed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843919" calcext:value-type="float">
            <text:p>2843919</text:p>
          </table:table-cell>
          <table:table-cell office:value-type="string" calcext:value-type="string">
            <text:p>Oralia Abigail Morales Lop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844173" calcext:value-type="float">
            <text:p>2844173</text:p>
          </table:table-cell>
          <table:table-cell office:value-type="string" calcext:value-type="string">
            <text:p>Jessica Jazmin Hernandez Tam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844177" calcext:value-type="float">
            <text:p>2844177</text:p>
          </table:table-cell>
          <table:table-cell office:value-type="string" calcext:value-type="string">
            <text:p>Luisa Fernanda Borjas Moren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875767" calcext:value-type="float">
            <text:p>2875767</text:p>
          </table:table-cell>
          <table:table-cell office:value-type="string" calcext:value-type="string">
            <text:p>Claudia Mancilla Lop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875973" calcext:value-type="float">
            <text:p>2875973</text:p>
          </table:table-cell>
          <table:table-cell office:value-type="string" calcext:value-type="string">
            <text:p>Leticia Nieto Morgad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915460" calcext:value-type="float">
            <text:p>2915460</text:p>
          </table:table-cell>
          <table:table-cell office:value-type="string" calcext:value-type="string">
            <text:p>Francisco Adrian Perez Buen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915461" calcext:value-type="float">
            <text:p>2915461</text:p>
          </table:table-cell>
          <table:table-cell office:value-type="string" calcext:value-type="string">
            <text:p>Irene Adriana Hernandez Sala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915559" calcext:value-type="float">
            <text:p>2915559</text:p>
          </table:table-cell>
          <table:table-cell office:value-type="string" calcext:value-type="string">
            <text:p>Oziel Trevino De Lun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915808" calcext:value-type="float">
            <text:p>2915808</text:p>
          </table:table-cell>
          <table:table-cell office:value-type="string" calcext:value-type="string">
            <text:p>Alvaro Jonathan Anthony Zendejas Morale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915811" calcext:value-type="float">
            <text:p>2915811</text:p>
          </table:table-cell>
          <table:table-cell office:value-type="string" calcext:value-type="string">
            <text:p>Elian Saul Gonzalez Rued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915812" calcext:value-type="float">
            <text:p>2915812</text:p>
          </table:table-cell>
          <table:table-cell office:value-type="string" calcext:value-type="string">
            <text:p>Ivan Alejandro Rodriguez Martin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915815" calcext:value-type="float">
            <text:p>2915815</text:p>
          </table:table-cell>
          <table:table-cell office:value-type="string" calcext:value-type="string">
            <text:p>Lilia Citlali Torre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915819" calcext:value-type="float">
            <text:p>2915819</text:p>
          </table:table-cell>
          <table:table-cell office:value-type="string" calcext:value-type="string">
            <text:p>Melisa Guadalupe Sanchez Zamarron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915820" calcext:value-type="float">
            <text:p>2915820</text:p>
          </table:table-cell>
          <table:table-cell office:value-type="string" calcext:value-type="string">
            <text:p>Sergio Diaz Meji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948753" calcext:value-type="float">
            <text:p>2948753</text:p>
          </table:table-cell>
          <table:table-cell office:value-type="string" calcext:value-type="string">
            <text:p>Ricardo Alberto Aranda Orti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948755" calcext:value-type="float">
            <text:p>2948755</text:p>
          </table:table-cell>
          <table:table-cell office:value-type="string" calcext:value-type="string">
            <text:p>Stephanie Raquel Hernandez Gom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949089" calcext:value-type="float">
            <text:p>2949089</text:p>
          </table:table-cell>
          <table:table-cell office:value-type="string" calcext:value-type="string">
            <text:p>Ana Lizbeth Rodriguez Mendoz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993764" calcext:value-type="float">
            <text:p>2993764</text:p>
          </table:table-cell>
          <table:table-cell office:value-type="string" calcext:value-type="string">
            <text:p>Andrea Miroslava Vega Resendi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993766" calcext:value-type="float">
            <text:p>2993766</text:p>
          </table:table-cell>
          <table:table-cell office:value-type="string" calcext:value-type="string">
            <text:p>Angel Arturo Porras Herrer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993774" calcext:value-type="float">
            <text:p>2993774</text:p>
          </table:table-cell>
          <table:table-cell office:value-type="string" calcext:value-type="string">
            <text:p>Jhoery Samaney Garcia Garci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993783" calcext:value-type="float">
            <text:p>2993783</text:p>
          </table:table-cell>
          <table:table-cell office:value-type="string" calcext:value-type="string">
            <text:p>Vanessa Martinez Granado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996141" calcext:value-type="float">
            <text:p>2996141</text:p>
          </table:table-cell>
          <table:table-cell office:value-type="string" calcext:value-type="string">
            <text:p>Ernesto Almaguer Contreras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3052096" calcext:value-type="float">
            <text:p>3052096</text:p>
          </table:table-cell>
          <table:table-cell office:value-type="string" calcext:value-type="string">
            <text:p>Xochitl Aide Martinez Castill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3052386" calcext:value-type="float">
            <text:p>3052386</text:p>
          </table:table-cell>
          <table:table-cell office:value-type="string" calcext:value-type="string">
            <text:p>Edson Djhorcaef Rodriguez Hernand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3052391" calcext:value-type="float">
            <text:p>3052391</text:p>
          </table:table-cell>
          <table:table-cell office:value-type="string" calcext:value-type="string">
            <text:p>Manuel Gustavo Reyna Lun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3052393" calcext:value-type="float">
            <text:p>3052393</text:p>
          </table:table-cell>
          <table:table-cell office:value-type="string" calcext:value-type="string">
            <text:p>Monica Yamile Avalos Fernand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3070716" calcext:value-type="float">
            <text:p>3070716</text:p>
          </table:table-cell>
          <table:table-cell office:value-type="string" calcext:value-type="string">
            <text:p>Denisse Matilde Cruz Cort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3070730" calcext:value-type="float">
            <text:p>3070730</text:p>
          </table:table-cell>
          <table:table-cell office:value-type="string" calcext:value-type="string">
            <text:p>Sara De Lourdes Torres Hernand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3116747" calcext:value-type="float">
            <text:p>3116747</text:p>
          </table:table-cell>
          <table:table-cell office:value-type="string" calcext:value-type="string">
            <text:p>Aishly Lizeth Rodriguez Gam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3116753" calcext:value-type="float">
            <text:p>3116753</text:p>
          </table:table-cell>
          <table:table-cell office:value-type="string" calcext:value-type="string">
            <text:p>Cesar Abrahan Esquivel Padilla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3116754" calcext:value-type="float">
            <text:p>3116754</text:p>
          </table:table-cell>
          <table:table-cell office:value-type="string" calcext:value-type="string">
            <text:p>Dulce Maria De Jesus Gerardo Pachec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3116757" calcext:value-type="float">
            <text:p>3116757</text:p>
          </table:table-cell>
          <table:table-cell office:value-type="string" calcext:value-type="string">
            <text:p>Luis Diego Alberto Mendez Rodriguez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780376" calcext:value-type="float">
            <text:p>2780376</text:p>
          </table:table-cell>
          <table:table-cell office:value-type="string" calcext:value-type="string">
            <text:p>Veronica Guadalupe Damian Mexican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  <table:table-row table:style-name="ro1">
          <table:table-cell office:value-type="float" office:value="2780943" calcext:value-type="float">
            <text:p>2780943</text:p>
          </table:table-cell>
          <table:table-cell office:value-type="string" calcext:value-type="string">
            <text:p>Damian Velasco Alejo</text:p>
          </table:table-cell>
          <table:table-cell office:value-type="string" calcext:value-type="string">
            <text:p>HTG MTY</text:p>
          </table:table-cell>
          <table:table-cell office:value-type="string" calcext:value-type="string">
            <text:p>GM Financial</text:p>
          </table:table-cell>
          <table:table-cell office:value-type="string" calcext:value-type="string">
            <text:p>TPMXN Universidad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 style:data-style-name="N2" text:time-value="17:49:20.79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6:10:12.214000000</meta:creation-date>
    <dc:date>2019-11-29T16:48:53.280000000</dc:date>
    <meta:editing-duration>PT1H48M59S</meta:editing-duration>
    <meta:editing-cycles>10</meta:editing-cycles>
    <meta:generator>Neat_Office/6.2.8.2$Windows_x86 LibreOffice_project/</meta:generator>
    <meta:document-statistic meta:table-count="5" meta:cell-count="5234" meta:object-count="0"/>
  </office:meta>
</office:document-meta>
</file>